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 manifest:media-type="application/vnd.sun.xml.ui.configuration"/>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38" style:family="table">
      <style:table-properties style:width="6.925in" table:align="margins"/>
    </style:style>
    <style:style style:name="Table38.A" style:family="table-column">
      <style:table-column-properties style:column-width="6.1556in" style:rel-column-width="58251*"/>
    </style:style>
    <style:style style:name="Table38.B" style:family="table-column">
      <style:table-column-properties style:column-width="0.7694in" style:rel-column-width="7284*"/>
    </style:style>
    <style:style style:name="Table38.A1" style:family="table-cell">
      <style:table-cell-properties style:vertical-align="middle" fo:padding="0.0382in" fo:border="none"/>
    </style:style>
    <style:style style:name="Table39" style:family="table">
      <style:table-properties style:width="6.925in" table:align="margins"/>
    </style:style>
    <style:style style:name="Table39.A" style:family="table-column">
      <style:table-column-properties style:column-width="6.1556in" style:rel-column-width="58251*"/>
    </style:style>
    <style:style style:name="Table39.B" style:family="table-column">
      <style:table-column-properties style:column-width="0.7694in" style:rel-column-width="7284*"/>
    </style:style>
    <style:style style:name="Table39.A1" style:family="table-cell">
      <style:table-cell-properties style:vertical-align="middle" fo:padding="0.0382in" fo:border="none"/>
    </style:style>
    <style:style style:name="Table40" style:family="table">
      <style:table-properties style:width="6.925in" table:align="margins"/>
    </style:style>
    <style:style style:name="Table40.A" style:family="table-column">
      <style:table-column-properties style:column-width="6.1556in" style:rel-column-width="58251*"/>
    </style:style>
    <style:style style:name="Table40.B" style:family="table-column">
      <style:table-column-properties style:column-width="0.7694in" style:rel-column-width="7284*"/>
    </style:style>
    <style:style style:name="Table40.A1" style:family="table-cell">
      <style:table-cell-properties style:vertical-align="middle" fo:padding="0.0382in" fo:border="none"/>
    </style:style>
    <style:style style:name="Table41" style:family="table">
      <style:table-properties style:width="6.925in" table:align="margins"/>
    </style:style>
    <style:style style:name="Table41.A" style:family="table-column">
      <style:table-column-properties style:column-width="6.1556in" style:rel-column-width="58251*"/>
    </style:style>
    <style:style style:name="Table41.B" style:family="table-column">
      <style:table-column-properties style:column-width="0.7694in" style:rel-column-width="7284*"/>
    </style:style>
    <style:style style:name="Table41.A1" style:family="table-cell">
      <style:table-cell-properties style:vertical-align="middle" fo:padding="0.0382in" fo:border="none"/>
    </style:style>
    <style:style style:name="Table42" style:family="table">
      <style:table-properties style:width="6.925in" table:align="margins"/>
    </style:style>
    <style:style style:name="Table42.A" style:family="table-column">
      <style:table-column-properties style:column-width="6.1556in" style:rel-column-width="58251*"/>
    </style:style>
    <style:style style:name="Table42.B" style:family="table-column">
      <style:table-column-properties style:column-width="0.7694in" style:rel-column-width="7284*"/>
    </style:style>
    <style:style style:name="Table42.A1" style:family="table-cell">
      <style:table-cell-properties style:vertical-align="middle" fo:padding="0.0382in" fo:border="none"/>
    </style:style>
    <style:style style:name="Table43" style:family="table">
      <style:table-properties style:width="6.925in" table:align="margins"/>
    </style:style>
    <style:style style:name="Table43.A" style:family="table-column">
      <style:table-column-properties style:column-width="6.1556in" style:rel-column-width="58251*"/>
    </style:style>
    <style:style style:name="Table43.B" style:family="table-column">
      <style:table-column-properties style:column-width="0.7694in" style:rel-column-width="7284*"/>
    </style:style>
    <style:style style:name="Table43.A1" style:family="table-cell">
      <style:table-cell-properties style:vertical-align="middle" fo:padding="0.0382in" fo:border="none"/>
    </style:style>
    <style:style style:name="Table44" style:family="table">
      <style:table-properties style:width="6.925in" table:align="margins"/>
    </style:style>
    <style:style style:name="Table44.A" style:family="table-column">
      <style:table-column-properties style:column-width="6.1556in" style:rel-column-width="58251*"/>
    </style:style>
    <style:style style:name="Table44.B" style:family="table-column">
      <style:table-column-properties style:column-width="0.7694in" style:rel-column-width="7284*"/>
    </style:style>
    <style:style style:name="Table44.A1" style:family="table-cell">
      <style:table-cell-properties style:vertical-align="middle" fo:padding="0.0382in" fo:border="none"/>
    </style:style>
    <style:style style:name="Table45" style:family="table">
      <style:table-properties style:width="6.925in" table:align="margins"/>
    </style:style>
    <style:style style:name="Table45.A" style:family="table-column">
      <style:table-column-properties style:column-width="6.1556in" style:rel-column-width="58251*"/>
    </style:style>
    <style:style style:name="Table45.B" style:family="table-column">
      <style:table-column-properties style:column-width="0.7694in" style:rel-column-width="7284*"/>
    </style:style>
    <style:style style:name="Table45.A1" style:family="table-cell">
      <style:table-cell-properties style:vertical-align="middle" fo:padding="0.0382in" fo:border="none"/>
    </style:style>
    <style:style style:name="Table46" style:family="table">
      <style:table-properties style:width="6.925in" table:align="margins"/>
    </style:style>
    <style:style style:name="Table46.A" style:family="table-column">
      <style:table-column-properties style:column-width="6.1556in" style:rel-column-width="58251*"/>
    </style:style>
    <style:style style:name="Table46.B" style:family="table-column">
      <style:table-column-properties style:column-width="0.7694in" style:rel-column-width="7284*"/>
    </style:style>
    <style:style style:name="Table46.A1" style:family="table-cell">
      <style:table-cell-properties style:vertical-align="middle" fo:padding="0.0382in" fo:border="none"/>
    </style:style>
    <style:style style:name="Table47" style:family="table">
      <style:table-properties style:width="6.925in" table:align="margins"/>
    </style:style>
    <style:style style:name="Table47.A" style:family="table-column">
      <style:table-column-properties style:column-width="6.1556in" style:rel-column-width="58251*"/>
    </style:style>
    <style:style style:name="Table47.B" style:family="table-column">
      <style:table-column-properties style:column-width="0.7694in" style:rel-column-width="7284*"/>
    </style:style>
    <style:style style:name="Table47.A1" style:family="table-cell">
      <style:table-cell-properties style:vertical-align="middle" fo:padding="0.0382in" fo:border="none"/>
    </style:style>
    <style:style style:name="Table48" style:family="table">
      <style:table-properties style:width="6.925in" table:align="margins"/>
    </style:style>
    <style:style style:name="Table48.A" style:family="table-column">
      <style:table-column-properties style:column-width="6.1556in" style:rel-column-width="58251*"/>
    </style:style>
    <style:style style:name="Table48.B" style:family="table-column">
      <style:table-column-properties style:column-width="0.7694in" style:rel-column-width="7284*"/>
    </style:style>
    <style:style style:name="Table48.A1" style:family="table-cell">
      <style:table-cell-properties style:vertical-align="middle" fo:padding="0.0382in" fo:border="none"/>
    </style:style>
    <style:style style:name="Table49" style:family="table">
      <style:table-properties style:width="6.925in" table:align="margins"/>
    </style:style>
    <style:style style:name="Table49.A" style:family="table-column">
      <style:table-column-properties style:column-width="6.1556in" style:rel-column-width="58251*"/>
    </style:style>
    <style:style style:name="Table49.B" style:family="table-column">
      <style:table-column-properties style:column-width="0.7694in" style:rel-column-width="7284*"/>
    </style:style>
    <style:style style:name="Table49.A1" style:family="table-cell">
      <style:table-cell-properties style:vertical-align="middle" fo:padding="0.0382in" fo:border="none"/>
    </style:style>
    <style:style style:name="Table50" style:family="table">
      <style:table-properties style:width="6.925in" table:align="margins"/>
    </style:style>
    <style:style style:name="Table50.A" style:family="table-column">
      <style:table-column-properties style:column-width="6.1556in" style:rel-column-width="58251*"/>
    </style:style>
    <style:style style:name="Table50.B" style:family="table-column">
      <style:table-column-properties style:column-width="0.7694in" style:rel-column-width="7284*"/>
    </style:style>
    <style:style style:name="Table50.A1" style:family="table-cell">
      <style:table-cell-properties style:vertical-align="middle" fo:padding="0.0382in" fo:border="none"/>
    </style:style>
    <style:style style:name="Table51" style:family="table">
      <style:table-properties style:width="6.925in" table:align="margins"/>
    </style:style>
    <style:style style:name="Table51.A" style:family="table-column">
      <style:table-column-properties style:column-width="6.1556in" style:rel-column-width="58251*"/>
    </style:style>
    <style:style style:name="Table51.B" style:family="table-column">
      <style:table-column-properties style:column-width="0.7694in" style:rel-column-width="7284*"/>
    </style:style>
    <style:style style:name="Table51.A1" style:family="table-cell">
      <style:table-cell-properties style:vertical-align="middle" fo:padding="0.0382in" fo:border="none"/>
    </style:style>
    <style:style style:name="Table52" style:family="table">
      <style:table-properties style:width="6.925in" table:align="margins"/>
    </style:style>
    <style:style style:name="Table52.A" style:family="table-column">
      <style:table-column-properties style:column-width="6.1556in" style:rel-column-width="58251*"/>
    </style:style>
    <style:style style:name="Table52.B" style:family="table-column">
      <style:table-column-properties style:column-width="0.7694in" style:rel-column-width="7284*"/>
    </style:style>
    <style:style style:name="Table52.A1" style:family="table-cell">
      <style:table-cell-properties style:vertical-align="middle" fo:padding="0.0382in" fo:border="none"/>
    </style:style>
    <style:style style:name="Table53" style:family="table">
      <style:table-properties style:width="6.925in" table:align="margins"/>
    </style:style>
    <style:style style:name="Table53.A" style:family="table-column">
      <style:table-column-properties style:column-width="6.1556in" style:rel-column-width="58251*"/>
    </style:style>
    <style:style style:name="Table53.B" style:family="table-column">
      <style:table-column-properties style:column-width="0.7694in" style:rel-column-width="7284*"/>
    </style:style>
    <style:style style:name="Table53.A1" style:family="table-cell">
      <style:table-cell-properties style:vertical-align="middle" fo:padding="0.0382in" fo:border="none"/>
    </style:style>
    <style:style style:name="Table54" style:family="table">
      <style:table-properties style:width="6.925in" table:align="margins"/>
    </style:style>
    <style:style style:name="Table54.A" style:family="table-column">
      <style:table-column-properties style:column-width="6.1556in" style:rel-column-width="58251*"/>
    </style:style>
    <style:style style:name="Table54.B" style:family="table-column">
      <style:table-column-properties style:column-width="0.7694in" style:rel-column-width="7284*"/>
    </style:style>
    <style:style style:name="Table54.A1" style:family="table-cell">
      <style:table-cell-properties style:vertical-align="middle" fo:padding="0.0382in" fo:border="none"/>
    </style:style>
    <style:style style:name="Table55" style:family="table">
      <style:table-properties style:width="6.925in" table:align="margins"/>
    </style:style>
    <style:style style:name="Table55.A" style:family="table-column">
      <style:table-column-properties style:column-width="6.1556in" style:rel-column-width="58251*"/>
    </style:style>
    <style:style style:name="Table55.B" style:family="table-column">
      <style:table-column-properties style:column-width="0.7694in" style:rel-column-width="7284*"/>
    </style:style>
    <style:style style:name="Table55.A1" style:family="table-cell">
      <style:table-cell-properties style:vertical-align="middle" fo:padding="0.0382in" fo:border="none"/>
    </style:style>
    <style:style style:name="Table56" style:family="table">
      <style:table-properties style:width="6.925in" table:align="margins"/>
    </style:style>
    <style:style style:name="Table56.A" style:family="table-column">
      <style:table-column-properties style:column-width="6.1556in" style:rel-column-width="58251*"/>
    </style:style>
    <style:style style:name="Table56.B" style:family="table-column">
      <style:table-column-properties style:column-width="0.7694in" style:rel-column-width="7284*"/>
    </style:style>
    <style:style style:name="Table56.A1" style:family="table-cell">
      <style:table-cell-properties style:vertical-align="middle" fo:padding="0.0382in" fo:border="none"/>
    </style:style>
    <style:style style:name="Table57" style:family="table">
      <style:table-properties style:width="6.925in" table:align="margins"/>
    </style:style>
    <style:style style:name="Table57.A" style:family="table-column">
      <style:table-column-properties style:column-width="6.1556in" style:rel-column-width="58251*"/>
    </style:style>
    <style:style style:name="Table57.B" style:family="table-column">
      <style:table-column-properties style:column-width="0.7694in" style:rel-column-width="7284*"/>
    </style:style>
    <style:style style:name="Table57.A1" style:family="table-cell">
      <style:table-cell-properties style:vertical-align="middle" fo:padding="0.0382in" fo:border="none"/>
    </style:style>
    <style:style style:name="Table58" style:family="table">
      <style:table-properties style:width="6.925in" table:align="margins"/>
    </style:style>
    <style:style style:name="Table58.A" style:family="table-column">
      <style:table-column-properties style:column-width="6.1556in" style:rel-column-width="58251*"/>
    </style:style>
    <style:style style:name="Table58.B" style:family="table-column">
      <style:table-column-properties style:column-width="0.7694in" style:rel-column-width="7284*"/>
    </style:style>
    <style:style style:name="Table58.A1" style:family="table-cell">
      <style:table-cell-properties style:vertical-align="middle" fo:padding="0.0382in" fo:border="none"/>
    </style:style>
    <style:style style:name="Table59" style:family="table">
      <style:table-properties style:width="6.925in" table:align="margins"/>
    </style:style>
    <style:style style:name="Table59.A" style:family="table-column">
      <style:table-column-properties style:column-width="6.1556in" style:rel-column-width="58251*"/>
    </style:style>
    <style:style style:name="Table59.B" style:family="table-column">
      <style:table-column-properties style:column-width="0.7694in" style:rel-column-width="7284*"/>
    </style:style>
    <style:style style:name="Table59.A1" style:family="table-cell">
      <style:table-cell-properties style:vertical-align="middle" fo:padding="0.0382in" fo:border="none"/>
    </style:style>
    <style:style style:name="Table60" style:family="table">
      <style:table-properties style:width="6.925in" table:align="margins"/>
    </style:style>
    <style:style style:name="Table60.A" style:family="table-column">
      <style:table-column-properties style:column-width="6.1556in" style:rel-column-width="58251*"/>
    </style:style>
    <style:style style:name="Table60.B" style:family="table-column">
      <style:table-column-properties style:column-width="0.7694in" style:rel-column-width="7284*"/>
    </style:style>
    <style:style style:name="Table60.A1" style:family="table-cell">
      <style:table-cell-properties style:vertical-align="middle" fo:padding="0.0382in" fo:border="non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24bf86" style:font-weight-asian="bold" style:font-weight-complex="bold"/>
    </style:style>
    <style:style style:name="P3" style:family="paragraph" style:parent-style-name="Standard">
      <style:text-properties fo:font-weight="bold" officeooo:paragraph-rsid="00370d43" style:font-weight-asian="bold" style:font-weight-complex="bold"/>
    </style:style>
    <style:style style:name="P4" style:family="paragraph" style:parent-style-name="Standard">
      <style:text-properties fo:font-weight="bold" officeooo:paragraph-rsid="003d4048" style:font-weight-asian="bold" style:font-weight-complex="bold"/>
    </style:style>
    <style:style style:name="P5" style:family="paragraph" style:parent-style-name="Standard">
      <style:text-properties fo:font-weight="bold" officeooo:paragraph-rsid="003b6ff7" style:font-weight-asian="bold" style:font-weight-complex="bold"/>
    </style:style>
    <style:style style:name="P6" style:family="paragraph" style:parent-style-name="Standard">
      <style:text-properties officeooo:paragraph-rsid="001f3d56"/>
    </style:style>
    <style:style style:name="P7" style:family="paragraph" style:parent-style-name="Standard">
      <style:text-properties officeooo:rsid="001f3d56" officeooo:paragraph-rsid="001f3d56"/>
    </style:style>
    <style:style style:name="P8" style:family="paragraph" style:parent-style-name="Standard">
      <style:text-properties officeooo:paragraph-rsid="001f8937"/>
    </style:style>
    <style:style style:name="P9" style:family="paragraph" style:parent-style-name="Standard">
      <style:text-properties officeooo:rsid="001f8937" officeooo:paragraph-rsid="001f8937"/>
    </style:style>
    <style:style style:name="P10" style:family="paragraph" style:parent-style-name="Standard">
      <style:text-properties officeooo:paragraph-rsid="0021c692"/>
    </style:style>
    <style:style style:name="P11" style:family="paragraph" style:parent-style-name="Standard">
      <style:text-properties officeooo:rsid="0021c692" officeooo:paragraph-rsid="0021c692"/>
    </style:style>
    <style:style style:name="P12" style:family="paragraph" style:parent-style-name="Standard">
      <style:text-properties officeooo:paragraph-rsid="0024bf86"/>
    </style:style>
    <style:style style:name="P13" style:family="paragraph" style:parent-style-name="Standard">
      <style:text-properties officeooo:rsid="0024bf86" officeooo:paragraph-rsid="0024bf86"/>
    </style:style>
    <style:style style:name="P14" style:family="paragraph" style:parent-style-name="Standard">
      <style:text-properties officeooo:rsid="002581be" officeooo:paragraph-rsid="0024bf86"/>
    </style:style>
    <style:style style:name="P15" style:family="paragraph" style:parent-style-name="Standard">
      <style:text-properties officeooo:rsid="002581be" officeooo:paragraph-rsid="002581be"/>
    </style:style>
    <style:style style:name="P16" style:family="paragraph" style:parent-style-name="Standard">
      <style:text-properties officeooo:paragraph-rsid="002581be"/>
    </style:style>
    <style:style style:name="P17" style:family="paragraph" style:parent-style-name="Standard">
      <style:text-properties officeooo:rsid="00262151" officeooo:paragraph-rsid="00262151"/>
    </style:style>
    <style:style style:name="P18" style:family="paragraph" style:parent-style-name="Standard">
      <style:text-properties officeooo:paragraph-rsid="00296a95"/>
    </style:style>
    <style:style style:name="P19" style:family="paragraph" style:parent-style-name="Standard">
      <style:text-properties officeooo:rsid="00296a95" officeooo:paragraph-rsid="00296a95"/>
    </style:style>
    <style:style style:name="P20" style:family="paragraph" style:parent-style-name="Standard">
      <style:text-properties officeooo:paragraph-rsid="002a707c"/>
    </style:style>
    <style:style style:name="P21" style:family="paragraph" style:parent-style-name="Standard">
      <style:text-properties officeooo:rsid="002a707c" officeooo:paragraph-rsid="002a707c"/>
    </style:style>
    <style:style style:name="P22" style:family="paragraph" style:parent-style-name="Standard">
      <style:text-properties officeooo:paragraph-rsid="002ce12f"/>
    </style:style>
    <style:style style:name="P23" style:family="paragraph" style:parent-style-name="Standard">
      <style:text-properties officeooo:rsid="002ce12f" officeooo:paragraph-rsid="002ce12f"/>
    </style:style>
    <style:style style:name="P24" style:family="paragraph" style:parent-style-name="Standard">
      <style:text-properties officeooo:paragraph-rsid="002e80fe"/>
    </style:style>
    <style:style style:name="P25" style:family="paragraph" style:parent-style-name="Standard">
      <style:text-properties officeooo:rsid="002e80fe" officeooo:paragraph-rsid="002e80fe"/>
    </style:style>
    <style:style style:name="P26" style:family="paragraph" style:parent-style-name="Standard">
      <style:text-properties officeooo:paragraph-rsid="00304a7c"/>
    </style:style>
    <style:style style:name="P27" style:family="paragraph" style:parent-style-name="Standard">
      <style:text-properties officeooo:rsid="00304a7c" officeooo:paragraph-rsid="00304a7c"/>
    </style:style>
    <style:style style:name="P28" style:family="paragraph" style:parent-style-name="Standard">
      <style:text-properties officeooo:paragraph-rsid="003209ba"/>
    </style:style>
    <style:style style:name="P29" style:family="paragraph" style:parent-style-name="Standard">
      <style:text-properties officeooo:paragraph-rsid="0035815d"/>
    </style:style>
    <style:style style:name="P30" style:family="paragraph" style:parent-style-name="Standard">
      <style:text-properties officeooo:paragraph-rsid="00370d43"/>
    </style:style>
    <style:style style:name="P31" style:family="paragraph" style:parent-style-name="Standard">
      <style:text-properties officeooo:paragraph-rsid="003b6ff7"/>
    </style:style>
    <style:style style:name="P32" style:family="paragraph" style:parent-style-name="Standard">
      <style:text-properties officeooo:rsid="003b6ff7" officeooo:paragraph-rsid="003b6ff7"/>
    </style:style>
    <style:style style:name="P33" style:family="paragraph" style:parent-style-name="Standard">
      <style:text-properties officeooo:paragraph-rsid="003ca19c"/>
    </style:style>
    <style:style style:name="P34" style:family="paragraph" style:parent-style-name="Standard">
      <style:text-properties officeooo:rsid="003ca19c" officeooo:paragraph-rsid="003ca19c"/>
    </style:style>
    <style:style style:name="P35" style:family="paragraph" style:parent-style-name="Standard">
      <style:text-properties officeooo:paragraph-rsid="003d4048"/>
    </style:style>
    <style:style style:name="P36" style:family="paragraph" style:parent-style-name="Standard">
      <style:text-properties officeooo:rsid="003d4048" officeooo:paragraph-rsid="003d4048"/>
    </style:style>
    <style:style style:name="P37" style:family="paragraph" style:parent-style-name="Standard">
      <style:text-properties officeooo:paragraph-rsid="003d4ca0"/>
    </style:style>
    <style:style style:name="P38" style:family="paragraph" style:parent-style-name="Standard">
      <style:text-properties officeooo:paragraph-rsid="003eb4d4"/>
    </style:style>
    <style:style style:name="P39" style:family="paragraph" style:parent-style-name="Standard">
      <style:text-properties officeooo:rsid="003eb4d4" officeooo:paragraph-rsid="003eb4d4"/>
    </style:style>
    <style:style style:name="P40" style:family="paragraph" style:parent-style-name="Standard">
      <style:text-properties officeooo:paragraph-rsid="0042ea93"/>
    </style:style>
    <style:style style:name="P41" style:family="paragraph" style:parent-style-name="Standard">
      <style:text-properties officeooo:rsid="0042ea93" officeooo:paragraph-rsid="0042ea93"/>
    </style:style>
    <style:style style:name="P42" style:family="paragraph" style:parent-style-name="Standard">
      <style:text-properties officeooo:rsid="004436b5" officeooo:paragraph-rsid="004436b5"/>
    </style:style>
    <style:style style:name="P43" style:family="paragraph" style:parent-style-name="Standard">
      <style:text-properties officeooo:rsid="00453441" officeooo:paragraph-rsid="00453441"/>
    </style:style>
    <style:style style:name="P44" style:family="paragraph" style:parent-style-name="Standard">
      <style:text-properties officeooo:rsid="00467359" officeooo:paragraph-rsid="00467359"/>
    </style:style>
    <style:style style:name="P45" style:family="paragraph" style:parent-style-name="Standard">
      <style:text-properties officeooo:rsid="00467359" officeooo:paragraph-rsid="0047a82f"/>
    </style:style>
    <style:style style:name="P46" style:family="paragraph" style:parent-style-name="Standard">
      <style:text-properties officeooo:paragraph-rsid="00467359"/>
    </style:style>
    <style:style style:name="P47" style:family="paragraph" style:parent-style-name="Standard">
      <style:text-properties officeooo:paragraph-rsid="0047a82f"/>
    </style:style>
    <style:style style:name="P48" style:family="paragraph" style:parent-style-name="Standard">
      <style:text-properties officeooo:rsid="00481e31" officeooo:paragraph-rsid="00481e31"/>
    </style:style>
    <style:style style:name="P49" style:family="paragraph" style:parent-style-name="Standard">
      <style:text-properties officeooo:paragraph-rsid="0048947e"/>
    </style:style>
    <style:style style:name="P50" style:family="paragraph" style:parent-style-name="Standard">
      <style:text-properties officeooo:rsid="0048947e" officeooo:paragraph-rsid="0048947e"/>
    </style:style>
    <style:style style:name="P51" style:family="paragraph" style:parent-style-name="Standard">
      <style:text-properties officeooo:paragraph-rsid="00498f22"/>
    </style:style>
    <style:style style:name="P52" style:family="paragraph" style:parent-style-name="Standard">
      <style:text-properties officeooo:rsid="00498f22" officeooo:paragraph-rsid="00498f22"/>
    </style:style>
    <style:style style:name="P53" style:family="paragraph" style:parent-style-name="Standard">
      <style:text-properties officeooo:rsid="004b7a83" officeooo:paragraph-rsid="004b7a83"/>
    </style:style>
    <style:style style:name="P54" style:family="paragraph" style:parent-style-name="Standard">
      <style:text-properties officeooo:paragraph-rsid="004b7a83"/>
    </style:style>
    <style:style style:name="P55" style:family="paragraph" style:parent-style-name="Standard">
      <style:text-properties officeooo:paragraph-rsid="00481e31"/>
    </style:style>
    <style:style style:name="P56" style:family="paragraph" style:parent-style-name="Standard">
      <style:text-properties officeooo:paragraph-rsid="004ee59b"/>
    </style:style>
    <style:style style:name="P57" style:family="paragraph" style:parent-style-name="Standard">
      <style:text-properties officeooo:rsid="004ee59b" officeooo:paragraph-rsid="004ee59b"/>
    </style:style>
    <style:style style:name="P58" style:family="paragraph" style:parent-style-name="Standard">
      <style:text-properties officeooo:paragraph-rsid="004f89e3"/>
    </style:style>
    <style:style style:name="P59" style:family="paragraph" style:parent-style-name="Standard">
      <style:text-properties officeooo:paragraph-rsid="0050ebf7"/>
    </style:style>
    <style:style style:name="P60" style:family="paragraph" style:parent-style-name="Standard">
      <style:text-properties officeooo:paragraph-rsid="00511777"/>
    </style:style>
    <style:style style:name="P61" style:family="paragraph" style:parent-style-name="Standard">
      <style:text-properties officeooo:rsid="00511777" officeooo:paragraph-rsid="00511777"/>
    </style:style>
    <style:style style:name="P62" style:family="paragraph" style:parent-style-name="Standard">
      <style:text-properties officeooo:paragraph-rsid="0053138e"/>
    </style:style>
    <style:style style:name="P63" style:family="paragraph" style:parent-style-name="Standard">
      <style:text-properties officeooo:paragraph-rsid="00548672"/>
    </style:style>
    <style:style style:name="P64" style:family="paragraph" style:parent-style-name="Standard">
      <style:text-properties officeooo:rsid="00548672" officeooo:paragraph-rsid="00548672"/>
    </style:style>
    <style:style style:name="P65" style:family="paragraph" style:parent-style-name="Standard">
      <style:text-properties officeooo:paragraph-rsid="00562124"/>
    </style:style>
    <style:style style:name="P66" style:family="paragraph" style:parent-style-name="Standard">
      <style:text-properties officeooo:paragraph-rsid="00588797"/>
    </style:style>
    <style:style style:name="P67" style:family="paragraph" style:parent-style-name="Standard">
      <style:text-properties officeooo:rsid="00588797" officeooo:paragraph-rsid="00588797"/>
    </style:style>
    <style:style style:name="P68" style:family="paragraph" style:parent-style-name="Standard">
      <style:text-properties officeooo:paragraph-rsid="00589fda"/>
    </style:style>
    <style:style style:name="P69" style:family="paragraph" style:parent-style-name="Standard">
      <style:text-properties officeooo:rsid="005996a1" officeooo:paragraph-rsid="005996a1"/>
    </style:style>
    <style:style style:name="P70" style:family="paragraph" style:parent-style-name="Standard">
      <style:text-properties officeooo:paragraph-rsid="005996a1"/>
    </style:style>
    <style:style style:name="P71" style:family="paragraph" style:parent-style-name="Standard">
      <style:text-properties officeooo:paragraph-rsid="005a2be9"/>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end" style:justify-single-word="false"/>
    </style:style>
    <style:style style:name="P74" style:family="paragraph" style:parent-style-name="Standard">
      <style:paragraph-properties fo:break-before="page"/>
      <style:text-properties officeooo:paragraph-rsid="00370d43"/>
    </style:style>
    <style:style style:name="P75" style:family="paragraph" style:parent-style-name="Standard">
      <style:paragraph-properties style:writing-mode="lr-tb"/>
      <style:text-properties officeooo:paragraph-rsid="005a2be9"/>
    </style:style>
    <style:style style:name="P76" style:family="paragraph" style:parent-style-name="Standard" style:list-style-name="L1">
      <style:text-properties officeooo:paragraph-rsid="003209ba"/>
    </style:style>
    <style:style style:name="P77" style:family="paragraph" style:parent-style-name="Standard" style:list-style-name="L1">
      <style:text-properties officeooo:paragraph-rsid="0033364f"/>
    </style:style>
    <style:style style:name="P78" style:family="paragraph" style:parent-style-name="Standard" style:list-style-name="L1">
      <style:text-properties officeooo:paragraph-rsid="0035815d"/>
    </style:style>
    <style:style style:name="P79" style:family="paragraph" style:parent-style-name="Standard">
      <style:paragraph-properties style:writing-mode="lr-tb"/>
      <style:text-properties officeooo:paragraph-rsid="005a690b"/>
    </style:style>
    <style:style style:name="T1" style:family="text">
      <style:text-properties officeooo:rsid="001f3d56"/>
    </style:style>
    <style:style style:name="T2" style:family="text">
      <style:text-properties officeooo:rsid="001f8937"/>
    </style:style>
    <style:style style:name="T3" style:family="text">
      <style:text-properties officeooo:rsid="0021c692"/>
    </style:style>
    <style:style style:name="T4" style:family="text">
      <style:text-properties officeooo:rsid="0024bf86"/>
    </style:style>
    <style:style style:name="T5" style:family="text">
      <style:text-properties officeooo:rsid="002581be"/>
    </style:style>
    <style:style style:name="T6" style:family="text">
      <style:text-properties officeooo:rsid="0027ce3b"/>
    </style:style>
    <style:style style:name="T7" style:family="text">
      <style:text-properties officeooo:rsid="00296a95"/>
    </style:style>
    <style:style style:name="T8" style:family="text">
      <style:text-properties officeooo:rsid="002a707c"/>
    </style:style>
    <style:style style:name="T9" style:family="text">
      <style:text-properties officeooo:rsid="002b6a9a"/>
    </style:style>
    <style:style style:name="T10" style:family="text">
      <style:text-properties officeooo:rsid="002ce12f"/>
    </style:style>
    <style:style style:name="T11" style:family="text">
      <style:text-properties officeooo:rsid="002e80fe"/>
    </style:style>
    <style:style style:name="T12" style:family="text">
      <style:text-properties officeooo:rsid="00304a7c"/>
    </style:style>
    <style:style style:name="T13" style:family="text">
      <style:text-properties officeooo:rsid="003209ba"/>
    </style:style>
    <style:style style:name="T14" style:family="text">
      <style:text-properties officeooo:rsid="003234c0"/>
    </style:style>
    <style:style style:name="T15" style:family="text">
      <style:text-properties officeooo:rsid="0033364f"/>
    </style:style>
    <style:style style:name="T16" style:family="text">
      <style:text-properties officeooo:rsid="0034242d"/>
    </style:style>
    <style:style style:name="T17" style:family="text">
      <style:text-properties officeooo:rsid="0035815d"/>
    </style:style>
    <style:style style:name="T18" style:family="text">
      <style:text-properties officeooo:rsid="00370d43"/>
    </style:style>
    <style:style style:name="T19" style:family="text">
      <style:text-properties officeooo:rsid="00378963"/>
    </style:style>
    <style:style style:name="T20" style:family="text">
      <style:text-properties officeooo:rsid="0037a448"/>
    </style:style>
    <style:style style:name="T21" style:family="text">
      <style:text-properties officeooo:rsid="003b0536"/>
    </style:style>
    <style:style style:name="T22" style:family="text">
      <style:text-properties officeooo:rsid="003b6ff7"/>
    </style:style>
    <style:style style:name="T23" style:family="text">
      <style:text-properties officeooo:rsid="003ca19c"/>
    </style:style>
    <style:style style:name="T24" style:family="text">
      <style:text-properties officeooo:rsid="003d4048"/>
    </style:style>
    <style:style style:name="T25" style:family="text">
      <style:text-properties officeooo:rsid="003d4ca0"/>
    </style:style>
    <style:style style:name="T26" style:family="text">
      <style:text-properties officeooo:rsid="003eb4d4"/>
    </style:style>
    <style:style style:name="T27" style:family="text">
      <style:text-properties officeooo:rsid="0042ea93"/>
    </style:style>
    <style:style style:name="T28" style:family="text">
      <style:text-properties officeooo:rsid="00467359"/>
    </style:style>
    <style:style style:name="T29" style:family="text">
      <style:text-properties officeooo:rsid="0047a82f"/>
    </style:style>
    <style:style style:name="T30" style:family="text">
      <style:text-properties officeooo:rsid="00481e31"/>
    </style:style>
    <style:style style:name="T31" style:family="text">
      <style:text-properties officeooo:rsid="0048947e"/>
    </style:style>
    <style:style style:name="T32" style:family="text">
      <style:text-properties officeooo:rsid="00498f22"/>
    </style:style>
    <style:style style:name="T33" style:family="text">
      <style:text-properties officeooo:rsid="004b7a83"/>
    </style:style>
    <style:style style:name="T34" style:family="text">
      <style:text-properties officeooo:rsid="004c9409"/>
    </style:style>
    <style:style style:name="T35" style:family="text">
      <style:text-properties officeooo:rsid="004ee59b"/>
    </style:style>
    <style:style style:name="T36" style:family="text">
      <style:text-properties officeooo:rsid="004f89e3"/>
    </style:style>
    <style:style style:name="T37" style:family="text">
      <style:text-properties officeooo:rsid="0050ebf7"/>
    </style:style>
    <style:style style:name="T38" style:family="text">
      <style:text-properties officeooo:rsid="00511777"/>
    </style:style>
    <style:style style:name="T39" style:family="text">
      <style:text-properties officeooo:rsid="0052e329"/>
    </style:style>
    <style:style style:name="T40" style:family="text">
      <style:text-properties officeooo:rsid="0053138e"/>
    </style:style>
    <style:style style:name="T41" style:family="text">
      <style:text-properties officeooo:rsid="00538738"/>
    </style:style>
    <style:style style:name="T42" style:family="text">
      <style:text-properties officeooo:rsid="00548672"/>
    </style:style>
    <style:style style:name="T43" style:family="text">
      <style:text-properties officeooo:rsid="00562124"/>
    </style:style>
    <style:style style:name="T44" style:family="text">
      <style:text-properties officeooo:rsid="00588797"/>
    </style:style>
    <style:style style:name="T45" style:family="text">
      <style:text-properties officeooo:rsid="00588b34"/>
    </style:style>
    <style:style style:name="T46" style:family="text">
      <style:text-properties officeooo:rsid="005996a1"/>
    </style:style>
    <style:style style:name="T47" style:family="text">
      <style:text-properties officeooo:rsid="005a2be9"/>
    </style:style>
    <style:style style:name="T48" style:family="text">
      <style:text-properties officeooo:rsid="005a690b"/>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youtu.be/2WhLwtUD3oA?list=PL3K7YoCoygIB92cUfgWM3zsoQK_s-QRUL&amp;t=500" text:style-name="Internet_20_link" text:visited-style-name="Visited_20_Internet_20_Link">Cosmology Lecture 1: Friedmann–Lemaître–Robertson–Walker Metric</text:a></text:p>
      <text:p text:style-name="Standard"/>
      <text:p text:style-name="P1">Space of Geometry</text:p>
      <text:p text:style-name="Standard"/>
      <text:p text:style-name="P6"><text:span text:style-name="T1">N</text:span>ow let us talk about some of the possible spatial geometries under the condition of homogeneity and isotropy. <text:span text:style-name="T1">T</text:span>o determine the possible space of geometry so we first have to write<draw:frame draw:style-name="fr1" draw:name="Object1" text:anchor-type="as-char" svg:y="-0.0866in" svg:width="0.2862in" svg:height="0.1472in" draw:z-index="0"><draw:object xlink:href="./Object 1" xlink:type="simple" xlink:show="embed" xlink:actuate="onLoad"/><draw:image xlink:href="./ObjectReplacements/Object 1" xlink:type="simple" xlink:show="embed" xlink:actuate="onLoad"/></draw:frame>. <text:span text:style-name="T1">Since</text:span><text:span text:style-name="T1"><draw:frame draw:style-name="fr1" draw:name="Object2" text:anchor-type="as-char" svg:y="-0.0866in" svg:width="0.2862in" svg:height="0.1472in" draw:z-index="1"><draw:object xlink:href="./Object 2" xlink:type="simple" xlink:show="embed" xlink:actuate="onLoad"/><draw:image xlink:href="./ObjectReplacements/Object 2" xlink:type="simple" xlink:show="embed" xlink:actuate="onLoad"/><svg:desc>formula</svg:desc></draw:frame></text:span>needs to be isotropic around any choice of origin<draw:frame draw:style-name="fr1" draw:name="Object3" text:anchor-type="as-char" svg:y="-0.1484in" svg:width="0.2035in" svg:height="0.1839in" draw:z-index="2"><draw:object xlink:href="./Object 3" xlink:type="simple" xlink:show="embed" xlink:actuate="onLoad"/><draw:image xlink:href="./ObjectReplacements/Object 3" xlink:type="simple" xlink:show="embed" xlink:actuate="onLoad"/></draw:frame>, the metric can be written in spherical coordinates in the following manner:</text:p>
      <text:p text:style-name="P7"/>
      <table:table table:name="Table1" table:style-name="Table1">
        <table:table-column table:style-name="Table1.A"/>
        <table:table-column table:style-name="Table1.B"/>
        <table:table-header-rows>
          <table:table-row>
            <table:table-cell table:style-name="Table1.A1" office:value-type="string">
              <text:p text:style-name="P72"><draw:frame draw:style-name="fr1" draw:name="Object4" text:anchor-type="as-char" svg:y="-0.2299in" svg:width="2.8799in" svg:height="0.3047in" draw:z-index="3"><draw:object xlink:href="./Object 4" xlink:type="simple" xlink:show="embed" xlink:actuate="onLoad"/><draw:image xlink:href="./ObjectReplacements/Object 4" xlink:type="simple" xlink:show="embed" xlink:actuate="onLoad"/><svg:desc>formula</svg:desc></draw:frame></text:p>
            </table:table-cell>
            <table:table-cell table:style-name="Table1.A1" office:value-type="string">
              <text:p text:style-name="P73">(<text:sequence text:ref-name="refText0" text:name="Text" text:formula="ooow:Text+1" style:num-format="1">1</text:sequence>)</text:p>
            </table:table-cell>
          </table:table-row>
        </table:table-header-rows>
      </table:table>
      <text:p text:style-name="P6"/>
      <text:p text:style-name="P8"><text:span text:style-name="T1">W</text:span>e must find functions<draw:frame draw:style-name="fr1" draw:name="Object5" text:anchor-type="as-char" svg:y="-0.152in" svg:width="0.4181in" svg:height="0.1992in" draw:z-index="4"><draw:object xlink:href="./Object 5" xlink:type="simple" xlink:show="embed" xlink:actuate="onLoad"/><draw:image xlink:href="./ObjectReplacements/Object 5" xlink:type="simple" xlink:show="embed" xlink:actuate="onLoad"/></draw:frame>that lead to a homogeneous isotropic <text:span text:style-name="T1">3-</text:span>manifold and to do so we let us compute The <text:span text:style-name="T1">Ricci tensor </text:span>and there are many ways to do this but my preferred way is to use differential forms as it is relatively faster than calculating the Christopher symbols, we will calculate the<draw:frame draw:style-name="fr1" draw:name="Object6" text:anchor-type="as-char" svg:y="-0.1508in" svg:width="0.3835in" svg:height="0.1862in" draw:z-index="5"><draw:object xlink:href="./Object 6" xlink:type="simple" xlink:show="embed" xlink:actuate="onLoad"/><draw:image xlink:href="./ObjectReplacements/Object 6" xlink:type="simple" xlink:show="embed" xlink:actuate="onLoad"/></draw:frame> component as an example and the rest will be listed in subsequent slide as the same methodology can be applied. <text:span text:style-name="T2">T</text:span>o compute the <text:span text:style-name="T1">Ricci tensor </text:span>using differential forms we first have to write the orthonormal basis. <text:span text:style-name="T2">T</text:span>he easiest orthonormal basis one can write is as follows:</text:p>
      <text:p text:style-name="P9"/>
      <table:table table:name="Table2" table:style-name="Table2">
        <table:table-column table:style-name="Table2.A"/>
        <table:table-column table:style-name="Table2.B"/>
        <table:table-header-rows>
          <table:table-row>
            <table:table-cell table:style-name="Table2.A1" office:value-type="string">
              <text:p text:style-name="P72"><draw:frame draw:style-name="fr1" draw:name="Object7" text:anchor-type="as-char" svg:y="-0.4555in" svg:width="3.1043in" svg:height="0.8319in" draw:z-index="6"><draw:object xlink:href="./Object 7" xlink:type="simple" xlink:show="embed" xlink:actuate="onLoad"/><draw:image xlink:href="./ObjectReplacements/Object 7" xlink:type="simple" xlink:show="embed" xlink:actuate="onLoad"/><svg:desc>formula</svg:desc></draw:frame></text:p>
            </table:table-cell>
            <table:table-cell table:style-name="Table2.A1" office:value-type="string">
              <text:p text:style-name="P73">(<text:sequence text:ref-name="refText1" text:name="Text" text:formula="ooow:Text+1" style:num-format="1">2</text:sequence>)</text:p>
            </table:table-cell>
          </table:table-row>
        </table:table-header-rows>
      </table:table>
      <text:p text:style-name="P8"/>
      <text:p text:style-name="P10">where the hats denote the coordinates in the orthonormal bases. <text:span text:style-name="T3">N</text:span>ow let us take the exterior derivatives of these orthonormal bases and we yield the following, where the primes denote the derivatives with respect to<draw:frame draw:style-name="fr1" draw:name="Object8" text:anchor-type="as-char" svg:y="-0.0866in" svg:width="0.2138in" svg:height="0.1283in" draw:z-index="7"><draw:object xlink:href="./Object 8" xlink:type="simple" xlink:show="embed" xlink:actuate="onLoad"/><draw:image xlink:href="./ObjectReplacements/Object 8" xlink:type="simple" xlink:show="embed" xlink:actuate="onLoad"/></draw:frame>:</text:p>
      <text:p text:style-name="P11"/>
      <table:table table:name="Table3" table:style-name="Table3">
        <table:table-column table:style-name="Table3.A"/>
        <table:table-column table:style-name="Table3.B"/>
        <table:table-header-rows>
          <table:table-row>
            <table:table-cell table:style-name="Table3.A1" office:value-type="string">
              <text:p text:style-name="P72"><draw:frame draw:style-name="fr1" draw:name="Object9" text:anchor-type="as-char" svg:y="-0.5571in" svg:width="5.0854in" svg:height="1.0402in" draw:z-index="8"><draw:object xlink:href="./Object 9" xlink:type="simple" xlink:show="embed" xlink:actuate="onLoad"/><draw:image xlink:href="./ObjectReplacements/Object 9" xlink:type="simple" xlink:show="embed" xlink:actuate="onLoad"/><svg:desc>formula</svg:desc></draw:frame></text:p>
            </table:table-cell>
            <table:table-cell table:style-name="Table3.A1" office:value-type="string">
              <text:p text:style-name="P73">(<text:sequence text:ref-name="refText2" text:name="Text" text:formula="ooow:Text+1" style:num-format="1">3</text:sequence>)</text:p>
            </table:table-cell>
          </table:table-row>
        </table:table-header-rows>
      </table:table>
      <text:p text:style-name="P10"/>
      <text:p text:style-name="P2">Robertson Walker Metric</text:p>
      <text:p text:style-name="P2"/>
      <text:p text:style-name="P12"><text:span text:style-name="T4">F</text:span>rom this we can now introduce the <text:span text:style-name="T4">C</text:span>artan's first equation of structure to calculate the spin connections</text:p>
      <text:p text:style-name="P13"/>
      <table:table table:name="Table4" table:style-name="Table4">
        <table:table-column table:style-name="Table4.A"/>
        <table:table-column table:style-name="Table4.B"/>
        <table:table-header-rows>
          <table:table-row>
            <table:table-cell table:style-name="Table4.A1" office:value-type="string">
              <text:p text:style-name="P72"><draw:frame draw:style-name="fr1" draw:name="Object10" text:anchor-type="as-char" svg:y="-0.2307in" svg:width="1.4563in" svg:height="0.3272in" draw:z-index="9"><draw:object xlink:href="./Object 10" xlink:type="simple" xlink:show="embed" xlink:actuate="onLoad"/><draw:image xlink:href="./ObjectReplacements/Object 10" xlink:type="simple" xlink:show="embed" xlink:actuate="onLoad"/><svg:desc>formula</svg:desc></draw:frame></text:p>
            </table:table-cell>
            <table:table-cell table:style-name="Table4.A1" office:value-type="string">
              <text:p text:style-name="P73">(<text:sequence text:ref-name="refText3" text:name="Text" text:formula="ooow:Text+1" style:num-format="1">4</text:sequence>)</text:p>
            </table:table-cell>
          </table:table-row>
        </table:table-header-rows>
      </table:table>
      <text:p text:style-name="P12"/>
      <text:p text:style-name="P12"><text:span text:style-name="T4">T</text:span>he equality above is zero because there is no torsion in <text:span text:style-name="T4">G</text:span>eneral relativity and by inspection the relevant spin connections are as follows:</text:p>
      <text:p text:style-name="P13"/>
      <table:table table:name="Table5" table:style-name="Table5">
        <table:table-column table:style-name="Table5.A"/>
        <table:table-column table:style-name="Table5.B"/>
        <table:table-header-rows>
          <table:table-row>
            <table:table-cell table:style-name="Table5.A1" office:value-type="string">
              <text:p text:style-name="P72"><draw:frame draw:style-name="fr1" draw:name="Object11" text:anchor-type="as-char" svg:y="-0.3047in" svg:width="1.5736in" svg:height="0.4909in" draw:z-index="10"><draw:object xlink:href="./Object 11" xlink:type="simple" xlink:show="embed" xlink:actuate="onLoad"/><draw:image xlink:href="./ObjectReplacements/Object 11" xlink:type="simple" xlink:show="embed" xlink:actuate="onLoad"/><svg:desc>formula</svg:desc></draw:frame></text:p>
            </table:table-cell>
            <table:table-cell table:style-name="Table5.A1" office:value-type="string">
              <text:p text:style-name="P73">(<text:sequence text:ref-name="refText4" text:name="Text" text:formula="ooow:Text+1" style:num-format="1">5</text:sequence>)</text:p>
            </table:table-cell>
          </table:table-row>
        </table:table-header-rows>
      </table:table>
      <text:p text:style-name="P14"><text:soft-page-break/></text:p>
      <table:table table:name="Table6" table:style-name="Table6">
        <table:table-column table:style-name="Table6.A"/>
        <table:table-column table:style-name="Table6.B"/>
        <table:table-header-rows>
          <table:table-row>
            <table:table-cell table:style-name="Table6.A1" office:value-type="string">
              <text:p text:style-name="P72"><draw:frame draw:style-name="fr1" draw:name="Object12" text:anchor-type="as-char" svg:y="-0.3047in" svg:width="2.0256in" svg:height="0.4909in" draw:z-index="11"><draw:object xlink:href="./Object 12" xlink:type="simple" xlink:show="embed" xlink:actuate="onLoad"/><draw:image xlink:href="./ObjectReplacements/Object 12" xlink:type="simple" xlink:show="embed" xlink:actuate="onLoad"/><svg:desc>formula</svg:desc></draw:frame></text:p>
            </table:table-cell>
            <table:table-cell table:style-name="Table6.A1" office:value-type="string">
              <text:p text:style-name="P73">(<text:sequence text:ref-name="refText5" text:name="Text" text:formula="ooow:Text+1" style:num-format="1">6</text:sequence>)</text:p>
            </table:table-cell>
          </table:table-row>
        </table:table-header-rows>
      </table:table>
      <text:p text:style-name="P15"/>
      <table:table table:name="Table7" table:style-name="Table7">
        <table:table-column table:style-name="Table7.A"/>
        <table:table-column table:style-name="Table7.B"/>
        <table:table-header-rows>
          <table:table-row>
            <table:table-cell table:style-name="Table7.A1" office:value-type="string">
              <text:p text:style-name="P72"><draw:frame draw:style-name="fr1" draw:name="Object13" text:anchor-type="as-char" svg:y="-0.3047in" svg:width="2.1063in" svg:height="0.4909in" draw:z-index="12"><draw:object xlink:href="./Object 13" xlink:type="simple" xlink:show="embed" xlink:actuate="onLoad"/><draw:image xlink:href="./ObjectReplacements/Object 13" xlink:type="simple" xlink:show="embed" xlink:actuate="onLoad"/><svg:desc>formula</svg:desc></draw:frame></text:p>
            </table:table-cell>
            <table:table-cell table:style-name="Table7.A1" office:value-type="string">
              <text:p text:style-name="P73">(<text:sequence text:ref-name="refText6" text:name="Text" text:formula="ooow:Text+1" style:num-format="1">7</text:sequence>)</text:p>
            </table:table-cell>
          </table:table-row>
        </table:table-header-rows>
      </table:table>
      <text:p text:style-name="P12"/>
      <text:p text:style-name="P16"><text:span text:style-name="T5">N</text:span>ow to calculate the <text:span text:style-name="T5">Ricci</text:span> tensor in orthonormal bases we use the <text:span text:style-name="T4">C</text:span>artan's <text:span text:style-name="T5">second </text:span>equation of structure</text:p>
      <text:p text:style-name="P16"/>
      <table:table table:name="Table8" table:style-name="Table8">
        <table:table-column table:style-name="Table8.A"/>
        <table:table-column table:style-name="Table8.B"/>
        <table:table-header-rows>
          <table:table-row>
            <table:table-cell table:style-name="Table8.A1" office:value-type="string">
              <text:p text:style-name="P72"><draw:frame draw:style-name="fr1" draw:name="Object14" text:anchor-type="as-char" svg:y="-0.2035in" svg:width="1.7071in" svg:height="0.2992in" draw:z-index="13"><draw:object xlink:href="./Object 14" xlink:type="simple" xlink:show="embed" xlink:actuate="onLoad"/><draw:image xlink:href="./ObjectReplacements/Object 14" xlink:type="simple" xlink:show="embed" xlink:actuate="onLoad"/><svg:desc>formula</svg:desc></draw:frame></text:p>
            </table:table-cell>
            <table:table-cell table:style-name="Table8.A1" office:value-type="string">
              <text:p text:style-name="P73">(<text:sequence text:ref-name="refText7" text:name="Text" text:formula="ooow:Text+1" style:num-format="1">8</text:sequence>)</text:p>
            </table:table-cell>
          </table:table-row>
        </table:table-header-rows>
      </table:table>
      <text:p text:style-name="P16"/>
      <text:p text:style-name="P15">Therefore the relevant Ricci tensor in orthonormal basis are as follows:</text:p>
      <text:p text:style-name="P17"/>
      <table:table table:name="Table9" table:style-name="Table9">
        <table:table-column table:style-name="Table9.A"/>
        <table:table-column table:style-name="Table9.B"/>
        <table:table-header-rows>
          <table:table-row>
            <table:table-cell table:style-name="Table9.A1" office:value-type="string">
              <text:p text:style-name="P72"><draw:frame draw:style-name="fr1" draw:name="Object15" text:anchor-type="as-char" svg:y="-0.2283in" svg:width="1.5047in" svg:height="0.3016in" draw:z-index="14"><draw:object xlink:href="./Object 15" xlink:type="simple" xlink:show="embed" xlink:actuate="onLoad"/><draw:image xlink:href="./ObjectReplacements/Object 15" xlink:type="simple" xlink:show="embed" xlink:actuate="onLoad"/><svg:desc>formula</svg:desc></draw:frame></text:p>
            </table:table-cell>
            <table:table-cell table:style-name="Table9.A1" office:value-type="string">
              <text:p text:style-name="P73">(<text:sequence text:ref-name="refText8" text:name="Text" text:formula="ooow:Text+1" style:num-format="1">9</text:sequence>)</text:p>
            </table:table-cell>
          </table:table-row>
        </table:table-header-rows>
      </table:table>
      <text:p text:style-name="P17"/>
      <table:table table:name="Table10" table:style-name="Table10">
        <table:table-column table:style-name="Table10.A"/>
        <table:table-column table:style-name="Table10.B"/>
        <table:table-header-rows>
          <table:table-row>
            <table:table-cell table:style-name="Table10.A1" office:value-type="string">
              <text:p text:style-name="P72"><draw:frame draw:style-name="fr1" draw:name="Object16" text:anchor-type="as-char" svg:y="-0.202in" svg:width="1.9453in" svg:height="0.2752in" draw:z-index="15"><draw:object xlink:href="./Object 16" xlink:type="simple" xlink:show="embed" xlink:actuate="onLoad"/><draw:image xlink:href="./ObjectReplacements/Object 16" xlink:type="simple" xlink:show="embed" xlink:actuate="onLoad"/><svg:desc>formula</svg:desc></draw:frame></text:p>
            </table:table-cell>
            <table:table-cell table:style-name="Table10.A1" office:value-type="string">
              <text:p text:style-name="P73">(<text:sequence text:ref-name="refText9" text:name="Text" text:formula="ooow:Text+1" style:num-format="1">10</text:sequence>)</text:p>
            </table:table-cell>
          </table:table-row>
        </table:table-header-rows>
      </table:table>
      <text:p text:style-name="P16"/>
      <text:p text:style-name="P18"><text:span text:style-name="T6">M</text:span>oreover, since the Riemann tensor is related to the <text:span text:style-name="T7">Ricci</text:span> tensor in orthonormal bases:</text:p>
      <text:p text:style-name="P19"/>
      <table:table table:name="Table11" table:style-name="Table11">
        <table:table-column table:style-name="Table11.A"/>
        <table:table-column table:style-name="Table11.B"/>
        <table:table-header-rows>
          <table:table-row>
            <table:table-cell table:style-name="Table11.A1" office:value-type="string">
              <text:p text:style-name="P72"><draw:frame draw:style-name="fr1" draw:name="Object17" text:anchor-type="as-char" svg:y="-0.202in" svg:width="1.6929in" svg:height="0.2984in" draw:z-index="16"><draw:object xlink:href="./Object 17" xlink:type="simple" xlink:show="embed" xlink:actuate="onLoad"/><draw:image xlink:href="./ObjectReplacements/Object 17" xlink:type="simple" xlink:show="embed" xlink:actuate="onLoad"/><svg:desc>formula</svg:desc></draw:frame></text:p>
            </table:table-cell>
            <table:table-cell table:style-name="Table11.A1" office:value-type="string">
              <text:p text:style-name="P73">(<text:sequence text:ref-name="refText10" text:name="Text" text:formula="ooow:Text+1" style:num-format="1">11</text:sequence>)</text:p>
            </table:table-cell>
          </table:table-row>
        </table:table-header-rows>
      </table:table>
      <text:p text:style-name="P18"/>
      <text:p text:style-name="P18"><text:span text:style-name="T7">T</text:span>he Riemann tensor is related to the Riemann tensor in component form in the following manner:</text:p>
      <text:p text:style-name="P19"/>
      <table:table table:name="Table12" table:style-name="Table12">
        <table:table-column table:style-name="Table12.A"/>
        <table:table-column table:style-name="Table12.B"/>
        <table:table-header-rows>
          <table:table-row>
            <table:table-cell table:style-name="Table12.A1" office:value-type="string">
              <text:p text:style-name="P72"><draw:frame draw:style-name="fr1" draw:name="Object18" text:anchor-type="as-char" svg:y="-0.2307in" svg:width="1.5744in" svg:height="0.3272in" draw:z-index="17"><draw:object xlink:href="./Object 18" xlink:type="simple" xlink:show="embed" xlink:actuate="onLoad"/><draw:image xlink:href="./ObjectReplacements/Object 18" xlink:type="simple" xlink:show="embed" xlink:actuate="onLoad"/><svg:desc>formula</svg:desc></draw:frame></text:p>
            </table:table-cell>
            <table:table-cell table:style-name="Table12.A1" office:value-type="string">
              <text:p text:style-name="P73">(<text:sequence text:ref-name="refText11" text:name="Text" text:formula="ooow:Text+1" style:num-format="1">12</text:sequence>)</text:p>
            </table:table-cell>
          </table:table-row>
        </table:table-header-rows>
      </table:table>
      <text:p text:style-name="P18"/>
      <text:p text:style-name="P20"><text:span text:style-name="T8">W</text:span>here<draw:frame draw:style-name="fr1" draw:name="Object19" text:anchor-type="as-char" svg:y="-0.1484in" svg:width="0.2335in" svg:height="0.1839in" draw:z-index="19"><draw:object xlink:href="./Object 19" xlink:type="simple" xlink:show="embed" xlink:actuate="onLoad"/><draw:image xlink:href="./ObjectReplacements/Object 19" xlink:type="simple" xlink:show="embed" xlink:actuate="onLoad"/></draw:frame>is the connection <text:span text:style-name="T8">2-</text:span>form. <text:span text:style-name="T9">T</text:span>herefore:</text:p>
      <text:p text:style-name="P21"/>
      <table:table table:name="Table13" table:style-name="Table13">
        <table:table-column table:style-name="Table13.A"/>
        <table:table-column table:style-name="Table13.B"/>
        <table:table-header-rows>
          <table:table-row>
            <table:table-cell table:style-name="Table13.A1" office:value-type="string">
              <text:p text:style-name="P72"><draw:frame draw:style-name="fr1" draw:name="Object20" text:anchor-type="as-char" svg:y="-0.3339in" svg:width="3.3252in" svg:height="0.55in" draw:z-index="20"><draw:object xlink:href="./Object 20" xlink:type="simple" xlink:show="embed" xlink:actuate="onLoad"/><draw:image xlink:href="./ObjectReplacements/Object 20" xlink:type="simple" xlink:show="embed" xlink:actuate="onLoad"/><svg:desc>formula</svg:desc></draw:frame></text:p>
            </table:table-cell>
            <table:table-cell table:style-name="Table13.A1" office:value-type="string">
              <text:p text:style-name="P73">(<text:sequence text:ref-name="refText12" text:name="Text" text:formula="ooow:Text+1" style:num-format="1">13</text:sequence>)</text:p>
            </table:table-cell>
          </table:table-row>
        </table:table-header-rows>
      </table:table>
      <text:p text:style-name="P20"/>
      <text:p text:style-name="P22"><text:span text:style-name="T10">T</text:span>he other <text:span text:style-name="T10">Ricci</text:span> tensors are listed as follows:</text:p>
      <text:p text:style-name="P23"/>
      <table:table table:name="Table14" table:style-name="Table14">
        <table:table-column table:style-name="Table14.A"/>
        <table:table-column table:style-name="Table14.B"/>
        <table:table-header-rows>
          <table:table-row>
            <table:table-cell table:style-name="Table14.A1" office:value-type="string">
              <text:p text:style-name="P72"><draw:frame draw:style-name="fr1" draw:name="Object21" text:anchor-type="as-char" svg:y="-0.1882in" svg:width="1.3693in" svg:height="0.2366in" draw:z-index="21"><draw:object xlink:href="./Object 21" xlink:type="simple" xlink:show="embed" xlink:actuate="onLoad"/><draw:image xlink:href="./ObjectReplacements/Object 21" xlink:type="simple" xlink:show="embed" xlink:actuate="onLoad"/><svg:desc>formula</svg:desc></draw:frame></text:p>
            </table:table-cell>
            <table:table-cell table:style-name="Table14.A1" office:value-type="string">
              <text:p text:style-name="P73">(<text:sequence text:ref-name="refText13" text:name="Text" text:formula="ooow:Text+1" style:num-format="1">14</text:sequence>)</text:p>
            </table:table-cell>
          </table:table-row>
        </table:table-header-rows>
      </table:table>
      <text:p text:style-name="P23"/>
      <table:table table:name="Table15" table:style-name="Table15">
        <table:table-column table:style-name="Table15.A"/>
        <table:table-column table:style-name="Table15.B"/>
        <table:table-header-rows>
          <table:table-row>
            <table:table-cell table:style-name="Table15.A1" office:value-type="string">
              <text:p text:style-name="P72"><draw:frame draw:style-name="fr1" draw:name="Object22" text:anchor-type="as-char" svg:y="-0.2154in" svg:width="1.4244in" svg:height="0.2874in" draw:z-index="22"><draw:object xlink:href="./Object 22" xlink:type="simple" xlink:show="embed" xlink:actuate="onLoad"/><draw:image xlink:href="./ObjectReplacements/Object 22" xlink:type="simple" xlink:show="embed" xlink:actuate="onLoad"/><svg:desc>formula</svg:desc></draw:frame></text:p>
            </table:table-cell>
            <table:table-cell table:style-name="Table15.A1" office:value-type="string">
              <text:p text:style-name="P73">(<text:sequence text:ref-name="refText14" text:name="Text" text:formula="ooow:Text+1" style:num-format="1">15</text:sequence>)</text:p>
            </table:table-cell>
          </table:table-row>
        </table:table-header-rows>
      </table:table>
      <text:p text:style-name="P22"/>
      <text:p text:style-name="P22"><text:span text:style-name="T10">For the 3-manifold </text:span>to be spatially <text:span text:style-name="T10">homogeneous</text:span> and isotropic, it is necessary <text:span text:style-name="T10">(</text:span>though <text:span text:style-name="T10">may </text:span>not <text:span text:style-name="T10">be</text:span> sufficient<text:span text:style-name="T10">)</text:span> for the manifold to be an Einstein manifold that is,<draw:frame draw:style-name="fr1" draw:name="Object23" text:anchor-type="as-char" svg:y="-0.1508in" svg:width="0.7646in" svg:height="0.211in" draw:z-index="23"><draw:object xlink:href="./Object 23" xlink:type="simple" xlink:show="embed" xlink:actuate="onLoad"/><draw:image xlink:href="./ObjectReplacements/Object 23" xlink:type="simple" xlink:show="embed" xlink:actuate="onLoad"/></draw:frame>where<draw:frame draw:style-name="fr1" draw:name="Object24" text:anchor-type="as-char" svg:y="-0.1484in" svg:width="0.2161in" svg:height="0.1839in" draw:z-index="24"><draw:object xlink:href="./Object 24" xlink:type="simple" xlink:show="embed" xlink:actuate="onLoad"/><draw:image xlink:href="./ObjectReplacements/Object 24" xlink:type="simple" xlink:show="embed" xlink:actuate="onLoad"/></draw:frame>is some constant therefore one requires:</text:p>
      <text:p text:style-name="P22"><text:soft-page-break/></text:p>
      <table:table table:name="Table16" table:style-name="Table16">
        <table:table-column table:style-name="Table16.A"/>
        <table:table-column table:style-name="Table16.B"/>
        <table:table-header-rows>
          <table:table-row>
            <table:table-cell table:style-name="Table16.A1" office:value-type="string">
              <text:p text:style-name="P72"><draw:frame draw:style-name="fr1" draw:name="Object25" text:anchor-type="as-char" svg:y="-0.3339in" svg:width="2.3043in" svg:height="0.55in" draw:z-index="25"><draw:object xlink:href="./Object 25" xlink:type="simple" xlink:show="embed" xlink:actuate="onLoad"/><draw:image xlink:href="./ObjectReplacements/Object 25" xlink:type="simple" xlink:show="embed" xlink:actuate="onLoad"/><svg:desc>formula</svg:desc></draw:frame></text:p>
            </table:table-cell>
            <table:table-cell table:style-name="Table16.A1" office:value-type="string">
              <text:p text:style-name="P73">(<text:sequence text:ref-name="refText15" text:name="Text" text:formula="ooow:Text+1" style:num-format="1">16</text:sequence>)</text:p>
            </table:table-cell>
          </table:table-row>
        </table:table-header-rows>
      </table:table>
      <text:p text:style-name="P22"/>
      <text:p text:style-name="P24"><text:span text:style-name="T10">As a result, we have the following </text:span>second-order differential equation and it is relatively easy to solve:</text:p>
      <text:p text:style-name="P23"/>
      <table:table table:name="Table17" table:style-name="Table17">
        <table:table-column table:style-name="Table17.A"/>
        <table:table-column table:style-name="Table17.B"/>
        <table:table-header-rows>
          <table:table-row>
            <table:table-cell table:style-name="Table17.A1" office:value-type="string">
              <text:p text:style-name="P72"><draw:frame draw:style-name="fr1" draw:name="Object26" text:anchor-type="as-char" svg:y="-0.1854in" svg:width="1.2563in" svg:height="0.2307in" draw:z-index="26"><draw:object xlink:href="./Object 26" xlink:type="simple" xlink:show="embed" xlink:actuate="onLoad"/><draw:image xlink:href="./ObjectReplacements/Object 26" xlink:type="simple" xlink:show="embed" xlink:actuate="onLoad"/><svg:desc>formula</svg:desc></draw:frame></text:p>
            </table:table-cell>
            <table:table-cell table:style-name="Table17.A1" office:value-type="string">
              <text:p text:style-name="P73">(<text:sequence text:ref-name="refText16" text:name="Text" text:formula="ooow:Text+1" style:num-format="1">17</text:sequence>)</text:p>
            </table:table-cell>
          </table:table-row>
        </table:table-header-rows>
      </table:table>
      <text:p text:style-name="P22"/>
      <text:p text:style-name="P24"><text:span text:style-name="T11">T</text:span>he equation in the previous <text:span text:style-name="T11">s</text:span>lide <text:sequence-ref text:reference-format="text" text:ref-name="refText16">(17)</text:sequence-ref><text:s/><text:span text:style-name="T11">is a simple ordinary </text:span>differential equation <text:span text:style-name="T11">that can be solved by using the ansatz:</text:span></text:p>
      <text:p text:style-name="P25"/>
      <table:table table:name="Table18" table:style-name="Table18">
        <table:table-column table:style-name="Table18.A"/>
        <table:table-column table:style-name="Table18.B"/>
        <table:table-header-rows>
          <table:table-row>
            <table:table-cell table:style-name="Table18.A1" office:value-type="string">
              <text:p text:style-name="P72"><draw:frame draw:style-name="fr1" draw:name="Object27" text:anchor-type="as-char" svg:y="-0.2035in" svg:width="3.778in" svg:height="0.2791in" draw:z-index="27"><draw:object xlink:href="./Object 27" xlink:type="simple" xlink:show="embed" xlink:actuate="onLoad"/><draw:image xlink:href="./ObjectReplacements/Object 27" xlink:type="simple" xlink:show="embed" xlink:actuate="onLoad"/><svg:desc>formula</svg:desc></draw:frame></text:p>
            </table:table-cell>
            <table:table-cell table:style-name="Table18.A1" office:value-type="string">
              <text:p text:style-name="P73">(<text:sequence text:ref-name="refText17" text:name="Text" text:formula="ooow:Text+1" style:num-format="1">18</text:sequence>)</text:p>
            </table:table-cell>
          </table:table-row>
        </table:table-header-rows>
      </table:table>
      <text:p text:style-name="P24"/>
      <text:p text:style-name="P24"><text:span text:style-name="T11">W</text:span>here<draw:frame draw:style-name="fr1" draw:name="Object28" text:anchor-type="as-char" svg:y="-0.1484in" svg:width="0.2126in" svg:height="0.2091in" draw:z-index="28"><draw:object xlink:href="./Object 28" xlink:type="simple" xlink:show="embed" xlink:actuate="onLoad"/><draw:image xlink:href="./ObjectReplacements/Object 28" xlink:type="simple" xlink:show="embed" xlink:actuate="onLoad"/></draw:frame>and<draw:frame draw:style-name="fr1" draw:name="Object29" text:anchor-type="as-char" svg:y="-0.1484in" svg:width="0.2134in" svg:height="0.2091in" draw:z-index="31"><draw:object xlink:href="./Object 29" xlink:type="simple" xlink:show="embed" xlink:actuate="onLoad"/><draw:image xlink:href="./ObjectReplacements/Object 29" xlink:type="simple" xlink:show="embed" xlink:actuate="onLoad"/></draw:frame>are arbitrary concepts of integration. <text:span text:style-name="T11">H</text:span>owever regularity <text:span text:style-name="T11">at</text:span><text:span text:style-name="T11"><draw:frame draw:style-name="fr1" draw:name="Object30" text:anchor-type="as-char" svg:y="-0.1484in" svg:width="0.2035in" svg:height="0.1839in" draw:z-index="32"><draw:object xlink:href="./Object 30" xlink:type="simple" xlink:show="embed" xlink:actuate="onLoad"/><draw:image xlink:href="./ObjectReplacements/Object 30" xlink:type="simple" xlink:show="embed" xlink:actuate="onLoad"/></draw:frame></text:span>requires that<draw:frame draw:style-name="fr1" draw:name="Object31" text:anchor-type="as-char" svg:y="-0.152in" svg:width="1.6102in" svg:height="0.1992in" draw:z-index="34"><draw:object xlink:href="./Object 31" xlink:type="simple" xlink:show="embed" xlink:actuate="onLoad"/><draw:image xlink:href="./ObjectReplacements/Object 31" xlink:type="simple" xlink:show="embed" xlink:actuate="onLoad"/></draw:frame>thus the solution simplifies to:</text:p>
      <text:p text:style-name="P25"/>
      <table:table table:name="Table19" table:style-name="Table19">
        <table:table-column table:style-name="Table19.A"/>
        <table:table-column table:style-name="Table19.B"/>
        <table:table-header-rows>
          <table:table-row>
            <table:table-cell table:style-name="Table19.A1" office:value-type="string">
              <text:p text:style-name="P72"><draw:frame draw:style-name="fr1" draw:name="Object32" text:anchor-type="as-char" svg:y="-0.3752in" svg:width="1.9563in" svg:height="0.589in" draw:z-index="29"><draw:object xlink:href="./Object 32" xlink:type="simple" xlink:show="embed" xlink:actuate="onLoad"/><draw:image xlink:href="./ObjectReplacements/Object 32" xlink:type="simple" xlink:show="embed" xlink:actuate="onLoad"/><svg:desc>formula</svg:desc></draw:frame></text:p>
            </table:table-cell>
            <table:table-cell table:style-name="Table19.A1" office:value-type="string">
              <text:p text:style-name="P73">(<text:sequence text:ref-name="refText18" text:name="Text" text:formula="ooow:Text+1" style:num-format="1">19</text:sequence>)</text:p>
            </table:table-cell>
          </table:table-row>
        </table:table-header-rows>
      </table:table>
      <text:p text:style-name="P24"/>
      <text:p text:style-name="P26"><text:span text:style-name="T12">T</text:span>herefore the spatial metric for a homogeneous and isotropic universe is as follows:</text:p>
      <text:p text:style-name="P27"/>
      <table:table table:name="Table20" table:style-name="Table20">
        <table:table-column table:style-name="Table20.A"/>
        <table:table-column table:style-name="Table20.B"/>
        <table:table-header-rows>
          <table:table-row>
            <table:table-cell table:style-name="Table20.A1" office:value-type="string">
              <text:p text:style-name="P72"><draw:frame draw:style-name="fr1" draw:name="Object33" text:anchor-type="as-char" svg:y="-0.3752in" svg:width="3.6098in" svg:height="0.589in" draw:z-index="30"><draw:object xlink:href="./Object 33" xlink:type="simple" xlink:show="embed" xlink:actuate="onLoad"/><draw:image xlink:href="./ObjectReplacements/Object 33" xlink:type="simple" xlink:show="embed" xlink:actuate="onLoad"/><svg:desc>formula</svg:desc></draw:frame></text:p>
            </table:table-cell>
            <table:table-cell table:style-name="Table20.A1" office:value-type="string">
              <text:p text:style-name="P73">(<text:sequence text:ref-name="refText19" text:name="Text" text:formula="ooow:Text+1" style:num-format="1">20</text:sequence>)</text:p>
            </table:table-cell>
          </table:table-row>
        </table:table-header-rows>
      </table:table>
      <text:p text:style-name="P26"/>
      <text:p text:style-name="P26"><text:span text:style-name="T12">F</text:span>rom this the metric in equation <text:sequence-ref text:reference-format="text" text:ref-name="refText19">(20)</text:sequence-ref><text:s/><text:span text:style-name="T12">i</text:span>t is easy to check homogeneity and isotropy. <text:span text:style-name="T12">Equation </text:span><text:span text:style-name="T12"><text:sequence-ref text:reference-format="text" text:ref-name="refText19">(20)</text:sequence-ref></text:span><text:span text:style-name="T12"><text:s/></text:span>is the metric for a <text:span text:style-name="T12">3-</text:span>sphere of radius<draw:frame draw:style-name="fr1" draw:name="Object34" text:anchor-type="as-char" svg:y="-0.1634in" svg:width="0.472in" svg:height="0.1984in" draw:z-index="35"><draw:object xlink:href="./Object 34" xlink:type="simple" xlink:show="embed" xlink:actuate="onLoad"/><draw:image xlink:href="./ObjectReplacements/Object 34" xlink:type="simple" xlink:show="embed" xlink:actuate="onLoad"/></draw:frame>. <text:span text:style-name="T12">I</text:span>n <text:span text:style-name="T12">the </text:span>limit, <text:span text:style-name="T12">when</text:span><draw:frame draw:style-name="fr1" draw:name="Object35" text:anchor-type="as-char" svg:y="-0.1484in" svg:width="0.502in" svg:height="0.1839in" draw:z-index="53"><draw:object xlink:href="./Object 35" xlink:type="simple" xlink:show="embed" xlink:actuate="onLoad"/><draw:image xlink:href="./ObjectReplacements/Object 35" xlink:type="simple" xlink:show="embed" xlink:actuate="onLoad"/></draw:frame>, <text:span text:style-name="T12">Equation </text:span><text:span text:style-name="T12"><text:sequence-ref text:reference-format="text" text:ref-name="refText19">(20)</text:sequence-ref></text:span><text:span text:style-name="T12"><text:s/></text:span>becomes <text:span text:style-name="T12">the </text:span>flat <text:span text:style-name="T12">3D</text:span> <text:span text:style-name="T12">E</text:span>uclidean metric in spherical coordinates. <text:span text:style-name="T12">T</text:span>herefore the spatial metric<draw:frame draw:style-name="fr1" draw:name="Object36" text:anchor-type="as-char" svg:y="-0.1484in" svg:width="0.4181in" svg:height="0.1839in" draw:z-index="55"><draw:object xlink:href="./Object 36" xlink:type="simple" xlink:show="embed" xlink:actuate="onLoad"/><draw:image xlink:href="./ObjectReplacements/Object 36" xlink:type="simple" xlink:show="embed" xlink:actuate="onLoad"/></draw:frame>, then <text:span text:style-name="T12">we </text:span>say that the space-time is closed and if<draw:frame draw:style-name="fr1" draw:name="Object37" text:anchor-type="as-char" svg:y="-0.1484in" svg:width="0.4417in" svg:height="0.1839in" draw:z-index="57"><draw:object xlink:href="./Object 37" xlink:type="simple" xlink:show="embed" xlink:actuate="onLoad"/><draw:image xlink:href="./ObjectReplacements/Object 37" xlink:type="simple" xlink:show="embed" xlink:actuate="onLoad"/><svg:desc>formula</svg:desc></draw:frame>we say <text:span text:style-name="T12">that </text:span>the space-time is spatially flat. <text:span text:style-name="T12">T</text:span>here is another interesting property when<draw:frame draw:style-name="fr1" draw:name="Object38" text:anchor-type="as-char" svg:y="-0.1484in" svg:width="0.4181in" svg:height="0.1839in" draw:z-index="62"><draw:object xlink:href="./Object 38" xlink:type="simple" xlink:show="embed" xlink:actuate="onLoad"/><draw:image xlink:href="./ObjectReplacements/Object 38" xlink:type="simple" xlink:show="embed" xlink:actuate="onLoad"/><svg:desc>formula</svg:desc></draw:frame>. <text:span text:style-name="T12">I</text:span>n this case <text:span text:style-name="T12">spatial geometry </text:span>is open and one can take the analytic continuation of the sine function to obtain the following:</text:p>
      <text:p text:style-name="P27"/>
      <table:table table:name="Table21" table:style-name="Table21">
        <table:table-column table:style-name="Table21.A"/>
        <table:table-column table:style-name="Table21.B"/>
        <table:table-header-rows>
          <table:table-row>
            <table:table-cell table:style-name="Table21.A1" office:value-type="string">
              <text:p text:style-name="P72"><draw:frame draw:style-name="fr1" draw:name="Object39" text:anchor-type="as-char" svg:y="-0.3752in" svg:width="3.902in" svg:height="0.589in" draw:z-index="36"><draw:object xlink:href="./Object 39" xlink:type="simple" xlink:show="embed" xlink:actuate="onLoad"/><draw:image xlink:href="./ObjectReplacements/Object 39" xlink:type="simple" xlink:show="embed" xlink:actuate="onLoad"/><svg:desc>formula</svg:desc></draw:frame></text:p>
            </table:table-cell>
            <table:table-cell table:style-name="Table21.A1" office:value-type="string">
              <text:p text:style-name="P73">(<text:sequence text:ref-name="refText20" text:name="Text" text:formula="ooow:Text+1" style:num-format="1">21</text:sequence>)</text:p>
            </table:table-cell>
          </table:table-row>
        </table:table-header-rows>
      </table:table>
      <text:p text:style-name="P26"/>
      <text:p text:style-name="P28"><text:span text:style-name="T13">N</text:span>ow let us summarize some of the spatial geometries:</text:p>
      <text:list xml:id="list1870400839" text:style-name="L1">
        <text:list-item>
          <text:p text:style-name="P76"><text:span text:style-name="T13">T</text:span>he first of which is<draw:frame draw:style-name="fr1" draw:name="Object40" text:anchor-type="as-char" svg:y="-0.1602in" svg:width="0.2575in" svg:height="0.1957in" draw:z-index="37"><draw:object xlink:href="./Object 40" xlink:type="simple" xlink:show="embed" xlink:actuate="onLoad"/><draw:image xlink:href="./ObjectReplacements/Object 40" xlink:type="simple" xlink:show="embed" xlink:actuate="onLoad"/></draw:frame>or the specially flat space-time. <text:span text:style-name="T13">T</text:span>his is standard <text:span text:style-name="T13">E</text:span>uclidean space, with infinite volume and the rules of geometry. <text:span text:style-name="T13">I</text:span>n fact, our universe appears to be spatially flat to a very good approximation.</text:p>
        </text:list-item>
        <text:list-item>
          <text:p text:style-name="P77"><text:span text:style-name="T14">T</text:span>he second geometry<draw:frame draw:style-name="fr1" draw:name="Object41" text:anchor-type="as-char" svg:y="-0.1602in" svg:width="0.2252in" svg:height="0.1957in" draw:z-index="38"><draw:object xlink:href="./Object 41" xlink:type="simple" xlink:show="embed" xlink:actuate="onLoad"/><draw:image xlink:href="./ObjectReplacements/Object 41" xlink:type="simple" xlink:show="embed" xlink:actuate="onLoad"/><svg:desc>formula</svg:desc></draw:frame>is the closed space-time. <text:span text:style-name="T14">T</text:span>his space time has the geometry of a <text:span text:style-name="T14">3-</text:span>sphere and the usual coordinate system correspond to hyper-spherical coordinates. <text:span text:style-name="T14">T</text:span>he maximum distance from the origin is the anti-po<text:span text:style-name="T14">d</text:span>a<text:span text:style-name="T14">l</text:span> point at<draw:frame draw:style-name="fr1" draw:name="Object42" text:anchor-type="as-char" svg:y="-0.1602in" svg:width="1.0543in" svg:height="0.2075in" draw:z-index="39"><draw:object xlink:href="./Object 42" xlink:type="simple" xlink:show="embed" xlink:actuate="onLoad"/><draw:image xlink:href="./ObjectReplacements/Object 42" xlink:type="simple" xlink:show="embed" xlink:actuate="onLoad"/><svg:desc>formula</svg:desc></draw:frame>where there is a <text:soft-page-break/>coordinate <text:span text:style-name="T14">s</text:span>ingularity. <text:span text:style-name="T14">T</text:span>he volume of the sphere is finite:<draw:frame draw:style-name="fr1" draw:name="Object43" text:anchor-type="as-char" svg:y="-0.1602in" svg:width="1.2764in" svg:height="0.2209in" draw:z-index="40"><draw:object xlink:href="./Object 43" xlink:type="simple" xlink:show="embed" xlink:actuate="onLoad"/><draw:image xlink:href="./ObjectReplacements/Object 43" xlink:type="simple" xlink:show="embed" xlink:actuate="onLoad"/><svg:desc>formula</svg:desc></draw:frame>. <text:span text:style-name="T15">T</text:span>he closed space exhibits non-euclidean features for example the interior angles of a triangle <text:span text:style-name="T15">add to</text:span><text:span text:style-name="T15"><draw:frame draw:style-name="fr1" draw:name="Object44" text:anchor-type="as-char" svg:y="-0.1484in" svg:width="0.3181in" svg:height="0.1839in" draw:z-index="41"><draw:object xlink:href="./Object 44" xlink:type="simple" xlink:show="embed" xlink:actuate="onLoad"/><draw:image xlink:href="./ObjectReplacements/Object 44" xlink:type="simple" xlink:show="embed" xlink:actuate="onLoad"/><svg:desc>formula</svg:desc></draw:frame></text:span>and <text:span text:style-name="T15">the</text:span> Pythagorean theorem <text:span text:style-name="T15">reads</text:span><text:span text:style-name="T15"><draw:frame draw:style-name="fr1" draw:name="Object45" text:anchor-type="as-char" svg:y="-0.1602in" svg:width="0.7193in" svg:height="0.1957in" draw:z-index="42"><draw:object xlink:href="./Object 45" xlink:type="simple" xlink:show="embed" xlink:actuate="onLoad"/><draw:image xlink:href="./ObjectReplacements/Object 45" xlink:type="simple" xlink:show="embed" xlink:actuate="onLoad"/><svg:desc>formula</svg:desc></draw:frame></text:span><text:span text:style-name="T15">.</text:span></text:p>
        </text:list-item>
        <text:list-item>
          <text:p text:style-name="P77"><text:span text:style-name="T15">T</text:span>he <text:span text:style-name="T15">t</text:span>hird <text:span text:style-name="T15">of which is</text:span><text:span text:style-name="T15"><draw:frame draw:style-name="fr1" draw:name="Object46" text:anchor-type="as-char" svg:y="-0.1602in" svg:width="0.2756in" svg:height="0.1957in" draw:z-index="43"><draw:object xlink:href="./Object 46" xlink:type="simple" xlink:show="embed" xlink:actuate="onLoad"/><draw:image xlink:href="./ObjectReplacements/Object 46" xlink:type="simple" xlink:show="embed" xlink:actuate="onLoad"/><svg:desc>formula</svg:desc></draw:frame></text:span><text:span text:style-name="T15">or the open space-time.</text:span> <text:span text:style-name="T15">T</text:span>his is known as the hyperbolic <text:span text:style-name="T15">space, </text:span>with the same topology as <text:span text:style-name="T15">E</text:span>uclidean space. <text:span text:style-name="T15">H</text:span>owever it exhibits non-<text:span text:style-name="T15">E</text:span>uclidean features. <text:span text:style-name="T15">F</text:span>or example the interior regions of a triangle add to<draw:frame draw:style-name="fr1" draw:name="Object47" text:anchor-type="as-char" svg:y="-0.1484in" svg:width="0.3181in" svg:height="0.1839in" draw:z-index="44"><draw:object xlink:href="./Object 47" xlink:type="simple" xlink:show="embed" xlink:actuate="onLoad"/><draw:image xlink:href="./ObjectReplacements/Object 47" xlink:type="simple" xlink:show="embed" xlink:actuate="onLoad"/><svg:desc>formula</svg:desc></draw:frame>and the Pythagorean theorem <text:span text:style-name="T15">reads</text:span><text:span text:style-name="T15"><draw:frame draw:style-name="fr1" draw:name="Object48" text:anchor-type="as-char" svg:y="-0.1602in" svg:width="0.7193in" svg:height="0.1957in" draw:z-index="45"><draw:object xlink:href="./Object 48" xlink:type="simple" xlink:show="embed" xlink:actuate="onLoad"/><draw:image xlink:href="./ObjectReplacements/Object 48" xlink:type="simple" xlink:show="embed" xlink:actuate="onLoad"/><svg:desc>formula</svg:desc></draw:frame></text:span><text:span text:style-name="T15">.</text:span> <text:span text:style-name="T15">N</text:span>ot only is the volume of an <text:span text:style-name="T15">open space </text:span>infinite, but it's exponentially infinite in the sense that the volume of a sphere of radius<draw:frame draw:style-name="fr1" draw:name="Object49" text:anchor-type="as-char" svg:y="-0.1484in" svg:width="0.1543in" svg:height="0.1839in" draw:z-index="46"><draw:object xlink:href="./Object 49" xlink:type="simple" xlink:show="embed" xlink:actuate="onLoad"/><draw:image xlink:href="./ObjectReplacements/Object 49" xlink:type="simple" xlink:show="embed" xlink:actuate="onLoad"/><svg:desc>formula</svg:desc></draw:frame>is<draw:frame draw:style-name="fr1" draw:name="Object50" text:anchor-type="as-char" svg:y="-0.152in" svg:width="1.3516in" svg:height="0.2126in" draw:z-index="47"><draw:object xlink:href="./Object 50" xlink:type="simple" xlink:show="embed" xlink:actuate="onLoad"/><draw:image xlink:href="./ObjectReplacements/Object 50" xlink:type="simple" xlink:show="embed" xlink:actuate="onLoad"/><svg:desc>formula</svg:desc></draw:frame>which increases exponentially with the radius.</text:p>
        </text:list-item>
        <text:list-item>
          <text:p text:style-name="P78"><text:span text:style-name="T16">T</text:span>he final of which <text:span text:style-name="T16">is</text:span><text:span text:style-name="T16"><draw:frame draw:style-name="fr1" draw:name="Object51" text:anchor-type="as-char" svg:y="-0.172in" svg:width="0.3898in" svg:height="0.2075in" draw:z-index="48"><draw:object xlink:href="./Object 51" xlink:type="simple" xlink:show="embed" xlink:actuate="onLoad"/><draw:image xlink:href="./ObjectReplacements/Object 51" xlink:type="simple" xlink:show="embed" xlink:actuate="onLoad"/><svg:desc>formula</svg:desc></draw:frame></text:span><text:span text:style-name="T16">or </text:span>projector space. <text:span text:style-name="T16">T</text:span>his is an alternative topology of the closed <text:span text:style-name="T16">u</text:span>niverse in which the anti-po<text:span text:style-name="T16">d</text:span>a<text:span text:style-name="T16">l</text:span> points are<text:span text:style-name="T17">:</text:span><text:span text:style-name="T16"><draw:frame draw:style-name="fr1" draw:name="Object52" text:anchor-type="as-char" svg:y="-0.1602in" svg:width="2.5402in" svg:height="0.2075in" draw:z-index="49"><draw:object xlink:href="./Object 52" xlink:type="simple" xlink:show="embed" xlink:actuate="onLoad"/><draw:image xlink:href="./ObjectReplacements/Object 52" xlink:type="simple" xlink:show="embed" xlink:actuate="onLoad"/><svg:desc>formula</svg:desc></draw:frame></text:span><text:span text:style-name="T16">.</text:span> <text:span text:style-name="T17">L</text:span>ocally it looks like a closed universe but has half the volume<draw:frame draw:style-name="fr1" draw:name="Object53" text:anchor-type="as-char" svg:y="-0.1602in" svg:width="1.1756in" svg:height="0.2209in" draw:z-index="50"><draw:object xlink:href="./Object 53" xlink:type="simple" xlink:show="embed" xlink:actuate="onLoad"/><draw:image xlink:href="./ObjectReplacements/Object 53" xlink:type="simple" xlink:show="embed" xlink:actuate="onLoad"/><svg:desc>formula</svg:desc></draw:frame>.</text:p>
        </text:list-item>
      </text:list>
      <text:p text:style-name="P29"/>
      <text:p text:style-name="P3">Summary</text:p>
      <text:p text:style-name="P30"/>
      <text:p text:style-name="P30"><text:span text:style-name="T18">T</text:span>he unique region of the projection space has<draw:frame draw:style-name="fr1" draw:name="Object54" text:anchor-type="as-char" svg:y="-0.1634in" svg:width="0.8634in" svg:height="0.2047in" draw:z-index="51"><draw:object xlink:href="./Object 54" xlink:type="simple" xlink:show="embed" xlink:actuate="onLoad"/><draw:image xlink:href="./ObjectReplacements/Object 54" xlink:type="simple" xlink:show="embed" xlink:actuate="onLoad"/></draw:frame><text:span text:style-name="T18">i.e. is </text:span>the region between the North Pole <text:span text:style-name="T18">(origin) </text:span>and the equator; if one passes the equator one reappears on the opposite side of the sphere. <text:span text:style-name="T19">T</text:span>his is the only non-trivial topology of any of these spaces we have considered that is globally homogeneous and isotropic.</text:p>
      <text:p text:style-name="P74"><text:a xlink:type="simple" xlink:href="https://www.youtube.com/watch?v=2th_tZIzO58&amp;list=PL3K7YoCoygIB92cUfgWM3zsoQK_s-QRUL&amp;index=2" text:style-name="Internet_20_link" text:visited-style-name="Visited_20_Internet_20_Link">Cosmology Lecture 2: The Friedmann Equations and Single-Component Universes</text:a></text:p>
      <text:p text:style-name="P30"/>
      <text:p text:style-name="P3">Intro</text:p>
      <text:p text:style-name="P3"/>
      <text:p text:style-name="P31"><text:span text:style-name="T20">T</text:span>he following is part of a series of lectures on Cosmology in this particular lecture we will derive the <text:span text:style-name="T20">F</text:span>riedman equations and explore some universes with single components such as matter, radiation and dark energy. <text:span text:style-name="T21">T</text:span>he outline of this lecture is as follows, first we will summarize what we have done in the last lecture then we will proceed to derive the <text:a xlink:type="simple" xlink:href="https://en.wikipedia.org/wiki/Friedmann_equations" text:style-name="Internet_20_link" text:visited-style-name="Visited_20_Internet_20_Link">Friedman equations</text:a>, next we will write the Friedman equations in terms of the density parameters afterwards we will explore four types of single component universes and finally we will summarize the four types of <text:span text:style-name="T22">single</text:span> component universes using some plots </text:p>
      <text:p text:style-name="P31"/>
      <text:p text:style-name="P5">Summary of Last Lecture</text:p>
      <text:p text:style-name="P5"/>
      <text:p text:style-name="P31"><text:span text:style-name="T22">I</text:span>n the last lecture we first mathematically formalized the notion of homogeneity and isotropy. <text:span text:style-name="T22">T</text:span>hereafter we derived the <text:a xlink:type="simple" xlink:href="https://en.wikipedia.org/wiki/Friedmann–Lemaître–Robertson–Walker_metric" text:style-name="Internet_20_link" text:visited-style-name="Visited_20_Internet_20_Link">Friedmann–Lemaître–Robertson–Walker metric</text:a> in the following form:</text:p>
      <text:p text:style-name="P32"/>
      <table:table table:name="Table22" table:style-name="Table22">
        <table:table-column table:style-name="Table22.A"/>
        <table:table-column table:style-name="Table22.B"/>
        <table:table-header-rows>
          <table:table-row>
            <table:table-cell table:style-name="Table22.A1" office:value-type="string">
              <text:p text:style-name="P72"><draw:frame draw:style-name="fr1" draw:name="Object55" text:anchor-type="as-char" svg:y="-0.2154in" svg:width="2.8484in" svg:height="0.2902in" draw:z-index="52"><draw:object xlink:href="./Object 55" xlink:type="simple" xlink:show="embed" xlink:actuate="onLoad"/><draw:image xlink:href="./ObjectReplacements/Object 55" xlink:type="simple" xlink:show="embed" xlink:actuate="onLoad"/><svg:desc>formula</svg:desc></draw:frame></text:p>
            </table:table-cell>
            <table:table-cell table:style-name="Table22.A1" office:value-type="string">
              <text:p text:style-name="P73">(<text:sequence text:ref-name="refText21" text:name="Text" text:formula="ooow:Text+1" style:num-format="1">22</text:sequence>)</text:p>
            </table:table-cell>
          </table:table-row>
        </table:table-header-rows>
      </table:table>
      <text:p text:style-name="P31"/>
      <text:p text:style-name="P33"><text:span text:style-name="T23">F</text:span>inally, we derived the possible spatial geometries under the condition of homogeneity and isotropy. <text:span text:style-name="T23">W</text:span>e found that if<draw:frame draw:style-name="fr1" draw:name="Object56" text:anchor-type="as-char" svg:y="-0.1484in" svg:width="0.4181in" svg:height="0.1839in" draw:z-index="60"><draw:object xlink:href="./Object 56" xlink:type="simple" xlink:show="embed" xlink:actuate="onLoad"/><draw:image xlink:href="./ObjectReplacements/Object 56" xlink:type="simple" xlink:show="embed" xlink:actuate="onLoad"/></draw:frame>then we have a closed universe with the following metric:</text:p>
      <text:p text:style-name="P34"/>
      <table:table table:name="Table23" table:style-name="Table23">
        <table:table-column table:style-name="Table23.A"/>
        <table:table-column table:style-name="Table23.B"/>
        <table:table-header-rows>
          <table:table-row>
            <table:table-cell table:style-name="Table23.A1" office:value-type="string">
              <text:p text:style-name="P72"><draw:frame draw:style-name="fr1" draw:name="Object57" text:anchor-type="as-char" svg:y="-0.3752in" svg:width="3.6937in" svg:height="0.589in" draw:z-index="54"><draw:object xlink:href="./Object 57" xlink:type="simple" xlink:show="embed" xlink:actuate="onLoad"/><draw:image xlink:href="./ObjectReplacements/Object 57" xlink:type="simple" xlink:show="embed" xlink:actuate="onLoad"/><svg:desc>formula</svg:desc></draw:frame></text:p>
            </table:table-cell>
            <table:table-cell table:style-name="Table23.A1" office:value-type="string">
              <text:p text:style-name="P73">(<text:sequence text:ref-name="refText22" text:name="Text" text:formula="ooow:Text+1" style:num-format="1">23</text:sequence>)</text:p>
            </table:table-cell>
          </table:table-row>
        </table:table-header-rows>
      </table:table>
      <text:p text:style-name="P33"/>
      <text:p text:style-name="P35"><text:span text:style-name="T24">N</text:span>ext we found that if<draw:frame draw:style-name="fr1" draw:name="Object58" text:anchor-type="as-char" svg:y="-0.1484in" svg:width="0.4417in" svg:height="0.1839in" draw:z-index="63"><draw:object xlink:href="./Object 58" xlink:type="simple" xlink:show="embed" xlink:actuate="onLoad"/><draw:image xlink:href="./ObjectReplacements/Object 58" xlink:type="simple" xlink:show="embed" xlink:actuate="onLoad"/><svg:desc>formula</svg:desc></draw:frame>, we have the flat universe with the flat <text:span text:style-name="T24">E</text:span>uclidean metric:</text:p>
      <text:p text:style-name="P36"/>
      <table:table table:name="Table24" table:style-name="Table24">
        <table:table-column table:style-name="Table24.A"/>
        <table:table-column table:style-name="Table24.B"/>
        <table:table-header-rows>
          <table:table-row>
            <table:table-cell table:style-name="Table24.A1" office:value-type="string">
              <text:p text:style-name="P72"><draw:frame draw:style-name="fr1" draw:name="Object59" text:anchor-type="as-char" svg:y="-0.2154in" svg:width="2.2693in" svg:height="0.2902in" draw:z-index="56"><draw:object xlink:href="./Object 59" xlink:type="simple" xlink:show="embed" xlink:actuate="onLoad"/><draw:image xlink:href="./ObjectReplacements/Object 59" xlink:type="simple" xlink:show="embed" xlink:actuate="onLoad"/><svg:desc>formula</svg:desc></draw:frame></text:p>
            </table:table-cell>
            <table:table-cell table:style-name="Table24.A1" office:value-type="string">
              <text:p text:style-name="P73">(<text:sequence text:ref-name="refText23" text:name="Text" text:formula="ooow:Text+1" style:num-format="1">24</text:sequence>)</text:p>
            </table:table-cell>
          </table:table-row>
        </table:table-header-rows>
      </table:table>
      <text:p text:style-name="P35"/>
      <text:p text:style-name="P35"><text:span text:style-name="T24">A</text:span>nd finally if<draw:frame draw:style-name="fr1" draw:name="Object60" text:anchor-type="as-char" svg:y="-0.1484in" svg:width="0.4181in" svg:height="0.1839in" draw:z-index="76"><draw:object xlink:href="./Object 60" xlink:type="simple" xlink:show="embed" xlink:actuate="onLoad"/><draw:image xlink:href="./ObjectReplacements/Object 60" xlink:type="simple" xlink:show="embed" xlink:actuate="onLoad"/><svg:desc>formula</svg:desc></draw:frame>we take the analytic continuation of the sine function and we obtain the open universe with the following metric:</text:p>
      <text:p text:style-name="P36"/>
      <table:table table:name="Table25" table:style-name="Table25">
        <table:table-column table:style-name="Table25.A"/>
        <table:table-column table:style-name="Table25.B"/>
        <table:table-header-rows>
          <table:table-row>
            <table:table-cell table:style-name="Table25.A1" office:value-type="string">
              <text:p text:style-name="P72"><draw:frame draw:style-name="fr1" draw:name="Object61" text:anchor-type="as-char" svg:y="-0.3752in" svg:width="3.9866in" svg:height="0.589in" draw:z-index="58"><draw:object xlink:href="./Object 61" xlink:type="simple" xlink:show="embed" xlink:actuate="onLoad"/><draw:image xlink:href="./ObjectReplacements/Object 61" xlink:type="simple" xlink:show="embed" xlink:actuate="onLoad"/><svg:desc>formula</svg:desc></draw:frame></text:p>
            </table:table-cell>
            <table:table-cell table:style-name="Table25.A1" office:value-type="string">
              <text:p text:style-name="P73">(<text:sequence text:ref-name="refText24" text:name="Text" text:formula="ooow:Text+1" style:num-format="1">25</text:sequence>)</text:p>
            </table:table-cell>
          </table:table-row>
        </table:table-header-rows>
      </table:table>
      <text:p text:style-name="P35"/>
      <text:p text:style-name="P35"><text:span text:style-name="T24">T</text:span>here are also non-trivial topologies but they will not be discussed as they are beyond the scope of this lecture.</text:p>
      <text:p text:style-name="P35"/>
      <text:p text:style-name="P4">The Friedmann Equations</text:p>
      <text:p text:style-name="P35"/>
      <text:p text:style-name="P35"><text:span text:style-name="T24">T</text:span>he Friedman equations are a set of equations in physical Cosmology that govern the expansion of space in a homogeneous and isotropic models of the universe. <text:span text:style-name="T24">T</text:span>o derive the Friedman equations we need to solve the Einstein field equations using the Friedmann–Lemaître–Robertson–Walker metric. <text:span text:style-name="T24">T</text:span>o do this let us first write the Friedmann–Lemaître–Robertson–Walker metric in an alternative form namely the following:</text:p>
      <text:p text:style-name="P35"><text:soft-page-break/></text:p>
      <table:table table:name="Table26" table:style-name="Table26">
        <table:table-column table:style-name="Table26.A"/>
        <table:table-column table:style-name="Table26.B"/>
        <table:table-header-rows>
          <table:table-row>
            <table:table-cell table:style-name="Table26.A1" office:value-type="string">
              <text:p text:style-name="P72"><draw:frame draw:style-name="fr1" draw:name="Object62" text:anchor-type="as-char" svg:y="-0.3618in" svg:width="4.1236in" svg:height="0.6047in" draw:z-index="59"><draw:object xlink:href="./Object 62" xlink:type="simple" xlink:show="embed" xlink:actuate="onLoad"/><draw:image xlink:href="./ObjectReplacements/Object 62" xlink:type="simple" xlink:show="embed" xlink:actuate="onLoad"/><svg:desc>formula</svg:desc></draw:frame></text:p>
            </table:table-cell>
            <table:table-cell table:style-name="Table26.A1" office:value-type="string">
              <text:p text:style-name="P73">(<text:sequence text:ref-name="refText25" text:name="Text" text:formula="ooow:Text+1" style:num-format="1">26</text:sequence>)</text:p>
            </table:table-cell>
          </table:table-row>
        </table:table-header-rows>
      </table:table>
      <text:p text:style-name="P35"/>
      <text:p text:style-name="P37"><text:span text:style-name="T25">L</text:span>ike the last lecture, we will use the method of differential forms to compute the<draw:frame draw:style-name="fr1" draw:name="Object63" text:anchor-type="as-char" svg:y="-0.1508in" svg:width="0.2917in" svg:height="0.211in" draw:z-index="77"><draw:object xlink:href="./Object 63" xlink:type="simple" xlink:show="embed" xlink:actuate="onLoad"/><draw:image xlink:href="./ObjectReplacements/Object 63" xlink:type="simple" xlink:show="embed" xlink:actuate="onLoad"/></draw:frame>component for pedagogical purposes. <text:span text:style-name="T25">T</text:span>hen the rest will be listed out, as the same method<text:span text:style-name="T25">ology</text:span> can be used to obtain the other components of the <text:span text:style-name="T25">Ricci</text:span> tensor.</text:p>
      <text:p text:style-name="P37"/>
      <text:p text:style-name="P38"><text:span text:style-name="T26">T</text:span>o compute the <text:span text:style-name="T25">Ricci</text:span> <text:span text:style-name="T26">tensor </text:span>using differential forms, we first have to write the orthonormal bases. <text:span text:style-name="T26">T</text:span>he easiest <text:span text:style-name="T26">ortho</text:span>normal <text:span text:style-name="T26">one can write is:</text:span></text:p>
      <text:p text:style-name="P39"/>
      <table:table table:name="Table27" table:style-name="Table27">
        <table:table-column table:style-name="Table27.A"/>
        <table:table-column table:style-name="Table27.B"/>
        <table:table-header-rows>
          <table:table-row>
            <table:table-cell table:style-name="Table27.A1" office:value-type="string">
              <text:p text:style-name="P72"><draw:frame draw:style-name="fr1" draw:name="Object64" text:anchor-type="as-char" svg:y="-0.7299in" svg:width="2.2555in" svg:height="1.4008in" draw:z-index="61"><draw:object xlink:href="./Object 64" xlink:type="simple" xlink:show="embed" xlink:actuate="onLoad"/><draw:image xlink:href="./ObjectReplacements/Object 64" xlink:type="simple" xlink:show="embed" xlink:actuate="onLoad"/><svg:desc>formula</svg:desc></draw:frame></text:p>
            </table:table-cell>
            <table:table-cell table:style-name="Table27.A1" office:value-type="string">
              <text:p text:style-name="P73">(<text:sequence text:ref-name="refText26" text:name="Text" text:formula="ooow:Text+1" style:num-format="1">27</text:sequence>)</text:p>
            </table:table-cell>
          </table:table-row>
        </table:table-header-rows>
      </table:table>
      <text:p text:style-name="P38"/>
      <text:p text:style-name="P38"><text:span text:style-name="T26">W</text:span>here the hats denote the coordinate in the orthonormal bases. <text:span text:style-name="T26">N</text:span>ow let the prime and over dot denote the derivative with respect to<draw:frame draw:style-name="fr1" draw:name="Object65" text:anchor-type="as-char" svg:y="-0.1484in" svg:width="0.1543in" svg:height="0.1839in" draw:z-index="78"><draw:object xlink:href="./Object 65" xlink:type="simple" xlink:show="embed" xlink:actuate="onLoad"/><draw:image xlink:href="./ObjectReplacements/Object 65" xlink:type="simple" xlink:show="embed" xlink:actuate="onLoad"/></draw:frame>and<draw:frame draw:style-name="fr1" draw:name="Object66" text:anchor-type="as-char" svg:y="-0.1484in" svg:width="0.1374in" svg:height="0.1839in" draw:z-index="87"><draw:object xlink:href="./Object 66" xlink:type="simple" xlink:show="embed" xlink:actuate="onLoad"/><draw:image xlink:href="./ObjectReplacements/Object 66" xlink:type="simple" xlink:show="embed" xlink:actuate="onLoad"/></draw:frame>respectively. <text:span text:style-name="T26">T</text:span>aking the exterior derivative of the orthonormal basis yields the following:</text:p>
      <text:p text:style-name="P39"/>
      <table:table table:name="Table28" table:style-name="Table28">
        <table:table-column table:style-name="Table28.A"/>
        <table:table-column table:style-name="Table28.B"/>
        <table:table-header-rows>
          <table:table-row>
            <table:table-cell table:style-name="Table28.A1" office:value-type="string">
              <text:p text:style-name="P72"><draw:frame draw:style-name="fr1" draw:name="Object67" text:anchor-type="as-char" svg:y="-1.0508in" svg:width="4.8299in" svg:height="2.0272in" draw:z-index="64"><draw:object xlink:href="./Object 67" xlink:type="simple" xlink:show="embed" xlink:actuate="onLoad"/><draw:image xlink:href="./ObjectReplacements/Object 67" xlink:type="simple" xlink:show="embed" xlink:actuate="onLoad"/><svg:desc>formula</svg:desc></draw:frame></text:p>
            </table:table-cell>
            <table:table-cell table:style-name="Table28.A1" office:value-type="string">
              <text:p text:style-name="P73">(<text:sequence text:ref-name="refText27" text:name="Text" text:formula="ooow:Text+1" style:num-format="1">28</text:sequence>)</text:p>
            </table:table-cell>
          </table:table-row>
        </table:table-header-rows>
      </table:table>
      <text:p text:style-name="P38"/>
      <text:p text:style-name="P40"><text:span text:style-name="T27">N</text:span>ow we can use Cartan's first equation of structure to calculate the spin connections:</text:p>
      <text:p text:style-name="P41"/>
      <table:table table:name="Table29" table:style-name="Table29">
        <table:table-column table:style-name="Table29.A"/>
        <table:table-column table:style-name="Table29.B"/>
        <table:table-header-rows>
          <table:table-row>
            <table:table-cell table:style-name="Table29.A1" office:value-type="string">
              <text:p text:style-name="P72"><draw:frame draw:style-name="fr1" draw:name="Object68" text:anchor-type="as-char" svg:y="-0.2307in" svg:width="1.4563in" svg:height="0.3272in" draw:z-index="65"><draw:object xlink:href="./Object 68" xlink:type="simple" xlink:show="embed" xlink:actuate="onLoad"/><draw:image xlink:href="./ObjectReplacements/Object 68" xlink:type="simple" xlink:show="embed" xlink:actuate="onLoad"/><svg:desc>formula</svg:desc></draw:frame></text:p>
            </table:table-cell>
            <table:table-cell table:style-name="Table29.A1" office:value-type="string">
              <text:p text:style-name="P73">(<text:sequence text:ref-name="refText28" text:name="Text" text:formula="ooow:Text+1" style:num-format="1">29</text:sequence>)</text:p>
            </table:table-cell>
          </table:table-row>
        </table:table-header-rows>
      </table:table>
      <text:p text:style-name="P40"/>
      <text:p text:style-name="P40"><text:span text:style-name="T27">N</text:span>ote that this equality is equal to zero because in General relativity there is no torsion. <text:span text:style-name="T27">B</text:span>y inspection the relevant spin connections are as follows:</text:p>
      <text:p text:style-name="P42"/>
      <table:table table:name="Table30" table:style-name="Table30">
        <table:table-column table:style-name="Table30.A"/>
        <table:table-column table:style-name="Table30.B"/>
        <table:table-header-rows>
          <table:table-row>
            <table:table-cell table:style-name="Table30.A1" office:value-type="string">
              <text:p text:style-name="P72"><draw:frame draw:style-name="fr1" draw:name="Object69" text:anchor-type="as-char" svg:y="-0.3047in" svg:width="1.4236in" svg:height="0.4909in" draw:z-index="66"><draw:object xlink:href="./Object 69" xlink:type="simple" xlink:show="embed" xlink:actuate="onLoad"/><draw:image xlink:href="./ObjectReplacements/Object 69" xlink:type="simple" xlink:show="embed" xlink:actuate="onLoad"/><svg:desc>formula</svg:desc></draw:frame></text:p>
            </table:table-cell>
            <table:table-cell table:style-name="Table30.A1" office:value-type="string">
              <text:p text:style-name="P73">(<text:sequence text:ref-name="refText29" text:name="Text" text:formula="ooow:Text+1" style:num-format="1">30</text:sequence>)</text:p>
            </table:table-cell>
          </table:table-row>
        </table:table-header-rows>
      </table:table>
      <text:p text:style-name="P42"><text:soft-page-break/></text:p>
      <table:table table:name="Table31" table:style-name="Table31">
        <table:table-column table:style-name="Table31.A"/>
        <table:table-column table:style-name="Table31.B"/>
        <table:table-header-rows>
          <table:table-row>
            <table:table-cell table:style-name="Table31.A1" office:value-type="string">
              <text:p text:style-name="P72"><draw:frame draw:style-name="fr1" draw:name="Object70" text:anchor-type="as-char" svg:y="-0.3047in" svg:width="1.552in" svg:height="0.4909in" draw:z-index="67"><draw:object xlink:href="./Object 70" xlink:type="simple" xlink:show="embed" xlink:actuate="onLoad"/><draw:image xlink:href="./ObjectReplacements/Object 70" xlink:type="simple" xlink:show="embed" xlink:actuate="onLoad"/><svg:desc>formula</svg:desc></draw:frame></text:p>
            </table:table-cell>
            <table:table-cell table:style-name="Table31.A1" office:value-type="string">
              <text:p text:style-name="P73">(<text:sequence text:ref-name="refText30" text:name="Text" text:formula="ooow:Text+1" style:num-format="1">31</text:sequence>)</text:p>
            </table:table-cell>
          </table:table-row>
        </table:table-header-rows>
      </table:table>
      <text:p text:style-name="P43"/>
      <table:table table:name="Table32" table:style-name="Table32">
        <table:table-column table:style-name="Table32.A"/>
        <table:table-column table:style-name="Table32.B"/>
        <table:table-header-rows>
          <table:table-row>
            <table:table-cell table:style-name="Table32.A1" office:value-type="string">
              <text:p text:style-name="P72"><draw:frame draw:style-name="fr1" draw:name="Object71" text:anchor-type="as-char" svg:y="-0.3047in" svg:width="1.6909in" svg:height="0.4909in" draw:z-index="68"><draw:object xlink:href="./Object 71" xlink:type="simple" xlink:show="embed" xlink:actuate="onLoad"/><draw:image xlink:href="./ObjectReplacements/Object 71" xlink:type="simple" xlink:show="embed" xlink:actuate="onLoad"/><svg:desc>formula</svg:desc></draw:frame></text:p>
            </table:table-cell>
            <table:table-cell table:style-name="Table32.A1" office:value-type="string">
              <text:p text:style-name="P73">(<text:sequence text:ref-name="refText31" text:name="Text" text:formula="ooow:Text+1" style:num-format="1">32</text:sequence>)</text:p>
            </table:table-cell>
          </table:table-row>
        </table:table-header-rows>
      </table:table>
      <text:p text:style-name="P43"/>
      <table:table table:name="Table33" table:style-name="Table33">
        <table:table-column table:style-name="Table33.A"/>
        <table:table-column table:style-name="Table33.B"/>
        <table:table-header-rows>
          <table:table-row>
            <table:table-cell table:style-name="Table33.A1" office:value-type="string">
              <text:p text:style-name="P72"><draw:frame draw:style-name="fr1" draw:name="Object72" text:anchor-type="as-char" svg:y="-0.3047in" svg:width="2.0165in" svg:height="0.4909in" draw:z-index="69"><draw:object xlink:href="./Object 72" xlink:type="simple" xlink:show="embed" xlink:actuate="onLoad"/><draw:image xlink:href="./ObjectReplacements/Object 72" xlink:type="simple" xlink:show="embed" xlink:actuate="onLoad"/><svg:desc>formula</svg:desc></draw:frame></text:p>
            </table:table-cell>
            <table:table-cell table:style-name="Table33.A1" office:value-type="string">
              <text:p text:style-name="P73">(<text:sequence text:ref-name="refText32" text:name="Text" text:formula="ooow:Text+1" style:num-format="1">33</text:sequence>)</text:p>
            </table:table-cell>
          </table:table-row>
        </table:table-header-rows>
      </table:table>
      <text:p text:style-name="P43"/>
      <table:table table:name="Table34" table:style-name="Table34">
        <table:table-column table:style-name="Table34.A"/>
        <table:table-column table:style-name="Table34.B"/>
        <table:table-header-rows>
          <table:table-row>
            <table:table-cell table:style-name="Table34.A1" office:value-type="string">
              <text:p text:style-name="P72"><draw:frame draw:style-name="fr1" draw:name="Object73" text:anchor-type="as-char" svg:y="-0.3047in" svg:width="2.0307in" svg:height="0.4909in" draw:z-index="70"><draw:object xlink:href="./Object 73" xlink:type="simple" xlink:show="embed" xlink:actuate="onLoad"/><draw:image xlink:href="./ObjectReplacements/Object 73" xlink:type="simple" xlink:show="embed" xlink:actuate="onLoad"/><svg:desc>formula</svg:desc></draw:frame></text:p>
            </table:table-cell>
            <table:table-cell table:style-name="Table34.A1" office:value-type="string">
              <text:p text:style-name="P73">(<text:sequence text:ref-name="refText33" text:name="Text" text:formula="ooow:Text+1" style:num-format="1">34</text:sequence>)</text:p>
            </table:table-cell>
          </table:table-row>
        </table:table-header-rows>
      </table:table>
      <text:p text:style-name="P44"/>
      <table:table table:name="Table35" table:style-name="Table35">
        <table:table-column table:style-name="Table35.A"/>
        <table:table-column table:style-name="Table35.B"/>
        <table:table-header-rows>
          <table:table-row>
            <table:table-cell table:style-name="Table35.A1" office:value-type="string">
              <text:p text:style-name="P72"><draw:frame draw:style-name="fr1" draw:name="Object74" text:anchor-type="as-char" svg:y="-0.3047in" svg:width="2.1063in" svg:height="0.4909in" draw:z-index="71"><draw:object xlink:href="./Object 74" xlink:type="simple" xlink:show="embed" xlink:actuate="onLoad"/><draw:image xlink:href="./ObjectReplacements/Object 74" xlink:type="simple" xlink:show="embed" xlink:actuate="onLoad"/><svg:desc>formula</svg:desc></draw:frame></text:p>
            </table:table-cell>
            <table:table-cell table:style-name="Table35.A1" office:value-type="string">
              <text:p text:style-name="P73">(<text:sequence text:ref-name="refText34" text:name="Text" text:formula="ooow:Text+1" style:num-format="1">35</text:sequence>)</text:p>
            </table:table-cell>
          </table:table-row>
        </table:table-header-rows>
      </table:table>
      <text:p text:style-name="P40"/>
      <text:p text:style-name="P47"><text:span text:style-name="T28">N</text:span>ow recall Cartan's second equation of structure is as follows:</text:p>
      <text:p text:style-name="P47"/>
      <table:table table:name="Table36" table:style-name="Table36">
        <table:table-column table:style-name="Table36.A"/>
        <table:table-column table:style-name="Table36.B"/>
        <table:table-header-rows>
          <table:table-row>
            <table:table-cell table:style-name="Table36.A1" office:value-type="string">
              <text:p text:style-name="P72"><draw:frame draw:style-name="fr1" draw:name="Object75" text:anchor-type="as-char" svg:y="-0.2035in" svg:width="1.7071in" svg:height="0.2992in" draw:z-index="72"><draw:object xlink:href="./Object 75" xlink:type="simple" xlink:show="embed" xlink:actuate="onLoad"/><draw:image xlink:href="./ObjectReplacements/Object 75" xlink:type="simple" xlink:show="embed" xlink:actuate="onLoad"/><svg:desc>formula</svg:desc></draw:frame></text:p>
            </table:table-cell>
            <table:table-cell table:style-name="Table36.A1" office:value-type="string">
              <text:p text:style-name="P73">(<text:sequence text:ref-name="refText35" text:name="Text" text:formula="ooow:Text+1" style:num-format="1">36</text:sequence>)</text:p>
            </table:table-cell>
          </table:table-row>
        </table:table-header-rows>
      </table:table>
      <text:p text:style-name="P46"/>
      <text:p text:style-name="P47"><text:span text:style-name="T29">T</text:span><text:span text:style-name="T28">he </text:span><text:span text:style-name="T29">Ricci</text:span><text:span text:style-name="T28"> tensor is defined in the following manner:</text:span></text:p>
      <text:p text:style-name="P47"/>
      <table:table table:name="Table37" table:style-name="Table37">
        <table:table-column table:style-name="Table37.A"/>
        <table:table-column table:style-name="Table37.B"/>
        <table:table-header-rows>
          <table:table-row>
            <table:table-cell table:style-name="Table37.A1" office:value-type="string">
              <text:p text:style-name="P72"><draw:frame draw:style-name="fr1" draw:name="Object76" text:anchor-type="as-char" svg:y="-0.2154in" svg:width="2.3193in" svg:height="0.2953in" draw:z-index="73"><draw:object xlink:href="./Object 76" xlink:type="simple" xlink:show="embed" xlink:actuate="onLoad"/><draw:image xlink:href="./ObjectReplacements/Object 76" xlink:type="simple" xlink:show="embed" xlink:actuate="onLoad"/><svg:desc>formula</svg:desc></draw:frame></text:p>
            </table:table-cell>
            <table:table-cell table:style-name="Table37.A1" office:value-type="string">
              <text:p text:style-name="P73">(<text:sequence text:ref-name="refText36" text:name="Text" text:formula="ooow:Text+1" style:num-format="1">37</text:sequence>)</text:p>
            </table:table-cell>
          </table:table-row>
        </table:table-header-rows>
      </table:table>
      <text:p text:style-name="P44"/>
      <text:p text:style-name="P45">Now recall that the Riemann tensor in orthonormal basis is related to the <text:span text:style-name="T29">Ricci</text:span> tensor in orthonormal basis in the following form:</text:p>
      <table:table table:name="Table38" table:style-name="Table38">
        <table:table-column table:style-name="Table38.A"/>
        <table:table-column table:style-name="Table38.B"/>
        <table:table-header-rows>
          <table:table-row>
            <table:table-cell table:style-name="Table38.A1" office:value-type="string">
              <text:p text:style-name="P72"><draw:frame draw:style-name="fr1" draw:name="Object77" text:anchor-type="as-char" svg:y="-0.202in" svg:width="1.6929in" svg:height="0.2984in" draw:z-index="74"><draw:object xlink:href="./Object 77" xlink:type="simple" xlink:show="embed" xlink:actuate="onLoad"/><draw:image xlink:href="./ObjectReplacements/Object 77" xlink:type="simple" xlink:show="embed" xlink:actuate="onLoad"/><svg:desc>formula</svg:desc></draw:frame></text:p>
            </table:table-cell>
            <table:table-cell table:style-name="Table38.A1" office:value-type="string">
              <text:p text:style-name="P73">(<text:sequence text:ref-name="refText37" text:name="Text" text:formula="ooow:Text+1" style:num-format="1">38</text:sequence>)</text:p>
            </table:table-cell>
          </table:table-row>
        </table:table-header-rows>
      </table:table>
      <text:p text:style-name="P46"/>
      <text:p text:style-name="P55"><text:span text:style-name="T28">Thus we only require</text:span><text:span text:style-name="T28"><draw:frame draw:style-name="fr1" draw:name="Object78" text:anchor-type="as-char" svg:y="-0.1602in" svg:width="0.3457in" svg:height="0.2217in" draw:z-index="88"><draw:object xlink:href="./Object 78" xlink:type="simple" xlink:show="embed" xlink:actuate="onLoad"/><draw:image xlink:href="./ObjectReplacements/Object 78" xlink:type="simple" xlink:show="embed" xlink:actuate="onLoad"/></draw:frame></text:span><text:span text:style-name="T28">, </text:span><text:span text:style-name="T28"><draw:frame draw:style-name="fr1" draw:name="Object79" text:anchor-type="as-char" svg:y="-0.1563in" svg:width="0.3634in" svg:height="0.2173in" draw:z-index="89"><draw:object xlink:href="./Object 79" xlink:type="simple" xlink:show="embed" xlink:actuate="onLoad"/><draw:image xlink:href="./ObjectReplacements/Object 79" xlink:type="simple" xlink:show="embed" xlink:actuate="onLoad"/><svg:desc>formula</svg:desc></draw:frame></text:span><text:span text:style-name="T28">and</text:span><text:span text:style-name="T28"><draw:frame draw:style-name="fr1" draw:name="Object80" text:anchor-type="as-char" svg:y="-0.1535in" svg:width="0.372in" svg:height="0.2146in" draw:z-index="90"><draw:object xlink:href="./Object 80" xlink:type="simple" xlink:show="embed" xlink:actuate="onLoad"/><draw:image xlink:href="./ObjectReplacements/Object 80" xlink:type="simple" xlink:show="embed" xlink:actuate="onLoad"/><svg:desc>formula</svg:desc></draw:frame></text:span><text:span text:style-name="T28">. </text:span><text:span text:style-name="T30">B</text:span>y inspection we find that the Riemann tensors in <text:span text:style-name="T28">orthonormal</text:span> bas<text:span text:style-name="T30">i</text:span>s are as follows:</text:p>
      <table:table table:name="Table39" table:style-name="Table39">
        <table:table-column table:style-name="Table39.A"/>
        <table:table-column table:style-name="Table39.B"/>
        <table:table-header-rows>
          <table:table-row>
            <table:table-cell table:style-name="Table39.A1" office:value-type="string">
              <text:p text:style-name="P72"><draw:frame draw:style-name="fr1" draw:name="Object81" text:anchor-type="as-char" svg:y="-0.2154in" svg:width="0.9646in" svg:height="0.2917in" draw:z-index="79"><draw:object xlink:href="./Object 81" xlink:type="simple" xlink:show="embed" xlink:actuate="onLoad"/><draw:image xlink:href="./ObjectReplacements/Object 81" xlink:type="simple" xlink:show="embed" xlink:actuate="onLoad"/><svg:desc>formula</svg:desc></draw:frame></text:p>
            </table:table-cell>
            <table:table-cell table:style-name="Table39.A1" office:value-type="string">
              <text:p text:style-name="P73">(<text:sequence text:ref-name="refText38" text:name="Text" text:formula="ooow:Text+1" style:num-format="1">39</text:sequence>)</text:p>
            </table:table-cell>
          </table:table-row>
        </table:table-header-rows>
      </table:table>
      <text:p text:style-name="P48"/>
      <table:table table:name="Table40" table:style-name="Table40">
        <table:table-column table:style-name="Table40.A"/>
        <table:table-column table:style-name="Table40.B"/>
        <table:table-header-rows>
          <table:table-row>
            <table:table-cell table:style-name="Table40.A1" office:value-type="string">
              <text:p text:style-name="P72"><draw:frame draw:style-name="fr1" draw:name="Object82" text:anchor-type="as-char" svg:y="-0.2283in" svg:width="0.9957in" svg:height="0.3047in" draw:z-index="85"><draw:object xlink:href="./Object 82" xlink:type="simple" xlink:show="embed" xlink:actuate="onLoad"/><draw:image xlink:href="./ObjectReplacements/Object 82" xlink:type="simple" xlink:show="embed" xlink:actuate="onLoad"/><svg:desc>formula</svg:desc></draw:frame></text:p>
            </table:table-cell>
            <table:table-cell table:style-name="Table40.A1" office:value-type="string">
              <text:p text:style-name="P73">(<text:sequence text:ref-name="refText39" text:name="Text" text:formula="ooow:Text+1" style:num-format="1">40</text:sequence>)</text:p>
            </table:table-cell>
          </table:table-row>
        </table:table-header-rows>
      </table:table>
      <text:p text:style-name="P48"/>
      <table:table table:name="Table41" table:style-name="Table41">
        <table:table-column table:style-name="Table41.A"/>
        <table:table-column table:style-name="Table41.B"/>
        <table:table-header-rows>
          <table:table-row>
            <table:table-cell table:style-name="Table41.A1" office:value-type="string">
              <text:p text:style-name="P72"><draw:frame draw:style-name="fr1" draw:name="Object83" text:anchor-type="as-char" svg:y="-0.202in" svg:width="1.4291in" svg:height="0.2835in" draw:z-index="86"><draw:object xlink:href="./Object 83" xlink:type="simple" xlink:show="embed" xlink:actuate="onLoad"/><draw:image xlink:href="./ObjectReplacements/Object 83" xlink:type="simple" xlink:show="embed" xlink:actuate="onLoad"/><svg:desc>formula</svg:desc></draw:frame></text:p>
            </table:table-cell>
            <table:table-cell table:style-name="Table41.A1" office:value-type="string">
              <text:p text:style-name="P73">(<text:sequence text:ref-name="refText40" text:name="Text" text:formula="ooow:Text+1" style:num-format="1">41</text:sequence>)</text:p>
            </table:table-cell>
          </table:table-row>
        </table:table-header-rows>
      </table:table>
      <text:p text:style-name="P49"/>
      <text:p text:style-name="P49"><text:span text:style-name="T31">N</text:span>ow recall that the <text:span text:style-name="T31">Riemann </text:span>tensor in coordinate basis is related to the <text:span text:style-name="T31">Riemann</text:span> tensor in in orthonormal basis in the following manner:</text:p>
      <text:p text:style-name="P49"><text:soft-page-break/></text:p>
      <table:table table:name="Table42" table:style-name="Table42">
        <table:table-column table:style-name="Table42.A"/>
        <table:table-column table:style-name="Table42.B"/>
        <table:table-header-rows>
          <table:table-row>
            <table:table-cell table:style-name="Table42.A1" office:value-type="string">
              <text:p text:style-name="P72"><draw:frame draw:style-name="fr1" draw:name="Object84" text:anchor-type="as-char" svg:y="-0.2307in" svg:width="1.5744in" svg:height="0.3272in" draw:z-index="33"><draw:object xlink:href="./Object 84" xlink:type="simple" xlink:show="embed" xlink:actuate="onLoad"/><draw:image xlink:href="./ObjectReplacements/Object 84" xlink:type="simple" xlink:show="embed" xlink:actuate="onLoad"/><svg:desc>formula</svg:desc></draw:frame></text:p>
            </table:table-cell>
            <table:table-cell table:style-name="Table42.A1" office:value-type="string">
              <text:p text:style-name="P73">(<text:sequence text:ref-name="refText41" text:name="Text" text:formula="ooow:Text+1" style:num-format="1">42</text:sequence>)</text:p>
            </table:table-cell>
          </table:table-row>
        </table:table-header-rows>
      </table:table>
      <text:p text:style-name="P49"/>
      <text:p text:style-name="P49"><text:span text:style-name="T8">W</text:span><text:span text:style-name="T31">here</text:span><text:span text:style-name="T31"><draw:frame draw:style-name="fr1" draw:name="Object85" text:anchor-type="as-char" svg:y="-0.1484in" svg:width="0.2335in" svg:height="0.1839in" draw:z-index="18"><draw:object xlink:href="./Object 85" xlink:type="simple" xlink:show="embed" xlink:actuate="onLoad"/><draw:image xlink:href="./ObjectReplacements/Object 85" xlink:type="simple" xlink:show="embed" xlink:actuate="onLoad"/><svg:desc>formula</svg:desc></draw:frame></text:span><text:span text:style-name="T31">is the connection </text:span><text:span text:style-name="T8">2-</text:span><text:span text:style-name="T31">form. </text:span><text:span text:style-name="T9">T</text:span><text:span text:style-name="T31">herefore:</text:span></text:p>
      <text:p text:style-name="P50"/>
      <table:table table:name="Table43" table:style-name="Table43">
        <table:table-column table:style-name="Table43.A"/>
        <table:table-column table:style-name="Table43.B"/>
        <table:table-header-rows>
          <table:table-row>
            <table:table-cell table:style-name="Table43.A1" office:value-type="string">
              <text:p text:style-name="P72"><draw:frame draw:style-name="fr1" draw:name="Object86" text:anchor-type="as-char" svg:y="-0.3047in" svg:width="0.9535in" svg:height="0.4909in" draw:z-index="75"><draw:object xlink:href="./Object 86" xlink:type="simple" xlink:show="embed" xlink:actuate="onLoad"/><draw:image xlink:href="./ObjectReplacements/Object 86" xlink:type="simple" xlink:show="embed" xlink:actuate="onLoad"/><svg:desc>formula</svg:desc></draw:frame></text:p>
            </table:table-cell>
            <table:table-cell table:style-name="Table43.A1" office:value-type="string">
              <text:p text:style-name="P73">(<text:sequence text:ref-name="refText42" text:name="Text" text:formula="ooow:Text+1" style:num-format="1">43</text:sequence>)</text:p>
            </table:table-cell>
          </table:table-row>
        </table:table-header-rows>
      </table:table>
      <text:p text:style-name="P49"/>
      <text:p text:style-name="P51"><text:span text:style-name="T32">L</text:span>isting out the other <text:span text:style-name="T32">Ricci</text:span> tensor components <text:span text:style-name="T32">yields:</text:span></text:p>
      <text:p text:style-name="P52"/>
      <table:table table:name="Table44" table:style-name="Table44">
        <table:table-column table:style-name="Table44.A"/>
        <table:table-column table:style-name="Table44.B"/>
        <table:table-header-rows>
          <table:table-row>
            <table:table-cell table:style-name="Table44.A1" office:value-type="string">
              <text:p text:style-name="P72"><draw:frame draw:style-name="fr1" draw:name="Object87" text:anchor-type="as-char" svg:y="-0.3339in" svg:width="1.6429in" svg:height="0.55in" draw:z-index="80"><draw:object xlink:href="./Object 87" xlink:type="simple" xlink:show="embed" xlink:actuate="onLoad"/><draw:image xlink:href="./ObjectReplacements/Object 87" xlink:type="simple" xlink:show="embed" xlink:actuate="onLoad"/><svg:desc>formula</svg:desc></draw:frame></text:p>
            </table:table-cell>
            <table:table-cell table:style-name="Table44.A1" office:value-type="string">
              <text:p text:style-name="P73">(<text:sequence text:ref-name="refText43" text:name="Text" text:formula="ooow:Text+1" style:num-format="1">44</text:sequence>)</text:p>
            </table:table-cell>
          </table:table-row>
        </table:table-header-rows>
      </table:table>
      <text:p text:style-name="P53"/>
      <table:table table:name="Table45" table:style-name="Table45">
        <table:table-column table:style-name="Table45.A"/>
        <table:table-column table:style-name="Table45.B"/>
        <table:table-header-rows>
          <table:table-row>
            <table:table-cell table:style-name="Table45.A1" office:value-type="string">
              <text:p text:style-name="P72"><draw:frame draw:style-name="fr1" draw:name="Object88" text:anchor-type="as-char" svg:y="-0.2154in" svg:width="1.7799in" svg:height="0.2902in" draw:z-index="81"><draw:object xlink:href="./Object 88" xlink:type="simple" xlink:show="embed" xlink:actuate="onLoad"/><draw:image xlink:href="./ObjectReplacements/Object 88" xlink:type="simple" xlink:show="embed" xlink:actuate="onLoad"/><svg:desc>formula</svg:desc></draw:frame></text:p>
            </table:table-cell>
            <table:table-cell table:style-name="Table45.A1" office:value-type="string">
              <text:p text:style-name="P73">(<text:sequence text:ref-name="refText44" text:name="Text" text:formula="ooow:Text+1" style:num-format="1">45</text:sequence>)</text:p>
            </table:table-cell>
          </table:table-row>
        </table:table-header-rows>
      </table:table>
      <text:p text:style-name="P53"/>
      <table:table table:name="Table46" table:style-name="Table46">
        <table:table-column table:style-name="Table46.A"/>
        <table:table-column table:style-name="Table46.B"/>
        <table:table-header-rows>
          <table:table-row>
            <table:table-cell table:style-name="Table46.A1" office:value-type="string">
              <text:p text:style-name="P72"><draw:frame draw:style-name="fr1" draw:name="Object89" text:anchor-type="as-char" svg:y="-0.2154in" svg:width="1.4244in" svg:height="0.2874in" draw:z-index="82"><draw:object xlink:href="./Object 89" xlink:type="simple" xlink:show="embed" xlink:actuate="onLoad"/><draw:image xlink:href="./ObjectReplacements/Object 89" xlink:type="simple" xlink:show="embed" xlink:actuate="onLoad"/><svg:desc>formula</svg:desc></draw:frame></text:p>
            </table:table-cell>
            <table:table-cell table:style-name="Table46.A1" office:value-type="string">
              <text:p text:style-name="P73">(<text:sequence text:ref-name="refText45" text:name="Text" text:formula="ooow:Text+1" style:num-format="1">46</text:sequence>)</text:p>
            </table:table-cell>
          </table:table-row>
        </table:table-header-rows>
      </table:table>
      <text:p text:style-name="P51"/>
      <text:p text:style-name="P54"><text:span text:style-name="T33">M</text:span>oreover, the <text:span text:style-name="T33">Ricci</text:span> scalar is <text:span text:style-name="T33">as</text:span> follow<text:span text:style-name="T33">s:</text:span></text:p>
      <text:p text:style-name="P53"/>
      <table:table table:name="Table47" table:style-name="Table47">
        <table:table-column table:style-name="Table47.A"/>
        <table:table-column table:style-name="Table47.B"/>
        <table:table-header-rows>
          <table:table-row>
            <table:table-cell table:style-name="Table47.A1" office:value-type="string">
              <text:p text:style-name="P72"><draw:frame draw:style-name="fr1" draw:name="Object90" text:anchor-type="as-char" svg:y="-0.3626in" svg:width="1.6055in" svg:height="0.6063in" draw:z-index="83"><draw:object xlink:href="./Object 90" xlink:type="simple" xlink:show="embed" xlink:actuate="onLoad"/><draw:image xlink:href="./ObjectReplacements/Object 90" xlink:type="simple" xlink:show="embed" xlink:actuate="onLoad"/><svg:desc>formula</svg:desc></draw:frame></text:p>
            </table:table-cell>
            <table:table-cell table:style-name="Table47.A1" office:value-type="string">
              <text:p text:style-name="P73">(<text:sequence text:ref-name="refText46" text:name="Text" text:formula="ooow:Text+1" style:num-format="1">47</text:sequence>)</text:p>
            </table:table-cell>
          </table:table-row>
        </table:table-header-rows>
      </table:table>
      <text:p text:style-name="P54"/>
      <text:p text:style-name="P54"><text:span text:style-name="T33">N</text:span>ow, let the energy momentum tensor be that of a perfect fluid:</text:p>
      <text:p text:style-name="P53"/>
      <table:table table:name="Table48" table:style-name="Table48">
        <table:table-column table:style-name="Table48.A"/>
        <table:table-column table:style-name="Table48.B"/>
        <table:table-header-rows>
          <table:table-row>
            <table:table-cell table:style-name="Table48.A1" office:value-type="string">
              <text:p text:style-name="P72"><draw:frame draw:style-name="fr1" draw:name="Object91" text:anchor-type="as-char" svg:y="-0.1898in" svg:width="2.1402in" svg:height="0.2618in" draw:z-index="84"><draw:object xlink:href="./Object 91" xlink:type="simple" xlink:show="embed" xlink:actuate="onLoad"/><draw:image xlink:href="./ObjectReplacements/Object 91" xlink:type="simple" xlink:show="embed" xlink:actuate="onLoad"/><svg:desc>formula</svg:desc></draw:frame></text:p>
            </table:table-cell>
            <table:table-cell table:style-name="Table48.A1" office:value-type="string">
              <text:p text:style-name="P73">(<text:sequence text:ref-name="refText47" text:name="Text" text:formula="ooow:Text+1" style:num-format="1">48</text:sequence>)</text:p>
            </table:table-cell>
          </table:table-row>
        </table:table-header-rows>
      </table:table>
      <text:p text:style-name="P54"/>
      <text:p text:style-name="P56"><text:span text:style-name="T33">W</text:span>here<draw:frame draw:style-name="fr1" draw:name="Object92" text:anchor-type="as-char" svg:y="-0.1484in" svg:width="0.1835in" svg:height="0.1839in" draw:z-index="91"><draw:object xlink:href="./Object 92" xlink:type="simple" xlink:show="embed" xlink:actuate="onLoad"/><draw:image xlink:href="./ObjectReplacements/Object 92" xlink:type="simple" xlink:show="embed" xlink:actuate="onLoad"/></draw:frame>is the pressure, <draw:frame draw:style-name="fr1" draw:name="Object93" text:anchor-type="as-char" svg:y="-0.089in" svg:width="0.1984in" svg:height="0.1307in" draw:z-index="92"><draw:object xlink:href="./Object 93" xlink:type="simple" xlink:show="embed" xlink:actuate="onLoad"/><draw:image xlink:href="./ObjectReplacements/Object 93" xlink:type="simple" xlink:show="embed" xlink:actuate="onLoad"/></draw:frame>is the energy density and<draw:frame draw:style-name="fr1" draw:name="Object94" text:anchor-type="as-char" svg:y="-0.1484in" svg:width="0.1646in" svg:height="0.1839in" draw:z-index="93"><draw:object xlink:href="./Object 94" xlink:type="simple" xlink:show="embed" xlink:actuate="onLoad"/><draw:image xlink:href="./ObjectReplacements/Object 94" xlink:type="simple" xlink:show="embed" xlink:actuate="onLoad"/></draw:frame>is the four-velocity which is defined in the following manner:<draw:frame draw:style-name="fr1" draw:name="Object95" text:anchor-type="as-char" svg:y="-0.1602in" svg:width="1.4244in" svg:height="0.2075in" draw:z-index="94"><draw:object xlink:href="./Object 95" xlink:type="simple" xlink:show="embed" xlink:actuate="onLoad"/><draw:image xlink:href="./ObjectReplacements/Object 95" xlink:type="simple" xlink:show="embed" xlink:actuate="onLoad"/></draw:frame>. <text:span text:style-name="T34">S</text:span>ubstituting the relevant <text:span text:style-name="T35">Ricci</text:span> tensors and scalars into the<draw:frame draw:style-name="fr1" draw:name="Object96" text:anchor-type="as-char" svg:y="-0.1484in" svg:width="0.2134in" svg:height="0.1839in" draw:z-index="95"><draw:object xlink:href="./Object 96" xlink:type="simple" xlink:show="embed" xlink:actuate="onLoad"/><draw:image xlink:href="./ObjectReplacements/Object 96" xlink:type="simple" xlink:show="embed" xlink:actuate="onLoad"/></draw:frame> component of the Einstein field equation yields <text:span text:style-name="T35">the following</text:span>:</text:p>
      <text:p text:style-name="P57"/>
      <table:table table:name="Table49" table:style-name="Table49">
        <table:table-column table:style-name="Table49.A"/>
        <table:table-column table:style-name="Table49.B"/>
        <table:table-header-rows>
          <table:table-row>
            <table:table-cell table:style-name="Table49.A1" office:value-type="string">
              <text:p text:style-name="P72"><draw:frame draw:style-name="fr1" draw:name="Object97" text:anchor-type="as-char" svg:y="-0.3339in" svg:width="1.4937in" svg:height="0.55in" draw:z-index="96"><draw:object xlink:href="./Object 97" xlink:type="simple" xlink:show="embed" xlink:actuate="onLoad"/><draw:image xlink:href="./ObjectReplacements/Object 97" xlink:type="simple" xlink:show="embed" xlink:actuate="onLoad"/><svg:desc>formula</svg:desc></draw:frame></text:p>
            </table:table-cell>
            <table:table-cell table:style-name="Table49.A1" office:value-type="string">
              <text:p text:style-name="P73">(<text:sequence text:ref-name="refText48" text:name="Text" text:formula="ooow:Text+1" style:num-format="1">49</text:sequence>)</text:p>
            </table:table-cell>
          </table:table-row>
        </table:table-header-rows>
      </table:table>
      <text:p text:style-name="P56"/>
      <text:p text:style-name="P56"><text:span text:style-name="T35">N</text:span>ow, taking the trace of the Einstein field equation yields:</text:p>
      <text:p text:style-name="P57"/>
      <table:table table:name="Table50" table:style-name="Table50">
        <table:table-column table:style-name="Table50.A"/>
        <table:table-column table:style-name="Table50.B"/>
        <table:table-header-rows>
          <table:table-row>
            <table:table-cell table:style-name="Table50.A1" office:value-type="string">
              <text:p text:style-name="P72"><draw:frame draw:style-name="fr1" draw:name="Object98" text:anchor-type="as-char" svg:y="-0.3047in" svg:width="1.9291in" svg:height="0.4909in" draw:z-index="97"><draw:object xlink:href="./Object 98" xlink:type="simple" xlink:show="embed" xlink:actuate="onLoad"/><draw:image xlink:href="./ObjectReplacements/Object 98" xlink:type="simple" xlink:show="embed" xlink:actuate="onLoad"/><svg:desc>formula</svg:desc></draw:frame></text:p>
            </table:table-cell>
            <table:table-cell table:style-name="Table50.A1" office:value-type="string">
              <text:p text:style-name="P73">(<text:sequence text:ref-name="refText49" text:name="Text" text:formula="ooow:Text+1" style:num-format="1">50</text:sequence>)</text:p>
            </table:table-cell>
          </table:table-row>
        </table:table-header-rows>
      </table:table>
      <text:p text:style-name="P56"/>
      <text:p text:style-name="P58"><text:soft-page-break/><text:span text:style-name="T36">E</text:span>quation<text:span text:style-name="T36">s</text:span> <text:sequence-ref text:reference-format="text" text:ref-name="refText48">(49)</text:sequence-ref><text:s/><text:span text:style-name="T36">and </text:span><text:sequence-ref text:reference-format="text" text:ref-name="refText49">(50)</text:sequence-ref><text:s/>are collectively known as the Friedman equations. <text:span text:style-name="T36">T</text:span>hese equations govern the dynamics of an expanding <text:span text:style-name="T21">homogeneous</text:span> and isotropic universe.</text:p>
      <text:p text:style-name="P58"/>
      <text:p text:style-name="P60"><text:span text:style-name="T36">Now let us discuss the Friedman equations. The d</text:span>ensity <text:span text:style-name="T36">p</text:span>arameter<draw:frame draw:style-name="fr1" draw:name="Object99" text:anchor-type="as-char" svg:y="-0.1201in" svg:width="0.2063in" svg:height="0.1283in" draw:z-index="98"><draw:object xlink:href="./Object 99" xlink:type="simple" xlink:show="embed" xlink:actuate="onLoad"/><draw:image xlink:href="./ObjectReplacements/Object 99" xlink:type="simple" xlink:show="embed" xlink:actuate="onLoad"/></draw:frame>is defined as the ratio of the actual <text:span text:style-name="T37">(</text:span>or observed<text:span text:style-name="T37">)</text:span> density<draw:frame draw:style-name="fr1" draw:name="Object100" text:anchor-type="as-char" svg:y="-0.089in" svg:width="0.1984in" svg:height="0.1307in" draw:z-index="99"><draw:object xlink:href="./Object 100" xlink:type="simple" xlink:show="embed" xlink:actuate="onLoad"/><draw:image xlink:href="./ObjectReplacements/Object 100" xlink:type="simple" xlink:show="embed" xlink:actuate="onLoad"/></draw:frame>to the critical density<draw:frame draw:style-name="fr1" draw:name="Object101" text:anchor-type="as-char" svg:y="-0.089in" svg:width="0.2484in" svg:height="0.1492in" draw:z-index="100"><draw:object xlink:href="./Object 101" xlink:type="simple" xlink:show="embed" xlink:actuate="onLoad"/><draw:image xlink:href="./ObjectReplacements/Object 101" xlink:type="simple" xlink:show="embed" xlink:actuate="onLoad"/></draw:frame>of the Friedman universe. <text:span text:style-name="T37">T</text:span>he relation between the actual density and the critical density determines the overall geometry of the universe. <text:span text:style-name="T38">C</text:span>ritical density<draw:frame draw:style-name="fr1" draw:name="Object102" text:anchor-type="as-char" svg:y="-0.089in" svg:width="0.2484in" svg:height="0.1492in" draw:z-index="101"><draw:object xlink:href="./Object 102" xlink:type="simple" xlink:show="embed" xlink:actuate="onLoad"/><draw:image xlink:href="./ObjectReplacements/Object 102" xlink:type="simple" xlink:show="embed" xlink:actuate="onLoad"/></draw:frame>is found by setting<draw:frame draw:style-name="fr1" draw:name="Object103" text:anchor-type="as-char" svg:y="-0.1484in" svg:width="0.6583in" svg:height="0.1839in" draw:z-index="102"><draw:object xlink:href="./Object 103" xlink:type="simple" xlink:show="embed" xlink:actuate="onLoad"/><draw:image xlink:href="./ObjectReplacements/Object 103" xlink:type="simple" xlink:show="embed" xlink:actuate="onLoad"/></draw:frame>. <text:span text:style-name="T37">M</text:span>oreover, if we set the Hubble parameter<draw:frame draw:style-name="fr1" draw:name="Object104" text:anchor-type="as-char" svg:y="-0.1484in" svg:width="0.6118in" svg:height="0.1839in" draw:z-index="103"><draw:object xlink:href="./Object 104" xlink:type="simple" xlink:show="embed" xlink:actuate="onLoad"/><draw:image xlink:href="./ObjectReplacements/Object 104" xlink:type="simple" xlink:show="embed" xlink:actuate="onLoad"/></draw:frame><text:span text:style-name="T37">then</text:span><text:span text:style-name="T37"><draw:frame draw:style-name="fr1" draw:name="Object105" text:anchor-type="as-char" svg:y="-0.1602in" svg:width="0.9862in" svg:height="0.2209in" draw:z-index="104"><draw:object xlink:href="./Object 105" xlink:type="simple" xlink:show="embed" xlink:actuate="onLoad"/><draw:image xlink:href="./ObjectReplacements/Object 105" xlink:type="simple" xlink:show="embed" xlink:actuate="onLoad"/></draw:frame></text:span><text:span text:style-name="T37">T</text:span>hus<draw:frame draw:style-name="fr1" draw:name="Object106" text:anchor-type="as-char" svg:y="-0.1602in" svg:width="1.0634in" svg:height="0.202in" draw:z-index="105"><draw:object xlink:href="./Object 106" xlink:type="simple" xlink:show="embed" xlink:actuate="onLoad"/><draw:image xlink:href="./ObjectReplacements/Object 106" xlink:type="simple" xlink:show="embed" xlink:actuate="onLoad"/><svg:desc>formula</svg:desc></draw:frame>. <text:span text:style-name="T37">I</text:span>f the density parameter<draw:frame draw:style-name="fr1" draw:name="Object107" text:anchor-type="as-char" svg:y="-0.1484in" svg:width="0.4043in" svg:height="0.1839in" draw:z-index="106"><draw:object xlink:href="./Object 107" xlink:type="simple" xlink:show="embed" xlink:actuate="onLoad"/><draw:image xlink:href="./ObjectReplacements/Object 107" xlink:type="simple" xlink:show="embed" xlink:actuate="onLoad"/></draw:frame>, there is too little matter to overcome the dark energy and therefore the universe is open. <text:span text:style-name="T37">I</text:span>f the density parameter<draw:frame draw:style-name="fr1" draw:name="Object108" text:anchor-type="as-char" svg:y="-0.1484in" svg:width="0.428in" svg:height="0.1839in" draw:z-index="107"><draw:object xlink:href="./Object 108" xlink:type="simple" xlink:show="embed" xlink:actuate="onLoad"/><draw:image xlink:href="./ObjectReplacements/Object 108" xlink:type="simple" xlink:show="embed" xlink:actuate="onLoad"/><svg:desc>formula</svg:desc></draw:frame>there is sufficient matter to counter the repulsive effects of the dark energy and thus the universe is <text:span text:style-name="T37">E</text:span>uclidean flat. <text:span text:style-name="T37">I</text:span>f<draw:frame draw:style-name="fr1" draw:name="Object109" text:anchor-type="as-char" svg:y="-0.1484in" svg:width="0.4043in" svg:height="0.1839in" draw:z-index="108"><draw:object xlink:href="./Object 109" xlink:type="simple" xlink:show="embed" xlink:actuate="onLoad"/><draw:image xlink:href="./ObjectReplacements/Object 109" xlink:type="simple" xlink:show="embed" xlink:actuate="onLoad"/><svg:desc>formula</svg:desc></draw:frame>, then there is too much matter and thus the universe is closed. <text:span text:style-name="T37">S</text:span>ubsequently we will explore single-component universes. <text:span text:style-name="T37">F</text:span>rom what we know the universe consists of four major components: ordinary matter, dark matter, radiation and dark energy.</text:p>
      <text:p text:style-name="P59"/>
      <text:p text:style-name="P60"><text:span text:style-name="T38">A</text:span>lthough dark matter is much denser, <text:span text:style-name="T38">o</text:span>rdinary matter and dark matter contributes to the favor of the contraction of the universe. <text:span text:style-name="T38">D</text:span>ark energy does not lead to the contract of the universe but rather the accelerated expansion. <text:span text:style-name="T38">N</text:span>ow to explore single-component universes, the Friedman equations can be written in terms of the density parameters and the cosmic scale factor<draw:frame draw:style-name="fr1" draw:name="Object110" text:anchor-type="as-char" svg:y="-0.152in" svg:width="0.3634in" svg:height="0.1992in" draw:z-index="109"><draw:object xlink:href="./Object 110" xlink:type="simple" xlink:show="embed" xlink:actuate="onLoad"/><draw:image xlink:href="./ObjectReplacements/Object 110" xlink:type="simple" xlink:show="embed" xlink:actuate="onLoad"/></draw:frame>in the following manner:</text:p>
      <text:p text:style-name="P61"/>
      <table:table table:name="Table51" table:style-name="Table51">
        <table:table-column table:style-name="Table51.A"/>
        <table:table-column table:style-name="Table51.B"/>
        <table:table-header-rows>
          <table:table-row>
            <table:table-cell table:style-name="Table51.A1" office:value-type="string">
              <text:p text:style-name="P72"><draw:frame draw:style-name="fr1" draw:name="Object111" text:anchor-type="as-char" svg:y="-0.3339in" svg:width="3.3307in" svg:height="0.5807in" draw:z-index="110"><draw:object xlink:href="./Object 111" xlink:type="simple" xlink:show="embed" xlink:actuate="onLoad"/><draw:image xlink:href="./ObjectReplacements/Object 111" xlink:type="simple" xlink:show="embed" xlink:actuate="onLoad"/><svg:desc>formula</svg:desc></draw:frame></text:p>
            </table:table-cell>
            <table:table-cell table:style-name="Table51.A1" office:value-type="string">
              <text:p text:style-name="P73">(<text:sequence text:ref-name="refText50" text:name="Text" text:formula="ooow:Text+1" style:num-format="1">51</text:sequence>)</text:p>
            </table:table-cell>
          </table:table-row>
        </table:table-header-rows>
      </table:table>
      <text:p text:style-name="P60"/>
      <text:p text:style-name="P62"><text:span text:style-name="T39">W</text:span>here<draw:frame draw:style-name="fr1" draw:name="Object112" text:anchor-type="as-char" svg:y="-0.1484in" svg:width="0.2764in" svg:height="0.2091in" draw:z-index="111"><draw:object xlink:href="./Object 112" xlink:type="simple" xlink:show="embed" xlink:actuate="onLoad"/><draw:image xlink:href="./ObjectReplacements/Object 112" xlink:type="simple" xlink:show="embed" xlink:actuate="onLoad"/></draw:frame>is the Hubble’<text:span text:style-name="T39">s</text:span> constant, <draw:frame draw:style-name="fr1" draw:name="Object113" text:anchor-type="as-char" svg:y="-0.1201in" svg:width="0.3736in" svg:height="0.1807in" draw:z-index="112"><draw:object xlink:href="./Object 113" xlink:type="simple" xlink:show="embed" xlink:actuate="onLoad"/><draw:image xlink:href="./ObjectReplacements/Object 113" xlink:type="simple" xlink:show="embed" xlink:actuate="onLoad"/></draw:frame>is the radiation density today, <draw:frame draw:style-name="fr1" draw:name="Object114" text:anchor-type="as-char" svg:y="-0.1201in" svg:width="0.4028in" svg:height="0.1807in" draw:z-index="113"><draw:object xlink:href="./Object 114" xlink:type="simple" xlink:show="embed" xlink:actuate="onLoad"/><draw:image xlink:href="./ObjectReplacements/Object 114" xlink:type="simple" xlink:show="embed" xlink:actuate="onLoad"/><svg:desc>formula</svg:desc></draw:frame>is the matter density today which include both dark and baryonic matter, <draw:frame draw:style-name="fr1" draw:name="Object115" text:anchor-type="as-char" svg:y="-0.1201in" svg:width="0.3571in" svg:height="0.1807in" draw:z-index="114"><draw:object xlink:href="./Object 115" xlink:type="simple" xlink:show="embed" xlink:actuate="onLoad"/><draw:image xlink:href="./ObjectReplacements/Object 115" xlink:type="simple" xlink:show="embed" xlink:actuate="onLoad"/><svg:desc>formula</svg:desc></draw:frame>is the spatial curvature density today and<draw:frame draw:style-name="fr1" draw:name="Object116" text:anchor-type="as-char" svg:y="-0.1201in" svg:width="0.3799in" svg:height="0.1807in" draw:z-index="115"><draw:object xlink:href="./Object 116" xlink:type="simple" xlink:show="embed" xlink:actuate="onLoad"/><draw:image xlink:href="./ObjectReplacements/Object 116" xlink:type="simple" xlink:show="embed" xlink:actuate="onLoad"/><svg:desc>formula</svg:desc></draw:frame>is the cosmological constant or vacuum density today.</text:p>
      <text:p text:style-name="P62"/>
      <text:p text:style-name="P63"><text:span text:style-name="T40">T</text:span>he first universe we will explore is an empty universe absent of <text:span text:style-name="T41">mater,</text:span> radiation and dark energy. <text:span text:style-name="T41">W</text:span>ith this,<draw:frame draw:style-name="fr1" draw:name="Object117" text:anchor-type="as-char" svg:y="-0.1201in" svg:width="0.8547in" svg:height="0.1807in" draw:z-index="116"><draw:object xlink:href="./Object 117" xlink:type="simple" xlink:show="embed" xlink:actuate="onLoad"/><draw:image xlink:href="./ObjectReplacements/Object 117" xlink:type="simple" xlink:show="embed" xlink:actuate="onLoad"/><svg:desc>formula</svg:desc></draw:frame>,<draw:frame draw:style-name="fr1" draw:name="Object118" text:anchor-type="as-char" svg:y="-0.1201in" svg:width="0.8839in" svg:height="0.1807in" draw:z-index="117"><draw:object xlink:href="./Object 118" xlink:type="simple" xlink:show="embed" xlink:actuate="onLoad"/><draw:image xlink:href="./ObjectReplacements/Object 118" xlink:type="simple" xlink:show="embed" xlink:actuate="onLoad"/><svg:desc>formula</svg:desc></draw:frame><text:span text:style-name="T41">and</text:span><text:span text:style-name="T41"><draw:frame draw:style-name="fr1" draw:name="Object119" text:anchor-type="as-char" svg:y="-0.1201in" svg:width="0.861in" svg:height="0.1807in" draw:z-index="118"><draw:object xlink:href="./Object 119" xlink:type="simple" xlink:show="embed" xlink:actuate="onLoad"/><draw:image xlink:href="./ObjectReplacements/Object 119" xlink:type="simple" xlink:show="embed" xlink:actuate="onLoad"/><svg:desc>formula</svg:desc></draw:frame></text:span><text:span text:style-name="T41">. T</text:span>herefore<draw:frame draw:style-name="fr1" draw:name="Object120" text:anchor-type="as-char" svg:y="-0.1484in" svg:width="1.5098in" svg:height="0.2091in" draw:z-index="119"><draw:object xlink:href="./Object 120" xlink:type="simple" xlink:show="embed" xlink:actuate="onLoad"/><draw:image xlink:href="./ObjectReplacements/Object 120" xlink:type="simple" xlink:show="embed" xlink:actuate="onLoad"/><svg:desc>formula</svg:desc></draw:frame><text:span text:style-name="T41">and</text:span><text:span text:style-name="T41"><draw:frame draw:style-name="fr1" draw:name="Object121" text:anchor-type="as-char" svg:y="-0.1484in" svg:width="0.5811in" svg:height="0.2091in" draw:z-index="120"><draw:object xlink:href="./Object 121" xlink:type="simple" xlink:show="embed" xlink:actuate="onLoad"/><draw:image xlink:href="./ObjectReplacements/Object 121" xlink:type="simple" xlink:show="embed" xlink:actuate="onLoad"/><svg:desc>formula</svg:desc></draw:frame></text:span>and from this we obtain the following Friedman equation:</text:p>
      <text:p text:style-name="P64"/>
      <table:table table:name="Table52" table:style-name="Table52">
        <table:table-column table:style-name="Table52.A"/>
        <table:table-column table:style-name="Table52.B"/>
        <table:table-header-rows>
          <table:table-row>
            <table:table-cell table:style-name="Table52.A1" office:value-type="string">
              <text:p text:style-name="P72"><draw:frame draw:style-name="fr1" draw:name="Object122" text:anchor-type="as-char" svg:y="-0.3339in" svg:width="1.5992in" svg:height="0.5457in" draw:z-index="121"><draw:object xlink:href="./Object 122" xlink:type="simple" xlink:show="embed" xlink:actuate="onLoad"/><draw:image xlink:href="./ObjectReplacements/Object 122" xlink:type="simple" xlink:show="embed" xlink:actuate="onLoad"/><svg:desc>formula</svg:desc></draw:frame></text:p>
            </table:table-cell>
            <table:table-cell table:style-name="Table52.A1" office:value-type="string">
              <text:p text:style-name="P73">(<text:sequence text:ref-name="refText51" text:name="Text" text:formula="ooow:Text+1" style:num-format="1">52</text:sequence>)</text:p>
            </table:table-cell>
          </table:table-row>
        </table:table-header-rows>
      </table:table>
      <text:p text:style-name="P63"/>
      <text:p text:style-name="P63"><text:span text:style-name="T42">T</text:span>herefore solving the above differential equation yield<text:span text:style-name="T42">s</text:span> the following:</text:p>
      <text:p text:style-name="P64"/>
      <table:table table:name="Table53" table:style-name="Table53">
        <table:table-column table:style-name="Table53.A"/>
        <table:table-column table:style-name="Table53.B"/>
        <table:table-header-rows>
          <table:table-row>
            <table:table-cell table:style-name="Table53.A1" office:value-type="string">
              <text:p text:style-name="P72"><draw:frame draw:style-name="fr1" draw:name="Object123" text:anchor-type="as-char" svg:y="-0.1898in" svg:width="1.2508in" svg:height="0.2654in" draw:z-index="122"><draw:object xlink:href="./Object 123" xlink:type="simple" xlink:show="embed" xlink:actuate="onLoad"/><draw:image xlink:href="./ObjectReplacements/Object 123" xlink:type="simple" xlink:show="embed" xlink:actuate="onLoad"/><svg:desc>formula</svg:desc></draw:frame></text:p>
            </table:table-cell>
            <table:table-cell table:style-name="Table53.A1" office:value-type="string">
              <text:p text:style-name="P73">(<text:sequence text:ref-name="refText52" text:name="Text" text:formula="ooow:Text+1" style:num-format="1">53</text:sequence>)</text:p>
            </table:table-cell>
          </table:table-row>
        </table:table-header-rows>
      </table:table>
      <text:p text:style-name="P63"/>
      <text:p text:style-name="P63"><text:span text:style-name="T42">W</text:span>e see that the cosmic scale factor is related to the time in a linear fashion where<draw:frame draw:style-name="fr1" draw:name="Object124" text:anchor-type="as-char" svg:y="-0.1484in" svg:width="0.2126in" svg:height="0.2091in" draw:z-index="123"><draw:object xlink:href="./Object 124" xlink:type="simple" xlink:show="embed" xlink:actuate="onLoad"/><draw:image xlink:href="./ObjectReplacements/Object 124" xlink:type="simple" xlink:show="embed" xlink:actuate="onLoad"/></draw:frame><text:span text:style-name="T42">is</text:span> some constant of integration. <text:span text:style-name="T42">If we use initial condition</text:span><text:span text:style-name="T42"><draw:frame draw:style-name="fr1" draw:name="Object125" text:anchor-type="as-char" svg:y="-0.152in" svg:width="0.6126in" svg:height="0.1992in" draw:z-index="124"><draw:object xlink:href="./Object 125" xlink:type="simple" xlink:show="embed" xlink:actuate="onLoad"/><draw:image xlink:href="./ObjectReplacements/Object 125" xlink:type="simple" xlink:show="embed" xlink:actuate="onLoad"/></draw:frame></text:span><text:span text:style-name="T42">then</text:span><text:span text:style-name="T42"><draw:frame draw:style-name="fr1" draw:name="Object126" text:anchor-type="as-char" svg:y="-0.1484in" svg:width="0.439in" svg:height="0.2091in" draw:z-index="125"><draw:object xlink:href="./Object 126" xlink:type="simple" xlink:show="embed" xlink:actuate="onLoad"/><draw:image xlink:href="./ObjectReplacements/Object 126" xlink:type="simple" xlink:show="embed" xlink:actuate="onLoad"/></draw:frame></text:span>and therefore:</text:p>
      <text:p text:style-name="P64"/>
      <table:table table:name="Table54" table:style-name="Table54">
        <table:table-column table:style-name="Table54.A"/>
        <table:table-column table:style-name="Table54.B"/>
        <table:table-header-rows>
          <table:table-row>
            <table:table-cell table:style-name="Table54.A1" office:value-type="string">
              <text:p text:style-name="P72"><draw:frame draw:style-name="fr1" draw:name="Object127" text:anchor-type="as-char" svg:y="-0.1898in" svg:width="0.9425in" svg:height="0.2654in" draw:z-index="126"><draw:object xlink:href="./Object 127" xlink:type="simple" xlink:show="embed" xlink:actuate="onLoad"/><draw:image xlink:href="./ObjectReplacements/Object 127" xlink:type="simple" xlink:show="embed" xlink:actuate="onLoad"/><svg:desc>formula</svg:desc></draw:frame></text:p>
            </table:table-cell>
            <table:table-cell table:style-name="Table54.A1" office:value-type="string">
              <text:p text:style-name="P73">(<text:sequence text:ref-name="refText53" text:name="Text" text:formula="ooow:Text+1" style:num-format="1">54</text:sequence>)</text:p>
            </table:table-cell>
          </table:table-row>
        </table:table-header-rows>
      </table:table>
      <text:p text:style-name="P63"/>
      <text:p text:style-name="P63"><text:soft-page-break/><text:span text:style-name="T42">T</text:span>he second universe we will explore is <text:span text:style-name="T42">the m</text:span>atter-<text:span text:style-name="T42">d</text:span>ominated <text:span text:style-name="T42">u</text:span>niverse with this,<draw:frame draw:style-name="fr1" draw:name="Object128" text:anchor-type="as-char" svg:y="-0.1201in" svg:width="0.8839in" svg:height="0.1807in" draw:z-index="127"><draw:object xlink:href="./Object 128" xlink:type="simple" xlink:show="embed" xlink:actuate="onLoad"/><draw:image xlink:href="./ObjectReplacements/Object 128" xlink:type="simple" xlink:show="embed" xlink:actuate="onLoad"/><svg:desc>formula</svg:desc></draw:frame>,<draw:frame draw:style-name="fr1" draw:name="Object129" text:anchor-type="as-char" svg:y="-0.1201in" svg:width="0.9008in" svg:height="0.1807in" draw:z-index="128"><draw:object xlink:href="./Object 129" xlink:type="simple" xlink:show="embed" xlink:actuate="onLoad"/><draw:image xlink:href="./ObjectReplacements/Object 129" xlink:type="simple" xlink:show="embed" xlink:actuate="onLoad"/><svg:desc>formula</svg:desc></draw:frame><text:span text:style-name="T41">and</text:span><text:span text:style-name="T41"><draw:frame draw:style-name="fr1" draw:name="Object130" text:anchor-type="as-char" svg:y="-0.1201in" svg:width="0.9071in" svg:height="0.1807in" draw:z-index="129"><draw:object xlink:href="./Object 130" xlink:type="simple" xlink:show="embed" xlink:actuate="onLoad"/><draw:image xlink:href="./ObjectReplacements/Object 130" xlink:type="simple" xlink:show="embed" xlink:actuate="onLoad"/><svg:desc>formula</svg:desc></draw:frame></text:span><text:span text:style-name="T41">.</text:span> <text:span text:style-name="T42">T</text:span>herefore the density parameters<draw:frame draw:style-name="fr1" draw:name="Object131" text:anchor-type="as-char" svg:y="-0.1484in" svg:width="1.4634in" svg:height="0.2091in" draw:z-index="130"><draw:object xlink:href="./Object 131" xlink:type="simple" xlink:show="embed" xlink:actuate="onLoad"/><draw:image xlink:href="./ObjectReplacements/Object 131" xlink:type="simple" xlink:show="embed" xlink:actuate="onLoad"/><svg:desc>formula</svg:desc></draw:frame><text:span text:style-name="T42">and</text:span><text:span text:style-name="T42"><draw:frame draw:style-name="fr1" draw:name="Object132" text:anchor-type="as-char" svg:y="-0.1484in" svg:width="0.6272in" svg:height="0.2091in" draw:z-index="131"><draw:object xlink:href="./Object 132" xlink:type="simple" xlink:show="embed" xlink:actuate="onLoad"/><draw:image xlink:href="./ObjectReplacements/Object 132" xlink:type="simple" xlink:show="embed" xlink:actuate="onLoad"/><svg:desc>formula</svg:desc></draw:frame></text:span><text:span text:style-name="T42">.</text:span> <text:s/><text:span text:style-name="T42">F</text:span>rom this we obtain the following Friedman equation:</text:p>
      <text:p text:style-name="P64"/>
      <table:table table:name="Table55" table:style-name="Table55">
        <table:table-column table:style-name="Table55.A"/>
        <table:table-column table:style-name="Table55.B"/>
        <table:table-header-rows>
          <table:table-row>
            <table:table-cell table:style-name="Table55.A1" office:value-type="string">
              <text:p text:style-name="P72"><draw:frame draw:style-name="fr1" draw:name="Object133" text:anchor-type="as-char" svg:y="-0.3339in" svg:width="1.6008in" svg:height="0.5457in" draw:z-index="132"><draw:object xlink:href="./Object 133" xlink:type="simple" xlink:show="embed" xlink:actuate="onLoad"/><draw:image xlink:href="./ObjectReplacements/Object 133" xlink:type="simple" xlink:show="embed" xlink:actuate="onLoad"/><svg:desc>formula</svg:desc></draw:frame></text:p>
            </table:table-cell>
            <table:table-cell table:style-name="Table55.A1" office:value-type="string">
              <text:p text:style-name="P73">(<text:sequence text:ref-name="refText54" text:name="Text" text:formula="ooow:Text+1" style:num-format="1">55</text:sequence>)</text:p>
            </table:table-cell>
          </table:table-row>
        </table:table-header-rows>
      </table:table>
      <text:p text:style-name="P63"/>
      <text:p text:style-name="P63"><text:span text:style-name="T42">S</text:span>olving the above differential equation yields the following and <text:span text:style-name="T42">using</text:span><text:span text:style-name="T42"><draw:frame draw:style-name="fr1" draw:name="Object134" text:anchor-type="as-char" svg:y="-0.152in" svg:width="0.6126in" svg:height="0.1992in" draw:z-index="133"><draw:object xlink:href="./Object 134" xlink:type="simple" xlink:show="embed" xlink:actuate="onLoad"/><draw:image xlink:href="./ObjectReplacements/Object 134" xlink:type="simple" xlink:show="embed" xlink:actuate="onLoad"/></draw:frame></text:span><text:span text:style-name="T42">:</text:span></text:p>
      <text:p text:style-name="P64"/>
      <table:table table:name="Table56" table:style-name="Table56">
        <table:table-column table:style-name="Table56.A"/>
        <table:table-column table:style-name="Table56.B"/>
        <table:table-header-rows>
          <table:table-row>
            <table:table-cell table:style-name="Table56.A1" office:value-type="string">
              <text:p text:style-name="P72"><draw:frame draw:style-name="fr1" draw:name="Object135" text:anchor-type="as-char" svg:y="-0.3319in" svg:width="1.939in" svg:height="0.5756in" draw:z-index="134"><draw:object xlink:href="./Object 135" xlink:type="simple" xlink:show="embed" xlink:actuate="onLoad"/><draw:image xlink:href="./ObjectReplacements/Object 135" xlink:type="simple" xlink:show="embed" xlink:actuate="onLoad"/><svg:desc>formula</svg:desc></draw:frame></text:p>
            </table:table-cell>
            <table:table-cell table:style-name="Table56.A1" office:value-type="string">
              <text:p text:style-name="P73">(<text:sequence text:ref-name="refText55" text:name="Text" text:formula="ooow:Text+1" style:num-format="1">56</text:sequence>)</text:p>
            </table:table-cell>
          </table:table-row>
        </table:table-header-rows>
      </table:table>
      <text:p text:style-name="P63"/>
      <text:p text:style-name="P65"><text:span text:style-name="T42">A</text:span>s we can see that<draw:frame draw:style-name="fr1" draw:name="Object136" text:anchor-type="as-char" svg:y="-0.152in" svg:width="0.3634in" svg:height="0.1992in" draw:z-index="135"><draw:object xlink:href="./Object 136" xlink:type="simple" xlink:show="embed" xlink:actuate="onLoad"/><draw:image xlink:href="./ObjectReplacements/Object 136" xlink:type="simple" xlink:show="embed" xlink:actuate="onLoad"/></draw:frame>is proportional to<draw:frame draw:style-name="fr1" draw:name="Object137" text:anchor-type="as-char" svg:y="-0.1484in" svg:width="0.2575in" svg:height="0.1839in" draw:z-index="136"><draw:object xlink:href="./Object 137" xlink:type="simple" xlink:show="embed" xlink:actuate="onLoad"/><draw:image xlink:href="./ObjectReplacements/Object 137" xlink:type="simple" xlink:show="embed" xlink:actuate="onLoad"/></draw:frame>. <text:span text:style-name="T43">W</text:span>e add a constant to compensate<draw:frame draw:style-name="fr1" draw:name="Object138" text:anchor-type="as-char" svg:y="-0.1484in" svg:width="0.1898in" svg:height="0.2091in" draw:z-index="137"><draw:object xlink:href="./Object 138" xlink:type="simple" xlink:show="embed" xlink:actuate="onLoad"/><draw:image xlink:href="./ObjectReplacements/Object 138" xlink:type="simple" xlink:show="embed" xlink:actuate="onLoad"/><svg:desc>formula</svg:desc></draw:frame>which is the age of the universe.</text:p>
      <text:p text:style-name="P65"/>
      <text:p text:style-name="P66"><text:span text:style-name="T43">T</text:span>he third universe we will explore is the radiation-dominated universe. <text:span text:style-name="T43">W</text:span>ith this,<draw:frame draw:style-name="fr1" draw:name="Object139" text:anchor-type="as-char" svg:y="-0.1201in" svg:width="0.8547in" svg:height="0.1807in" draw:z-index="138"><draw:object xlink:href="./Object 139" xlink:type="simple" xlink:show="embed" xlink:actuate="onLoad"/><draw:image xlink:href="./ObjectReplacements/Object 139" xlink:type="simple" xlink:show="embed" xlink:actuate="onLoad"/><svg:desc>formula</svg:desc></draw:frame>,<draw:frame draw:style-name="fr1" draw:name="Object140" text:anchor-type="as-char" svg:y="-0.1201in" svg:width="0.9008in" svg:height="0.1807in" draw:z-index="139"><draw:object xlink:href="./Object 140" xlink:type="simple" xlink:show="embed" xlink:actuate="onLoad"/><draw:image xlink:href="./ObjectReplacements/Object 140" xlink:type="simple" xlink:show="embed" xlink:actuate="onLoad"/><svg:desc>formula</svg:desc></draw:frame><text:span text:style-name="T41">and</text:span><text:span text:style-name="T41"><draw:frame draw:style-name="fr1" draw:name="Object141" text:anchor-type="as-char" svg:y="-0.1201in" svg:width="0.878in" svg:height="0.1807in" draw:z-index="140"><draw:object xlink:href="./Object 141" xlink:type="simple" xlink:show="embed" xlink:actuate="onLoad"/><draw:image xlink:href="./ObjectReplacements/Object 141" xlink:type="simple" xlink:show="embed" xlink:actuate="onLoad"/><svg:desc>formula</svg:desc></draw:frame></text:span><text:span text:style-name="T41">. </text:span><text:span text:style-name="T44">Therefore,</text:span> the density parameters<draw:frame draw:style-name="fr1" draw:name="Object142" text:anchor-type="as-char" svg:y="-0.1484in" svg:width="1.4681in" svg:height="0.2091in" draw:z-index="141"><draw:object xlink:href="./Object 142" xlink:type="simple" xlink:show="embed" xlink:actuate="onLoad"/><draw:image xlink:href="./ObjectReplacements/Object 142" xlink:type="simple" xlink:show="embed" xlink:actuate="onLoad"/><svg:desc>formula</svg:desc></draw:frame><text:span text:style-name="T42">and</text:span><text:span text:style-name="T42"><draw:frame draw:style-name="fr1" draw:name="Object143" text:anchor-type="as-char" svg:y="-0.1484in" svg:width="0.598in" svg:height="0.2091in" draw:z-index="142"><draw:object xlink:href="./Object 143" xlink:type="simple" xlink:show="embed" xlink:actuate="onLoad"/><draw:image xlink:href="./ObjectReplacements/Object 143" xlink:type="simple" xlink:show="embed" xlink:actuate="onLoad"/><svg:desc>formula</svg:desc></draw:frame></text:span><text:span text:style-name="T42">.</text:span> <text:s/><text:span text:style-name="T42">F</text:span>rom this we obtain the following Friedman equation:</text:p>
      <text:p text:style-name="P67"/>
      <table:table table:name="Table57" table:style-name="Table57">
        <table:table-column table:style-name="Table57.A"/>
        <table:table-column table:style-name="Table57.B"/>
        <table:table-header-rows>
          <table:table-row>
            <table:table-cell table:style-name="Table57.A1" office:value-type="string">
              <text:p text:style-name="P72"><draw:frame draw:style-name="fr1" draw:name="Object144" text:anchor-type="as-char" svg:y="-0.3339in" svg:width="1.6071in" svg:height="0.5457in" draw:z-index="143"><draw:object xlink:href="./Object 144" xlink:type="simple" xlink:show="embed" xlink:actuate="onLoad"/><draw:image xlink:href="./ObjectReplacements/Object 144" xlink:type="simple" xlink:show="embed" xlink:actuate="onLoad"/><svg:desc>formula</svg:desc></draw:frame></text:p>
            </table:table-cell>
            <table:table-cell table:style-name="Table57.A1" office:value-type="string">
              <text:p text:style-name="P73">(<text:sequence text:ref-name="refText56" text:name="Text" text:formula="ooow:Text+1" style:num-format="1">57</text:sequence>)</text:p>
            </table:table-cell>
          </table:table-row>
        </table:table-header-rows>
      </table:table>
      <text:p text:style-name="P66"/>
      <text:p text:style-name="P66"><text:span text:style-name="T44">S</text:span>olving the above differential equation <text:span text:style-name="T44">yields</text:span> and <text:span text:style-name="T42">using</text:span><text:span text:style-name="T42"><draw:frame draw:style-name="fr1" draw:name="Object145" text:anchor-type="as-char" svg:y="-0.152in" svg:width="0.6126in" svg:height="0.1992in" draw:z-index="144"><draw:object xlink:href="./Object 145" xlink:type="simple" xlink:show="embed" xlink:actuate="onLoad"/><draw:image xlink:href="./ObjectReplacements/Object 145" xlink:type="simple" xlink:show="embed" xlink:actuate="onLoad"/><svg:desc>formula</svg:desc></draw:frame></text:span><text:span text:style-name="T42">:</text:span></text:p>
      <text:p text:style-name="P67"/>
      <table:table table:name="Table58" table:style-name="Table58">
        <table:table-column table:style-name="Table58.A"/>
        <table:table-column table:style-name="Table58.B"/>
        <table:table-header-rows>
          <table:table-row>
            <table:table-cell table:style-name="Table58.A1" office:value-type="string">
              <text:p text:style-name="P72"><draw:frame draw:style-name="fr1" draw:name="Object146" text:anchor-type="as-char" svg:y="-0.3319in" svg:width="1.7846in" svg:height="0.5756in" draw:z-index="145"><draw:object xlink:href="./Object 146" xlink:type="simple" xlink:show="embed" xlink:actuate="onLoad"/><draw:image xlink:href="./ObjectReplacements/Object 146" xlink:type="simple" xlink:show="embed" xlink:actuate="onLoad"/><svg:desc>formula</svg:desc></draw:frame></text:p>
            </table:table-cell>
            <table:table-cell table:style-name="Table58.A1" office:value-type="string">
              <text:p text:style-name="P73">(<text:sequence text:ref-name="refText57" text:name="Text" text:formula="ooow:Text+1" style:num-format="1">58</text:sequence>)</text:p>
            </table:table-cell>
          </table:table-row>
        </table:table-header-rows>
      </table:table>
      <text:p text:style-name="P66"/>
      <text:p text:style-name="P66"><text:span text:style-name="T44">H</text:span>ere<draw:frame draw:style-name="fr1" draw:name="Object147" text:anchor-type="as-char" svg:y="-0.152in" svg:width="0.3634in" svg:height="0.1992in" draw:z-index="146"><draw:object xlink:href="./Object 147" xlink:type="simple" xlink:show="embed" xlink:actuate="onLoad"/><draw:image xlink:href="./ObjectReplacements/Object 147" xlink:type="simple" xlink:show="embed" xlink:actuate="onLoad"/></draw:frame>is proportional to<draw:frame draw:style-name="fr1" draw:name="Object148" text:anchor-type="as-char" svg:y="-0.1484in" svg:width="0.2571in" svg:height="0.1839in" draw:z-index="147"><draw:object xlink:href="./Object 148" xlink:type="simple" xlink:show="embed" xlink:actuate="onLoad"/><draw:image xlink:href="./ObjectReplacements/Object 148" xlink:type="simple" xlink:show="embed" xlink:actuate="onLoad"/></draw:frame><text:span text:style-name="T44">and</text:span><text:span text:style-name="T44"><draw:frame draw:style-name="fr1" draw:name="Object149" text:anchor-type="as-char" svg:y="-0.1484in" svg:width="0.1898in" svg:height="0.2091in" draw:z-index="148"><draw:object xlink:href="./Object 149" xlink:type="simple" xlink:show="embed" xlink:actuate="onLoad"/><draw:image xlink:href="./ObjectReplacements/Object 149" xlink:type="simple" xlink:show="embed" xlink:actuate="onLoad"/></draw:frame></text:span>is again the age of the universe.</text:p>
      <text:p text:style-name="P66"/>
      <text:p text:style-name="P70"><text:span text:style-name="T45">T</text:span>he final universe we will explore is the<draw:frame draw:style-name="fr1" draw:name="Object150" text:anchor-type="as-char" svg:y="-0.1201in" svg:width="0.2055in" svg:height="0.1283in" draw:z-index="149"><draw:object xlink:href="./Object 150" xlink:type="simple" xlink:show="embed" xlink:actuate="onLoad"/><draw:image xlink:href="./ObjectReplacements/Object 150" xlink:type="simple" xlink:show="embed" xlink:actuate="onLoad"/></draw:frame>-dominated universe. <text:span text:style-name="T46">T</text:span>his is a little bit different because it's not related to<draw:frame draw:style-name="fr1" draw:name="Object157" text:anchor-type="as-char" svg:y="-0.1484in" svg:width="0.1374in" svg:height="0.1839in" draw:z-index="150"><draw:object xlink:href="./Object 157" xlink:type="simple" xlink:show="embed" xlink:actuate="onLoad"/><draw:image xlink:href="./ObjectReplacements/Object 157" xlink:type="simple" xlink:show="embed" xlink:actuate="onLoad"/><svg:desc>formula</svg:desc></draw:frame>as a power law but it <text:span text:style-name="T46">is </text:span>instead <text:span text:style-name="T46">related </text:span>as an exponentia<text:span text:style-name="T46">l. </text:span><text:span text:style-name="T43">W</text:span>ith this,<draw:frame draw:style-name="fr1" draw:name="Object151" text:anchor-type="as-char" svg:y="-0.1201in" svg:width="0.861in" svg:height="0.1807in" draw:z-index="151"><draw:object xlink:href="./Object 151" xlink:type="simple" xlink:show="embed" xlink:actuate="onLoad"/><draw:image xlink:href="./ObjectReplacements/Object 151" xlink:type="simple" xlink:show="embed" xlink:actuate="onLoad"/><svg:desc>formula</svg:desc></draw:frame>,<draw:frame draw:style-name="fr1" draw:name="Object152" text:anchor-type="as-char" svg:y="-0.1201in" svg:width="0.9071in" svg:height="0.1807in" draw:z-index="152"><draw:object xlink:href="./Object 152" xlink:type="simple" xlink:show="embed" xlink:actuate="onLoad"/><draw:image xlink:href="./ObjectReplacements/Object 152" xlink:type="simple" xlink:show="embed" xlink:actuate="onLoad"/><svg:desc>formula</svg:desc></draw:frame><text:span text:style-name="T41">and</text:span><text:span text:style-name="T41"><draw:frame draw:style-name="fr1" draw:name="Object153" text:anchor-type="as-char" svg:y="-0.1201in" svg:width="0.878in" svg:height="0.1807in" draw:z-index="153"><draw:object xlink:href="./Object 153" xlink:type="simple" xlink:show="embed" xlink:actuate="onLoad"/><draw:image xlink:href="./ObjectReplacements/Object 153" xlink:type="simple" xlink:show="embed" xlink:actuate="onLoad"/><svg:desc>formula</svg:desc></draw:frame></text:span><text:span text:style-name="T41">. </text:span><text:span text:style-name="T44">Therefore,</text:span> the density parameters<draw:frame draw:style-name="fr1" draw:name="Object154" text:anchor-type="as-char" svg:y="-0.1484in" svg:width="1.4862in" svg:height="0.2091in" draw:z-index="154"><draw:object xlink:href="./Object 154" xlink:type="simple" xlink:show="embed" xlink:actuate="onLoad"/><draw:image xlink:href="./ObjectReplacements/Object 154" xlink:type="simple" xlink:show="embed" xlink:actuate="onLoad"/><svg:desc>formula</svg:desc></draw:frame><text:span text:style-name="T42">and</text:span><text:span text:style-name="T42"><draw:frame draw:style-name="fr1" draw:name="Object155" text:anchor-type="as-char" svg:y="-0.1484in" svg:width="0.6043in" svg:height="0.2091in" draw:z-index="156"><draw:object xlink:href="./Object 155" xlink:type="simple" xlink:show="embed" xlink:actuate="onLoad"/><draw:image xlink:href="./ObjectReplacements/Object 155" xlink:type="simple" xlink:show="embed" xlink:actuate="onLoad"/><svg:desc>formula</svg:desc></draw:frame></text:span><text:span text:style-name="T42">. F</text:span>rom this we obtain the following Friedman equation:</text:p>
      <text:p text:style-name="P69"/>
      <table:table table:name="Table59" table:style-name="Table59">
        <table:table-column table:style-name="Table59.A"/>
        <table:table-column table:style-name="Table59.B"/>
        <table:table-header-rows>
          <table:table-row>
            <table:table-cell table:style-name="Table59.A1" office:value-type="string">
              <text:p text:style-name="P72"><draw:frame draw:style-name="fr1" draw:name="Object156" text:anchor-type="as-char" svg:y="-0.3339in" svg:width="1.311in" svg:height="0.5457in" draw:z-index="155"><draw:object xlink:href="./Object 156" xlink:type="simple" xlink:show="embed" xlink:actuate="onLoad"/><draw:image xlink:href="./ObjectReplacements/Object 156" xlink:type="simple" xlink:show="embed" xlink:actuate="onLoad"/><svg:desc>formula</svg:desc></draw:frame></text:p>
            </table:table-cell>
            <table:table-cell table:style-name="Table59.A1" office:value-type="string">
              <text:p text:style-name="P73">(<text:sequence text:ref-name="refText58" text:name="Text" text:formula="ooow:Text+1" style:num-format="1">59</text:sequence>)</text:p>
            </table:table-cell>
          </table:table-row>
        </table:table-header-rows>
      </table:table>
      <text:p text:style-name="P68"/>
      <text:p text:style-name="P70"><text:span text:style-name="T46">S</text:span>olving the above differential equation and using the fact that the second derivative with respect to time is positive:</text:p>
      <table:table table:name="Table60" table:style-name="Table60">
        <table:table-column table:style-name="Table60.A"/>
        <table:table-column table:style-name="Table60.B"/>
        <table:table-header-rows>
          <table:table-row>
            <table:table-cell table:style-name="Table60.A1" office:value-type="string">
              <text:p text:style-name="P72"><draw:frame draw:style-name="fr1" draw:name="Object158" text:anchor-type="as-char" svg:y="-0.2189in" svg:width="1.1465in" svg:height="0.2945in" draw:z-index="157"><draw:object xlink:href="./Object 158" xlink:type="simple" xlink:show="embed" xlink:actuate="onLoad"/><draw:image xlink:href="./ObjectReplacements/Object 158" xlink:type="simple" xlink:show="embed" xlink:actuate="onLoad"/><svg:desc>formula</svg:desc></draw:frame></text:p>
            </table:table-cell>
            <table:table-cell table:style-name="Table60.A1" office:value-type="string">
              <text:p text:style-name="P73">(<text:sequence text:ref-name="refText59" text:name="Text" text:formula="ooow:Text+1" style:num-format="1">60</text:sequence>)</text:p>
            </table:table-cell>
          </table:table-row>
        </table:table-header-rows>
      </table:table>
      <text:p text:style-name="P71"><text:soft-page-break/><text:span text:style-name="T47">W</text:span>e find that the cosmic scale factor is related to time as an exponential function where<draw:frame draw:style-name="fr1" draw:name="Object159" text:anchor-type="as-char" svg:y="-0.1484in" svg:width="0.2193in" svg:height="0.2091in" draw:z-index="158"><draw:object xlink:href="./Object 159" xlink:type="simple" xlink:show="embed" xlink:actuate="onLoad"/><draw:image xlink:href="./ObjectReplacements/Object 159" xlink:type="simple" xlink:show="embed" xlink:actuate="onLoad"/></draw:frame>is some constant that represents some initial cosmic scale factor at<draw:frame draw:style-name="fr1" draw:name="Object160" text:anchor-type="as-char" svg:y="-0.1484in" svg:width="0.3638in" svg:height="0.1839in" draw:z-index="159"><draw:object xlink:href="./Object 160" xlink:type="simple" xlink:show="embed" xlink:actuate="onLoad"/><draw:image xlink:href="./ObjectReplacements/Object 160" xlink:type="simple" xlink:show="embed" xlink:actuate="onLoad"/></draw:frame>.</text:p>
      <text:p text:style-name="P71"/>
      <text:p text:style-name="P79"><text:span text:style-name="T47">To summarize we plot the cosmic scale factor</text:span><text:span text:style-name="T47"><draw:frame draw:style-name="fr1" draw:name="Object161" text:anchor-type="as-char" svg:y="-0.1484in" svg:width="0.1673in" svg:height="0.1839in" draw:z-index="160"><draw:object xlink:href="./Object 161" xlink:type="simple" xlink:show="embed" xlink:actuate="onLoad"/><draw:image xlink:href="./ObjectReplacements/Object 161" xlink:type="simple" xlink:show="embed" xlink:actuate="onLoad"/></draw:frame></text:span><text:span text:style-name="T47">versus some conformal factor times time. </text:span><text:span text:style-name="T48">T</text:span><text:span text:style-name="T47">he plot has been normalized to have the same scale factor and expansion rate in the current epoch for all cases so as we can see the cosmic scale factor increases more rapidly with time for the</text:span><text:span text:style-name="T47"><draw:frame draw:style-name="fr1" draw:name="Object162" text:anchor-type="as-char" svg:y="-0.1201in" svg:width="0.2055in" svg:height="0.1283in" draw:z-index="161"><draw:object xlink:href="./Object 162" xlink:type="simple" xlink:show="embed" xlink:actuate="onLoad"/><draw:image xlink:href="./ObjectReplacements/Object 162" xlink:type="simple" xlink:show="embed" xlink:actuate="onLoad"/></draw:frame></text:span><text:span text:style-name="T47">-</text:span><text:span text:style-name="T48">dominated universe</text:span><text:span text:style-name="T47"> </text:span>compared to the radiation and matter only dominated universe<text:span text:style-name="T48">s</text:span>. <text:span text:style-name="T47">T</text:span>he slope of the matter-<text:span text:style-name="T48">dominated </text:span>universe and the radiation-<text:span text:style-name="T48">dominated</text:span> universe is less steep than that of the empty universe this indicates that the radiation and matter hinders the universe's ability to expand.</text:p>
      <text:p text:style-name="P79"/>
      <text:p text:style-name="P79"><text:span text:style-name="T48">T</text:span>hat is all for this lecture and <text:span text:style-name="T47">I</text:span> hope you have learned something, see you in the next lecture thank you.</text:p>
      <text:p text:style-name="P75"/>
      <text:p text:style-name="P7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David CLM" style:font-family-complex="'David CLM'" style:font-family-generic-complex="system" style:font-pitch-complex="variable" style:font-size-complex="24pt" style:font-weight-complex="bold"/>
    </style:style>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3-07-28T20:52:56.595000000</meta:creation-date>
    <dc:date>2023-07-30T23:10:04.110000000</dc:date>
    <dc:creator>Daniel Volinski</dc:creator>
    <meta:editing-duration>PT5H23M56S</meta:editing-duration>
    <meta:editing-cycles>42</meta:editing-cycles>
    <meta:generator>LibreOffice/6.4.5.2$Windows_X86_64 LibreOffice_project/a726b36747cf2001e06b58ad5db1aa3a9a1872d6</meta:generator>
    <meta:document-statistic meta:table-count="60" meta:image-count="0" meta:object-count="162" meta:page-count="11" meta:paragraph-count="192" meta:word-count="2039" meta:character-count="12568" meta:non-whitespace-character-count="10674"/>
  </office:meta>
</office:document-meta>
</file>

<file path=Object 1/content.xml><?xml version="1.0" encoding="utf-8"?>
<math xmlns="http://www.w3.org/1998/Math/MathML">
  <semantics>
    <msub>
      <mi>γ</mi>
      <mrow>
        <mi>i</mi>
        <mi>j</mi>
      </mrow>
    </msub>
    <annotation encoding="StarMath 5.0">%gamma sub {i j}</annotation>
  </semantics>
</math>
</file>

<file path=Object 10/content.xml><?xml version="1.0" encoding="utf-8"?>
<math xmlns="http://www.w3.org/1998/Math/MathML" display="block">
  <semantics>
    <mrow>
      <mi mathvariant="normal">d</mi>
      <mrow>
        <mrow>
          <msup>
            <mi>e</mi>
            <mstyle color="red">
              <mover accent="true">
                <mi>α</mi>
                <mo stretchy="false">^</mo>
              </mover>
            </mstyle>
          </msup>
          <mo stretchy="false">+</mo>
          <mrow>
            <msubsup>
              <mi>ω</mi>
              <mstyle color="blue">
                <mover accent="true">
                  <mi>β</mi>
                  <mo stretchy="false">^</mo>
                </mover>
              </mstyle>
              <mstyle color="red">
                <mover accent="true">
                  <mi>α</mi>
                  <mo stretchy="false">^</mo>
                </mover>
              </mstyle>
            </msubsup>
            <mo stretchy="false">∧</mo>
            <msup>
              <mi>e</mi>
              <mstyle color="blue">
                <mover accent="true">
                  <mi>β</mi>
                  <mo stretchy="false">^</mo>
                </mover>
              </mstyle>
            </msup>
          </mrow>
        </mrow>
        <mo stretchy="false">=</mo>
        <mn>0</mn>
      </mrow>
    </mrow>
    <annotation encoding="StarMath 5.0">{func d} e sup color red hat{%alpha} + %omega sub {color blue hat{%beta}} sup {color red hat{%alpha}} and e sup {color blue hat{%beta}} = 0</annotation>
  </semantics>
</math>
</file>

<file path=Object 100/content.xml><?xml version="1.0" encoding="utf-8"?>
<math xmlns="http://www.w3.org/1998/Math/MathML">
  <semantics>
    <mi>ρ</mi>
    <annotation encoding="StarMath 5.0"> %rho </annotation>
  </semantics>
</math>
</file>

<file path=Object 101/content.xml><?xml version="1.0" encoding="utf-8"?>
<math xmlns="http://www.w3.org/1998/Math/MathML">
  <semantics>
    <msub>
      <mi>ρ</mi>
      <mi>c</mi>
    </msub>
    <annotation encoding="StarMath 5.0">%rho_c</annotation>
  </semantics>
</math>
</file>

<file path=Object 102/content.xml><?xml version="1.0" encoding="utf-8"?>
<math xmlns="http://www.w3.org/1998/Math/MathML">
  <semantics>
    <msub>
      <mi>ρ</mi>
      <mi>c</mi>
    </msub>
    <annotation encoding="StarMath 5.0">%rho_c</annotation>
  </semantics>
</math>
</file>

<file path=Object 103/content.xml><?xml version="1.0" encoding="utf-8"?>
<math xmlns="http://www.w3.org/1998/Math/MathML">
  <semantics>
    <mrow>
      <mi mathvariant="normal">Λ</mi>
      <mo stretchy="false">=</mo>
      <mi>k</mi>
      <mo stretchy="false">=</mo>
      <mn>0</mn>
    </mrow>
    <annotation encoding="StarMath 5.0">%LAMBDA = k = 0</annotation>
  </semantics>
</math>
</file>

<file path=Object 104/content.xml><?xml version="1.0" encoding="utf-8"?>
<math xmlns="http://www.w3.org/1998/Math/MathML">
  <semantics>
    <mrow>
      <mi>H</mi>
      <mo stretchy="false">=</mo>
      <mrow>
        <mover accent="true">
          <mi>a</mi>
          <mo stretchy="false">˙</mo>
        </mover>
        <mo stretchy="false">/</mo>
        <mi>a</mi>
      </mrow>
    </mrow>
    <annotation encoding="StarMath 5.0">H = { dot{a} / a }</annotation>
  </semantics>
</math>
</file>

<file path=Object 105/content.xml><?xml version="1.0" encoding="utf-8"?>
<math xmlns="http://www.w3.org/1998/Math/MathML">
  <semantics>
    <mrow>
      <msub>
        <mi>ρ</mi>
        <mi>c</mi>
      </msub>
      <mo stretchy="false">=</mo>
      <mrow>
        <mrow>
          <mn>3</mn>
          <msup>
            <mi>H</mi>
            <mn>2</mn>
          </msup>
        </mrow>
        <mo stretchy="false">/</mo>
        <mrow>
          <mn>8</mn>
          <mi>π</mi>
        </mrow>
      </mrow>
    </mrow>
    <annotation encoding="StarMath 5.0">%rho_c = { {3 H^2} / {8%pi} }</annotation>
  </semantics>
</math>
</file>

<file path=Object 106/content.xml><?xml version="1.0" encoding="utf-8"?>
<math xmlns="http://www.w3.org/1998/Math/MathML">
  <semantics>
    <mrow>
      <mi mathvariant="normal">Ω</mi>
      <mo stretchy="false">=</mo>
      <mrow>
        <mrow>
          <mrow>
            <mn>8</mn>
            <mi>π</mi>
          </mrow>
          <mi>ρ</mi>
        </mrow>
        <mo stretchy="false">/</mo>
        <mrow>
          <mn>3</mn>
          <msup>
            <mi>H</mi>
            <mn>2</mn>
          </msup>
        </mrow>
      </mrow>
    </mrow>
    <annotation encoding="StarMath 5.0">%OMEGA = { {nospace{8%pi} %rho} / {3 H^2} }</annotation>
  </semantics>
</math>
</file>

<file path=Object 107/content.xml><?xml version="1.0" encoding="utf-8"?>
<math xmlns="http://www.w3.org/1998/Math/MathML">
  <semantics>
    <mrow>
      <mi mathvariant="normal">Ω</mi>
      <mo stretchy="false">&lt;</mo>
      <mn>1</mn>
    </mrow>
    <annotation encoding="StarMath 5.0">%OMEGA &lt; 1</annotation>
  </semantics>
</math>
</file>

<file path=Object 108/content.xml><?xml version="1.0" encoding="utf-8"?>
<math xmlns="http://www.w3.org/1998/Math/MathML">
  <semantics>
    <mrow>
      <mi mathvariant="normal">Ω</mi>
      <mo stretchy="false">=</mo>
      <mn>1</mn>
    </mrow>
    <annotation encoding="StarMath 5.0">%OMEGA = 1</annotation>
  </semantics>
</math>
</file>

<file path=Object 109/content.xml><?xml version="1.0" encoding="utf-8"?>
<math xmlns="http://www.w3.org/1998/Math/MathML">
  <semantics>
    <mrow>
      <mi mathvariant="normal">Ω</mi>
      <mo stretchy="false">&gt;</mo>
      <mn>1</mn>
    </mrow>
    <annotation encoding="StarMath 5.0">%OMEGA &gt; 1</annotation>
  </semantics>
</math>
</file>

<file path=Object 11/content.xml><?xml version="1.0" encoding="utf-8"?>
<math xmlns="http://www.w3.org/1998/Math/MathML" display="block">
  <semantics>
    <mrow>
      <mrow>
        <msubsup>
          <mi>ω</mi>
          <mstyle color="red">
            <mover accent="true">
              <mi>χ</mi>
              <mo stretchy="false">^</mo>
            </mover>
          </mstyle>
          <mstyle color="red">
            <mover accent="true">
              <mi>θ</mi>
              <mo stretchy="false">^</mo>
            </mover>
          </mstyle>
        </msubsup>
        <mo stretchy="false">=</mo>
        <mfrac>
          <mrow>
            <mi>h</mi>
            <mi>'</mi>
          </mrow>
          <mi>h</mi>
        </mfrac>
      </mrow>
      <mrow>
        <msup>
          <mi>e</mi>
          <mover accent="true">
            <mi>θ</mi>
            <mo stretchy="false">^</mo>
          </mover>
        </msup>
        <mo stretchy="false">=</mo>
        <mrow>
          <mi>h</mi>
          <mi>'</mi>
        </mrow>
      </mrow>
      <mspace width="0.5em"/>
      <mrow>
        <mi mathvariant="normal">d</mi>
        <mi>θ</mi>
      </mrow>
    </mrow>
    <annotation encoding="StarMath 5.0">%omega sub {color red hat{%chi}} sup {color red hat{%theta}} = { nospace{h'} over h } e sup hat{%theta} = nospace{h'} ` nospace{{func d}%theta}</annotation>
  </semantics>
</math>
</file>

<file path=Object 110/content.xml><?xml version="1.0" encoding="utf-8"?>
<math xmlns="http://www.w3.org/1998/Math/MathML">
  <semantics>
    <mrow>
      <mi>a</mi>
      <mrow>
        <mo fence="true" stretchy="false">(</mo>
        <mrow>
          <mi>t</mi>
        </mrow>
        <mo fence="true" stretchy="false">)</mo>
      </mrow>
    </mrow>
    <annotation encoding="StarMath 5.0">a(t)</annotation>
  </semantics>
</math>
</file>

<file path=Object 111/content.xml><?xml version="1.0" encoding="utf-8"?>
<math xmlns="http://www.w3.org/1998/Math/MathML" display="block">
  <semantics>
    <mrow>
      <mrow>
        <mfrac>
          <msup>
            <mi>H</mi>
            <mn>2</mn>
          </msup>
          <msubsup>
            <mi>H</mi>
            <mn>0</mn>
            <mn>2</mn>
          </msubsup>
        </mfrac>
        <mo stretchy="false">=</mo>
        <msub>
          <mi mathvariant="normal">Ω</mi>
          <mrow>
            <mn>0</mn>
            <mi>,</mi>
            <mi>R</mi>
          </mrow>
        </msub>
      </mrow>
      <mrow>
        <msup>
          <mi>a</mi>
          <mrow>
            <mo stretchy="false">−</mo>
            <mn>4</mn>
          </mrow>
        </msup>
        <mo stretchy="false">+</mo>
        <msub>
          <mi mathvariant="normal">Ω</mi>
          <mrow>
            <mn>0</mn>
            <mi>,</mi>
            <mi>M</mi>
          </mrow>
        </msub>
      </mrow>
      <mrow>
        <msup>
          <mi>a</mi>
          <mrow>
            <mo stretchy="false">−</mo>
            <mn>3</mn>
          </mrow>
        </msup>
        <mo stretchy="false">+</mo>
        <msub>
          <mi mathvariant="normal">Ω</mi>
          <mrow>
            <mn>0</mn>
            <mi>,</mi>
            <mi>k</mi>
          </mrow>
        </msub>
      </mrow>
      <mrow>
        <msup>
          <mi>a</mi>
          <mrow>
            <mo stretchy="false">−</mo>
            <mn>2</mn>
          </mrow>
        </msup>
        <mo stretchy="false">+</mo>
        <msub>
          <mi mathvariant="normal">Ω</mi>
          <mrow>
            <mn>0</mn>
            <mi>,</mi>
            <mi mathvariant="normal">Λ</mi>
          </mrow>
        </msub>
      </mrow>
    </mrow>
    <annotation encoding="StarMath 5.0">{ H^2 over H_0^2 } =  %OMEGA sub { 0 , R } a sup -4 + %OMEGA sub { 0 , M } a sup -3 + %OMEGA sub { 0 , k } a sup -2 + %OMEGA sub { 0 , %LAMBDA }</annotation>
  </semantics>
</math>
</file>

<file path=Object 112/content.xml><?xml version="1.0" encoding="utf-8"?>
<math xmlns="http://www.w3.org/1998/Math/MathML">
  <semantics>
    <msub>
      <mi>H</mi>
      <mn>0</mn>
    </msub>
    <annotation encoding="StarMath 5.0">H_0</annotation>
  </semantics>
</math>
</file>

<file path=Object 113/content.xml><?xml version="1.0" encoding="utf-8"?>
<math xmlns="http://www.w3.org/1998/Math/MathML">
  <semantics>
    <msub>
      <mi mathvariant="normal">Ω</mi>
      <mrow>
        <mn>0</mn>
        <mi>,</mi>
        <mi>R</mi>
      </mrow>
    </msub>
    <annotation encoding="StarMath 5.0">%OMEGA sub { 0 , R }</annotation>
  </semantics>
</math>
</file>

<file path=Object 114/content.xml><?xml version="1.0" encoding="utf-8"?>
<math xmlns="http://www.w3.org/1998/Math/MathML">
  <semantics>
    <msub>
      <mi mathvariant="normal">Ω</mi>
      <mrow>
        <mn>0</mn>
        <mi>,</mi>
        <mi>M</mi>
      </mrow>
    </msub>
    <annotation encoding="StarMath 5.0">%OMEGA sub { 0 , M }</annotation>
  </semantics>
</math>
</file>

<file path=Object 115/content.xml><?xml version="1.0" encoding="utf-8"?>
<math xmlns="http://www.w3.org/1998/Math/MathML">
  <semantics>
    <msub>
      <mi mathvariant="normal">Ω</mi>
      <mrow>
        <mn>0</mn>
        <mi>,</mi>
        <mi>k</mi>
      </mrow>
    </msub>
    <annotation encoding="StarMath 5.0">%OMEGA sub { 0 , k }</annotation>
  </semantics>
</math>
</file>

<file path=Object 116/content.xml><?xml version="1.0" encoding="utf-8"?>
<math xmlns="http://www.w3.org/1998/Math/MathML">
  <semantics>
    <msub>
      <mi mathvariant="normal">Ω</mi>
      <mrow>
        <mn>0</mn>
        <mi>,</mi>
        <mi mathvariant="normal">Λ</mi>
      </mrow>
    </msub>
    <annotation encoding="StarMath 5.0">%OMEGA sub { 0 , %LAMBDA }</annotation>
  </semantics>
</math>
</file>

<file path=Object 117/content.xml><?xml version="1.0" encoding="utf-8"?>
<math xmlns="http://www.w3.org/1998/Math/MathML">
  <semantics>
    <mrow>
      <msub>
        <mi mathvariant="normal">Ω</mi>
        <mrow>
          <mn>0</mn>
          <mi>,</mi>
          <mi>k</mi>
        </mrow>
      </msub>
      <mo stretchy="false">≫</mo>
      <msub>
        <mi mathvariant="normal">Ω</mi>
        <mrow>
          <mn>0</mn>
          <mi>,</mi>
          <mi>R</mi>
        </mrow>
      </msub>
    </mrow>
    <annotation encoding="StarMath 5.0">%OMEGA sub { 0 , k } &gt;&gt; %OMEGA sub { 0 , R }</annotation>
  </semantics>
</math>
</file>

<file path=Object 118/content.xml><?xml version="1.0" encoding="utf-8"?>
<math xmlns="http://www.w3.org/1998/Math/MathML">
  <semantics>
    <mrow>
      <msub>
        <mi mathvariant="normal">Ω</mi>
        <mrow>
          <mn>0</mn>
          <mi>,</mi>
          <mi>k</mi>
        </mrow>
      </msub>
      <mo stretchy="false">≫</mo>
      <msub>
        <mi mathvariant="normal">Ω</mi>
        <mrow>
          <mn>0</mn>
          <mi>,</mi>
          <mi>M</mi>
        </mrow>
      </msub>
    </mrow>
    <annotation encoding="StarMath 5.0">%OMEGA sub { 0 , k } &gt;&gt; %OMEGA sub { 0 , M }</annotation>
  </semantics>
</math>
</file>

<file path=Object 119/content.xml><?xml version="1.0" encoding="utf-8"?>
<math xmlns="http://www.w3.org/1998/Math/MathML">
  <semantics>
    <mrow>
      <msub>
        <mi mathvariant="normal">Ω</mi>
        <mrow>
          <mn>0</mn>
          <mi>,</mi>
          <mi>k</mi>
        </mrow>
      </msub>
      <mo stretchy="false">≫</mo>
      <msub>
        <mi mathvariant="normal">Ω</mi>
        <mrow>
          <mn>0</mn>
          <mi>,</mi>
          <mi mathvariant="normal">Λ</mi>
        </mrow>
      </msub>
    </mrow>
    <annotation encoding="StarMath 5.0">%OMEGA sub { 0 , k } &gt;&gt; %OMEGA sub { 0 , %LAMBDA }</annotation>
  </semantics>
</math>
</file>

<file path=Object 12/content.xml><?xml version="1.0" encoding="utf-8"?>
<math xmlns="http://www.w3.org/1998/Math/MathML" display="block">
  <semantics>
    <mrow>
      <mrow>
        <msubsup>
          <mi>ω</mi>
          <mstyle color="red">
            <mover accent="true">
              <mi>χ</mi>
              <mo stretchy="false">^</mo>
            </mover>
          </mstyle>
          <mstyle color="red">
            <mover accent="true">
              <mi>φ</mi>
              <mo stretchy="false">^</mo>
            </mover>
          </mstyle>
        </msubsup>
        <mo stretchy="false">=</mo>
        <mfrac>
          <mrow>
            <mi>h</mi>
            <mi>'</mi>
          </mrow>
          <mi>h</mi>
        </mfrac>
      </mrow>
      <mrow>
        <msup>
          <mi>e</mi>
          <mover accent="true">
            <mi>φ</mi>
            <mo stretchy="false">^</mo>
          </mover>
        </msup>
        <mo stretchy="false">=</mo>
        <mrow>
          <mi>h</mi>
          <mi>'</mi>
        </mrow>
      </mrow>
      <mi>sin</mi>
      <mi>θ</mi>
      <mspace width="0.5em"/>
      <mrow>
        <mi mathvariant="normal">d</mi>
        <mi>φ</mi>
      </mrow>
    </mrow>
    <annotation encoding="StarMath 5.0">%omega sub {color red hat{%chi}} sup {color red hat{%varphi}} = { nospace{h'} over h } e sup hat{%varphi} = nospace{h'} sin %theta ` nospace{{func d}%varphi}</annotation>
  </semantics>
</math>
</file>

<file path=Object 120/content.xml><?xml version="1.0" encoding="utf-8"?>
<math xmlns="http://www.w3.org/1998/Math/MathML">
  <semantics>
    <mrow>
      <msub>
        <mi mathvariant="normal">Ω</mi>
        <mrow>
          <mn>0</mn>
          <mi>,</mi>
          <mi>R</mi>
        </mrow>
      </msub>
      <mo stretchy="false">≈</mo>
      <msub>
        <mi mathvariant="normal">Ω</mi>
        <mrow>
          <mn>0</mn>
          <mi>,</mi>
          <mi>M</mi>
        </mrow>
      </msub>
      <mo stretchy="false">≈</mo>
      <msub>
        <mi mathvariant="normal">Ω</mi>
        <mrow>
          <mn>0</mn>
          <mi>,</mi>
          <mi mathvariant="normal">Λ</mi>
        </mrow>
      </msub>
      <mo stretchy="false">≈</mo>
      <mn>0</mn>
    </mrow>
    <annotation encoding="StarMath 5.0">%OMEGA sub { 0 , R } approx %OMEGA sub { 0 , M } approx %OMEGA sub { 0 , %LAMBDA } approx 0</annotation>
  </semantics>
</math>
</file>

<file path=Object 121/content.xml><?xml version="1.0" encoding="utf-8"?>
<math xmlns="http://www.w3.org/1998/Math/MathML">
  <semantics>
    <mrow>
      <msub>
        <mi mathvariant="normal">Ω</mi>
        <mrow>
          <mn>0</mn>
          <mi>,</mi>
          <mi>k</mi>
        </mrow>
      </msub>
      <mo stretchy="false">≈</mo>
      <mn>1</mn>
    </mrow>
    <annotation encoding="StarMath 5.0">%OMEGA sub { 0 , k } approx 1</annotation>
  </semantics>
</math>
</file>

<file path=Object 122/content.xml><?xml version="1.0" encoding="utf-8"?>
<math xmlns="http://www.w3.org/1998/Math/MathML" display="block">
  <semantics>
    <mrow>
      <mrow>
        <msup>
          <mi>H</mi>
          <mn>2</mn>
        </msup>
        <mo stretchy="false">=</mo>
        <msup>
          <mrow>
            <mo fence="true" stretchy="true">(</mo>
            <mrow>
              <mfrac>
                <mover accent="true">
                  <mi>a</mi>
                  <mo stretchy="false">˙</mo>
                </mover>
                <mi>a</mi>
              </mfrac>
            </mrow>
            <mo fence="true" stretchy="true">)</mo>
          </mrow>
          <mn>2</mn>
        </msup>
        <mo stretchy="false">=</mo>
        <msubsup>
          <mi>H</mi>
          <mn>0</mn>
          <mn>2</mn>
        </msubsup>
      </mrow>
      <msup>
        <mi>a</mi>
        <mrow>
          <mo stretchy="false">−</mo>
          <mn>2</mn>
        </mrow>
      </msup>
    </mrow>
    <annotation encoding="StarMath 5.0">H^2 = left ( { dot{a} over a } right ) sup 2 = H_0^2 a sup -2</annotation>
  </semantics>
</math>
</file>

<file path=Object 123/content.xml><?xml version="1.0" encoding="utf-8"?>
<math xmlns="http://www.w3.org/1998/Math/MathML" display="block">
  <semantics>
    <mrow>
      <mi>a</mi>
      <mrow>
        <mrow>
          <mo fence="true" stretchy="false">(</mo>
          <mrow>
            <mi>t</mi>
          </mrow>
          <mo fence="true" stretchy="false">)</mo>
        </mrow>
        <mo stretchy="false">=</mo>
        <msub>
          <mi>H</mi>
          <mn>0</mn>
        </msub>
      </mrow>
      <mrow>
        <mi>t</mi>
        <mo stretchy="false">+</mo>
        <msub>
          <mi>c</mi>
          <mn>1</mn>
        </msub>
      </mrow>
    </mrow>
    <annotation encoding="StarMath 5.0">a(t) = H_0 t + c_1</annotation>
  </semantics>
</math>
</file>

<file path=Object 124/content.xml><?xml version="1.0" encoding="utf-8"?>
<math xmlns="http://www.w3.org/1998/Math/MathML">
  <semantics>
    <msub>
      <mi>c</mi>
      <mn>1</mn>
    </msub>
    <annotation encoding="StarMath 5.0">c_1</annotation>
  </semantics>
</math>
</file>

<file path=Object 125/content.xml><?xml version="1.0" encoding="utf-8"?>
<math xmlns="http://www.w3.org/1998/Math/MathML">
  <semantics>
    <mrow>
      <mi>a</mi>
      <mrow>
        <mrow>
          <mo fence="true" stretchy="false">(</mo>
          <mrow>
            <mn>0</mn>
          </mrow>
          <mo fence="true" stretchy="false">)</mo>
        </mrow>
        <mo stretchy="false">=</mo>
        <mn>0</mn>
      </mrow>
    </mrow>
    <annotation encoding="StarMath 5.0">a(0) = 0</annotation>
  </semantics>
</math>
</file>

<file path=Object 126/content.xml><?xml version="1.0" encoding="utf-8"?>
<math xmlns="http://www.w3.org/1998/Math/MathML">
  <semantics>
    <mrow>
      <msub>
        <mi>c</mi>
        <mn>1</mn>
      </msub>
      <mo stretchy="false">=</mo>
      <mn>0</mn>
    </mrow>
    <annotation encoding="StarMath 5.0">c_1 = 0</annotation>
  </semantics>
</math>
</file>

<file path=Object 127/content.xml><?xml version="1.0" encoding="utf-8"?>
<math xmlns="http://www.w3.org/1998/Math/MathML" display="block">
  <semantics>
    <mrow>
      <mi>a</mi>
      <mrow>
        <mrow>
          <mo fence="true" stretchy="false">(</mo>
          <mrow>
            <mi>t</mi>
          </mrow>
          <mo fence="true" stretchy="false">)</mo>
        </mrow>
        <mo stretchy="false">=</mo>
        <msub>
          <mi>H</mi>
          <mn>0</mn>
        </msub>
      </mrow>
      <mi>t</mi>
    </mrow>
    <annotation encoding="StarMath 5.0">a(t) = H_0 t</annotation>
  </semantics>
</math>
</file>

<file path=Object 128/content.xml><?xml version="1.0" encoding="utf-8"?>
<math xmlns="http://www.w3.org/1998/Math/MathML">
  <semantics>
    <mrow>
      <msub>
        <mi mathvariant="normal">Ω</mi>
        <mrow>
          <mn>0</mn>
          <mi>,</mi>
          <mi>M</mi>
        </mrow>
      </msub>
      <mo stretchy="false">≫</mo>
      <msub>
        <mi mathvariant="normal">Ω</mi>
        <mrow>
          <mn>0</mn>
          <mi>,</mi>
          <mi>k</mi>
        </mrow>
      </msub>
    </mrow>
    <annotation encoding="StarMath 5.0">%OMEGA sub { 0 , M } &gt;&gt; %OMEGA sub { 0 , k }</annotation>
  </semantics>
</math>
</file>

<file path=Object 129/content.xml><?xml version="1.0" encoding="utf-8"?>
<math xmlns="http://www.w3.org/1998/Math/MathML">
  <semantics>
    <mrow>
      <msub>
        <mi mathvariant="normal">Ω</mi>
        <mrow>
          <mn>0</mn>
          <mi>,</mi>
          <mi>M</mi>
        </mrow>
      </msub>
      <mo stretchy="false">≫</mo>
      <msub>
        <mi mathvariant="normal">Ω</mi>
        <mrow>
          <mn>0</mn>
          <mi>,</mi>
          <mi>R</mi>
        </mrow>
      </msub>
    </mrow>
    <annotation encoding="StarMath 5.0">%OMEGA sub { 0 , M } &gt;&gt; %OMEGA sub { 0 , R }</annotation>
  </semantics>
</math>
</file>

<file path=Object 13/content.xml><?xml version="1.0" encoding="utf-8"?>
<math xmlns="http://www.w3.org/1998/Math/MathML" display="block">
  <semantics>
    <mrow>
      <mrow>
        <msubsup>
          <mi>ω</mi>
          <mstyle color="red">
            <mover accent="true">
              <mi>θ</mi>
              <mo stretchy="false">^</mo>
            </mover>
          </mstyle>
          <mstyle color="red">
            <mover accent="true">
              <mi>φ</mi>
              <mo stretchy="false">^</mo>
            </mover>
          </mstyle>
        </msubsup>
        <mo stretchy="false">=</mo>
        <mfrac>
          <mrow>
            <mi>cot</mi>
            <mi>θ</mi>
          </mrow>
          <mi>h</mi>
        </mfrac>
      </mrow>
      <mrow>
        <msup>
          <mi>e</mi>
          <mover accent="true">
            <mi>φ</mi>
            <mo stretchy="false">^</mo>
          </mover>
        </msup>
        <mo stretchy="false">=</mo>
        <mi>cos</mi>
      </mrow>
      <mi>θ</mi>
      <mspace width="0.5em"/>
      <mrow>
        <mi mathvariant="normal">d</mi>
        <mi>φ</mi>
      </mrow>
    </mrow>
    <annotation encoding="StarMath 5.0">%omega sub {color red hat{%theta}} sup {color red hat{%varphi}} = { {cot %theta} over h } e sup hat{%varphi} = cos %theta ` nospace{{func d}%varphi}</annotation>
  </semantics>
</math>
</file>

<file path=Object 130/content.xml><?xml version="1.0" encoding="utf-8"?>
<math xmlns="http://www.w3.org/1998/Math/MathML">
  <semantics>
    <mrow>
      <msub>
        <mi mathvariant="normal">Ω</mi>
        <mrow>
          <mn>0</mn>
          <mi>,</mi>
          <mi>M</mi>
        </mrow>
      </msub>
      <mo stretchy="false">≫</mo>
      <msub>
        <mi mathvariant="normal">Ω</mi>
        <mrow>
          <mn>0</mn>
          <mi>,</mi>
          <mi mathvariant="normal">Λ</mi>
        </mrow>
      </msub>
    </mrow>
    <annotation encoding="StarMath 5.0">%OMEGA sub { 0 , M } &gt;&gt; %OMEGA sub { 0 , %LAMBDA }</annotation>
  </semantics>
</math>
</file>

<file path=Object 131/content.xml><?xml version="1.0" encoding="utf-8"?>
<math xmlns="http://www.w3.org/1998/Math/MathML">
  <semantics>
    <mrow>
      <msub>
        <mi mathvariant="normal">Ω</mi>
        <mrow>
          <mn>0</mn>
          <mi>,</mi>
          <mi>R</mi>
        </mrow>
      </msub>
      <mo stretchy="false">≈</mo>
      <msub>
        <mi mathvariant="normal">Ω</mi>
        <mrow>
          <mn>0</mn>
          <mi>,</mi>
          <mi>k</mi>
        </mrow>
      </msub>
      <mo stretchy="false">≈</mo>
      <msub>
        <mi mathvariant="normal">Ω</mi>
        <mrow>
          <mn>0</mn>
          <mi>,</mi>
          <mi mathvariant="normal">Λ</mi>
        </mrow>
      </msub>
      <mo stretchy="false">≈</mo>
      <mn>0</mn>
    </mrow>
    <annotation encoding="StarMath 5.0">%OMEGA sub { 0 , R } approx %OMEGA sub { 0 , k } approx %OMEGA sub { 0 , %LAMBDA } approx 0</annotation>
  </semantics>
</math>
</file>

<file path=Object 132/content.xml><?xml version="1.0" encoding="utf-8"?>
<math xmlns="http://www.w3.org/1998/Math/MathML">
  <semantics>
    <mrow>
      <msub>
        <mi mathvariant="normal">Ω</mi>
        <mrow>
          <mn>0</mn>
          <mi>,</mi>
          <mi>M</mi>
        </mrow>
      </msub>
      <mo stretchy="false">≈</mo>
      <mn>1</mn>
    </mrow>
    <annotation encoding="StarMath 5.0">%OMEGA sub { 0 , M } approx 1</annotation>
  </semantics>
</math>
</file>

<file path=Object 133/content.xml><?xml version="1.0" encoding="utf-8"?>
<math xmlns="http://www.w3.org/1998/Math/MathML" display="block">
  <semantics>
    <mrow>
      <mrow>
        <msup>
          <mi>H</mi>
          <mn>2</mn>
        </msup>
        <mo stretchy="false">=</mo>
        <msup>
          <mrow>
            <mo fence="true" stretchy="true">(</mo>
            <mrow>
              <mfrac>
                <mover accent="true">
                  <mi>a</mi>
                  <mo stretchy="false">˙</mo>
                </mover>
                <mi>a</mi>
              </mfrac>
            </mrow>
            <mo fence="true" stretchy="true">)</mo>
          </mrow>
          <mn>2</mn>
        </msup>
        <mo stretchy="false">=</mo>
        <msubsup>
          <mi>H</mi>
          <mn>0</mn>
          <mn>2</mn>
        </msubsup>
      </mrow>
      <msup>
        <mi>a</mi>
        <mrow>
          <mo stretchy="false">−</mo>
          <mn>3</mn>
        </mrow>
      </msup>
    </mrow>
    <annotation encoding="StarMath 5.0">H^2 = left ( { dot{a} over a } right ) sup 2 = H_0^2 a sup -3</annotation>
  </semantics>
</math>
</file>

<file path=Object 134/content.xml><?xml version="1.0" encoding="utf-8"?>
<math xmlns="http://www.w3.org/1998/Math/MathML">
  <semantics>
    <mrow>
      <mi>a</mi>
      <mrow>
        <mrow>
          <mo fence="true" stretchy="false">(</mo>
          <mrow>
            <mn>0</mn>
          </mrow>
          <mo fence="true" stretchy="false">)</mo>
        </mrow>
        <mo stretchy="false">=</mo>
        <mn>0</mn>
      </mrow>
    </mrow>
    <annotation encoding="StarMath 5.0">a(0) = 0</annotation>
  </semantics>
</math>
</file>

<file path=Object 135/content.xml><?xml version="1.0" encoding="utf-8"?>
<math xmlns="http://www.w3.org/1998/Math/MathML" display="block">
  <semantics>
    <mrow>
      <mi>a</mi>
      <mrow>
        <mrow>
          <mo fence="true" stretchy="false">(</mo>
          <mrow>
            <mi>t</mi>
          </mrow>
          <mo fence="true" stretchy="false">)</mo>
        </mrow>
        <mo stretchy="false">=</mo>
        <msup>
          <mrow>
            <mo fence="true" stretchy="true">(</mo>
            <mrow>
              <mrow>
                <mfrac>
                  <mn>3</mn>
                  <mn>2</mn>
                </mfrac>
                <msub>
                  <mi>H</mi>
                  <mn>0</mn>
                </msub>
                <mi>t</mi>
              </mrow>
            </mrow>
            <mo fence="true" stretchy="true">)</mo>
          </mrow>
          <mstyle mathsize="6pt">
            <mfrac>
              <mn>2</mn>
              <mn>3</mn>
            </mfrac>
          </mstyle>
        </msup>
        <mo stretchy="false">=</mo>
        <msup>
          <mrow>
            <mo fence="true" stretchy="true">(</mo>
            <mrow>
              <mfrac>
                <mi>t</mi>
                <msub>
                  <mi>t</mi>
                  <mn>0</mn>
                </msub>
              </mfrac>
            </mrow>
            <mo fence="true" stretchy="true">)</mo>
          </mrow>
          <mstyle mathsize="6pt">
            <mfrac>
              <mn>2</mn>
              <mn>3</mn>
            </mfrac>
          </mstyle>
        </msup>
      </mrow>
    </mrow>
    <annotation encoding="StarMath 5.0">a(t) = left ( { { 3 over 2 } H_0 t } right ) sup size 6 {2 over 3} = left ( { t over t_0 } right ) sup size 6 {2 over 3}</annotation>
  </semantics>
</math>
</file>

<file path=Object 136/content.xml><?xml version="1.0" encoding="utf-8"?>
<math xmlns="http://www.w3.org/1998/Math/MathML">
  <semantics>
    <mrow>
      <mi>a</mi>
      <mrow>
        <mo fence="true" stretchy="false">(</mo>
        <mrow>
          <mi>t</mi>
        </mrow>
        <mo fence="true" stretchy="false">)</mo>
      </mrow>
    </mrow>
    <annotation encoding="StarMath 5.0">a(t)</annotation>
  </semantics>
</math>
</file>

<file path=Object 137/content.xml><?xml version="1.0" encoding="utf-8"?>
<math xmlns="http://www.w3.org/1998/Math/MathML">
  <semantics>
    <msup>
      <mi>t</mi>
      <mstyle mathsize="6pt">
        <mrow>
          <mn>2</mn>
          <mo stretchy="false">/</mo>
          <mn>3</mn>
        </mrow>
      </mstyle>
    </msup>
    <annotation encoding="StarMath 5.0">t sup size 6 {2 / 3}</annotation>
  </semantics>
</math>
</file>

<file path=Object 138/content.xml><?xml version="1.0" encoding="utf-8"?>
<math xmlns="http://www.w3.org/1998/Math/MathML">
  <semantics>
    <msub>
      <mi>t</mi>
      <mn>0</mn>
    </msub>
    <annotation encoding="StarMath 5.0">t_0</annotation>
  </semantics>
</math>
</file>

<file path=Object 139/content.xml><?xml version="1.0" encoding="utf-8"?>
<math xmlns="http://www.w3.org/1998/Math/MathML">
  <semantics>
    <mrow>
      <msub>
        <mi mathvariant="normal">Ω</mi>
        <mrow>
          <mn>0</mn>
          <mi>,</mi>
          <mi>R</mi>
        </mrow>
      </msub>
      <mo stretchy="false">≫</mo>
      <msub>
        <mi mathvariant="normal">Ω</mi>
        <mrow>
          <mn>0</mn>
          <mi>,</mi>
          <mi>k</mi>
        </mrow>
      </msub>
    </mrow>
    <annotation encoding="StarMath 5.0">%OMEGA sub { 0 , R } &gt;&gt; %OMEGA sub { 0 , k }</annotation>
  </semantics>
</math>
</file>

<file path=Object 14/content.xml><?xml version="1.0" encoding="utf-8"?>
<math xmlns="http://www.w3.org/1998/Math/MathML" display="block">
  <semantics>
    <mrow>
      <msubsup>
        <mstyle mathvariant="bold-sans-serif">
          <mi>R</mi>
        </mstyle>
        <mstyle color="red">
          <mover accent="true">
            <mi>β</mi>
            <mo stretchy="false">^</mo>
          </mover>
        </mstyle>
        <mstyle color="red">
          <mover accent="true">
            <mi>α</mi>
            <mo stretchy="false">^</mo>
          </mover>
        </mstyle>
      </msubsup>
      <mo stretchy="false">=</mo>
      <mrow>
        <msubsup>
          <mrow>
            <mi mathvariant="normal">d</mi>
            <mi>ω</mi>
          </mrow>
          <mstyle color="red">
            <mover accent="true">
              <mi>β</mi>
              <mo stretchy="false">^</mo>
            </mover>
          </mstyle>
          <mstyle color="red">
            <mover accent="true">
              <mi>α</mi>
              <mo stretchy="false">^</mo>
            </mover>
          </mstyle>
        </msubsup>
        <mo stretchy="false">+</mo>
        <mrow>
          <msubsup>
            <mi>ω</mi>
            <mstyle color="blue">
              <mover accent="true">
                <mi>γ</mi>
                <mo stretchy="false">^</mo>
              </mover>
            </mstyle>
            <mstyle color="red">
              <mover accent="true">
                <mi>α</mi>
                <mo stretchy="false">^</mo>
              </mover>
            </mstyle>
          </msubsup>
          <mo stretchy="false">∧</mo>
          <msubsup>
            <mi>ω</mi>
            <mstyle color="red">
              <mover accent="true">
                <mi>β</mi>
                <mo stretchy="false">^</mo>
              </mover>
            </mstyle>
            <mstyle color="blue">
              <mover accent="true">
                <mi>γ</mi>
                <mo stretchy="false">^</mo>
              </mover>
            </mstyle>
          </msubsup>
        </mrow>
      </mrow>
    </mrow>
    <annotation encoding="StarMath 5.0">{font sans bold R} sub {color red hat{%beta}} sup {color red hat{%alpha}} = nospace{{func d}%omega} sub {color red hat{%beta}} sup {color red hat{%alpha}} + %omega sub {color blue hat{%gamma}} sup {color red hat{%alpha}} and %omega sub {color red hat{%beta}} sup {color blue hat{%gamma}}</annotation>
  </semantics>
</math>
</file>

<file path=Object 140/content.xml><?xml version="1.0" encoding="utf-8"?>
<math xmlns="http://www.w3.org/1998/Math/MathML">
  <semantics>
    <mrow>
      <msub>
        <mi mathvariant="normal">Ω</mi>
        <mrow>
          <mn>0</mn>
          <mi>,</mi>
          <mi>R</mi>
        </mrow>
      </msub>
      <mo stretchy="false">≫</mo>
      <msub>
        <mi mathvariant="normal">Ω</mi>
        <mrow>
          <mn>0</mn>
          <mi>,</mi>
          <mi>M</mi>
        </mrow>
      </msub>
    </mrow>
    <annotation encoding="StarMath 5.0">%OMEGA sub { 0 , R } &gt;&gt; %OMEGA sub { 0 , M }</annotation>
  </semantics>
</math>
</file>

<file path=Object 141/content.xml><?xml version="1.0" encoding="utf-8"?>
<math xmlns="http://www.w3.org/1998/Math/MathML">
  <semantics>
    <mrow>
      <msub>
        <mi mathvariant="normal">Ω</mi>
        <mrow>
          <mn>0</mn>
          <mi>,</mi>
          <mi>R</mi>
        </mrow>
      </msub>
      <mo stretchy="false">≫</mo>
      <msub>
        <mi mathvariant="normal">Ω</mi>
        <mrow>
          <mn>0</mn>
          <mi>,</mi>
          <mi mathvariant="normal">Λ</mi>
        </mrow>
      </msub>
    </mrow>
    <annotation encoding="StarMath 5.0">%OMEGA sub { 0 , R } &gt;&gt; %OMEGA sub { 0 , %LAMBDA }</annotation>
  </semantics>
</math>
</file>

<file path=Object 142/content.xml><?xml version="1.0" encoding="utf-8"?>
<math xmlns="http://www.w3.org/1998/Math/MathML">
  <semantics>
    <mrow>
      <msub>
        <mi mathvariant="normal">Ω</mi>
        <mrow>
          <mn>0</mn>
          <mi>,</mi>
          <mi>m</mi>
        </mrow>
      </msub>
      <mo stretchy="false">≈</mo>
      <msub>
        <mi mathvariant="normal">Ω</mi>
        <mrow>
          <mn>0</mn>
          <mi>,</mi>
          <mi>k</mi>
        </mrow>
      </msub>
      <mo stretchy="false">≈</mo>
      <msub>
        <mi mathvariant="normal">Ω</mi>
        <mrow>
          <mn>0</mn>
          <mi>,</mi>
          <mi mathvariant="normal">Λ</mi>
        </mrow>
      </msub>
      <mo stretchy="false">≈</mo>
      <mn>0</mn>
    </mrow>
    <annotation encoding="StarMath 5.0">%OMEGA sub { 0 , m } approx %OMEGA sub { 0 , k } approx %OMEGA sub { 0 , %LAMBDA } approx 0</annotation>
  </semantics>
</math>
</file>

<file path=Object 143/content.xml><?xml version="1.0" encoding="utf-8"?>
<math xmlns="http://www.w3.org/1998/Math/MathML">
  <semantics>
    <mrow>
      <msub>
        <mi mathvariant="normal">Ω</mi>
        <mrow>
          <mn>0</mn>
          <mi>,</mi>
          <mi>R</mi>
        </mrow>
      </msub>
      <mo stretchy="false">≈</mo>
      <mn>1</mn>
    </mrow>
    <annotation encoding="StarMath 5.0">%OMEGA sub { 0 , R } approx 1</annotation>
  </semantics>
</math>
</file>

<file path=Object 144/content.xml><?xml version="1.0" encoding="utf-8"?>
<math xmlns="http://www.w3.org/1998/Math/MathML" display="block">
  <semantics>
    <mrow>
      <mrow>
        <msup>
          <mi>H</mi>
          <mn>2</mn>
        </msup>
        <mo stretchy="false">=</mo>
        <msup>
          <mrow>
            <mo fence="true" stretchy="true">(</mo>
            <mrow>
              <mfrac>
                <mover accent="true">
                  <mi>a</mi>
                  <mo stretchy="false">˙</mo>
                </mover>
                <mi>a</mi>
              </mfrac>
            </mrow>
            <mo fence="true" stretchy="true">)</mo>
          </mrow>
          <mn>2</mn>
        </msup>
        <mo stretchy="false">=</mo>
        <msubsup>
          <mi>H</mi>
          <mn>0</mn>
          <mn>2</mn>
        </msubsup>
      </mrow>
      <msup>
        <mi>a</mi>
        <mrow>
          <mo stretchy="false">−</mo>
          <mn>4</mn>
        </mrow>
      </msup>
    </mrow>
    <annotation encoding="StarMath 5.0">H^2 = left ( { dot{a} over a } right ) sup 2 = H_0^2 a sup -4</annotation>
  </semantics>
</math>
</file>

<file path=Object 145/content.xml><?xml version="1.0" encoding="utf-8"?>
<math xmlns="http://www.w3.org/1998/Math/MathML">
  <semantics>
    <mrow>
      <mi>a</mi>
      <mrow>
        <mrow>
          <mo fence="true" stretchy="false">(</mo>
          <mrow>
            <mn>0</mn>
          </mrow>
          <mo fence="true" stretchy="false">)</mo>
        </mrow>
        <mo stretchy="false">=</mo>
        <mn>0</mn>
      </mrow>
    </mrow>
    <annotation encoding="StarMath 5.0">a(0) = 0</annotation>
  </semantics>
</math>
</file>

<file path=Object 146/content.xml><?xml version="1.0" encoding="utf-8"?>
<math xmlns="http://www.w3.org/1998/Math/MathML" display="block">
  <semantics>
    <mrow>
      <mi>a</mi>
      <mrow>
        <mrow>
          <mo fence="true" stretchy="false">(</mo>
          <mrow>
            <mi>t</mi>
          </mrow>
          <mo fence="true" stretchy="false">)</mo>
        </mrow>
        <mo stretchy="false">=</mo>
        <msqrt>
          <mrow>
            <mn>2</mn>
            <msub>
              <mi>H</mi>
              <mn>0</mn>
            </msub>
            <mi>t</mi>
          </mrow>
        </msqrt>
        <mo stretchy="false">=</mo>
        <msup>
          <mrow>
            <mo fence="true" stretchy="true">(</mo>
            <mrow>
              <mfrac>
                <mi>t</mi>
                <msub>
                  <mi>t</mi>
                  <mn>0</mn>
                </msub>
              </mfrac>
            </mrow>
            <mo fence="true" stretchy="true">)</mo>
          </mrow>
          <mstyle mathsize="6pt">
            <mfrac>
              <mn>1</mn>
              <mn>2</mn>
            </mfrac>
          </mstyle>
        </msup>
      </mrow>
    </mrow>
    <annotation encoding="StarMath 5.0">a(t) = sqrt {2 H_0 t} = left ( { t over t_0 } right ) sup size 6 {1 over 2}</annotation>
  </semantics>
</math>
</file>

<file path=Object 147/content.xml><?xml version="1.0" encoding="utf-8"?>
<math xmlns="http://www.w3.org/1998/Math/MathML">
  <semantics>
    <mrow>
      <mi>a</mi>
      <mrow>
        <mo fence="true" stretchy="false">(</mo>
        <mrow>
          <mi>t</mi>
        </mrow>
        <mo fence="true" stretchy="false">)</mo>
      </mrow>
    </mrow>
    <annotation encoding="StarMath 5.0">a(t)</annotation>
  </semantics>
</math>
</file>

<file path=Object 148/content.xml><?xml version="1.0" encoding="utf-8"?>
<math xmlns="http://www.w3.org/1998/Math/MathML">
  <semantics>
    <msup>
      <mi>t</mi>
      <mstyle mathsize="6pt">
        <mrow>
          <mn>1</mn>
          <mo stretchy="false">/</mo>
          <mn>2</mn>
        </mrow>
      </mstyle>
    </msup>
    <annotation encoding="StarMath 5.0">t sup size 6 {1 / 2}</annotation>
  </semantics>
</math>
</file>

<file path=Object 149/content.xml><?xml version="1.0" encoding="utf-8"?>
<math xmlns="http://www.w3.org/1998/Math/MathML">
  <semantics>
    <msub>
      <mi>t</mi>
      <mn>0</mn>
    </msub>
    <annotation encoding="StarMath 5.0">t_0</annotation>
  </semantics>
</math>
</file>

<file path=Object 15/content.xml><?xml version="1.0" encoding="utf-8"?>
<math xmlns="http://www.w3.org/1998/Math/MathML" display="block">
  <semantics>
    <mrow>
      <mrow>
        <msubsup>
          <mstyle mathvariant="bold-sans-serif">
            <mi>R</mi>
          </mstyle>
          <mstyle color="red">
            <mover accent="true">
              <mi>χ</mi>
              <mo stretchy="false">^</mo>
            </mover>
          </mstyle>
          <mstyle color="red">
            <mover accent="true">
              <mi>θ</mi>
              <mo stretchy="false">^</mo>
            </mover>
          </mstyle>
        </msubsup>
        <mo stretchy="false">=</mo>
        <mrow>
          <mi>h</mi>
          <mi>'</mi>
          <mi>'</mi>
        </mrow>
      </mrow>
      <mspace width="0.5em"/>
      <mrow>
        <mrow>
          <mi mathvariant="normal">d</mi>
          <mi>χ</mi>
        </mrow>
        <mo stretchy="false">∧</mo>
        <mrow>
          <mi mathvariant="normal">d</mi>
          <mi>θ</mi>
        </mrow>
      </mrow>
    </mrow>
    <annotation encoding="StarMath 5.0">{font sans bold R} sub {color red hat{%chi}} sup {color red hat{%theta}} = nospace{h''} ` nospace{{func d}%chi} and nospace{{func d}%theta}</annotation>
  </semantics>
</math>
</file>

<file path=Object 150/content.xml><?xml version="1.0" encoding="utf-8"?>
<math xmlns="http://www.w3.org/1998/Math/MathML" display="block">
  <semantics>
    <mi mathvariant="normal">Λ</mi>
    <annotation encoding="StarMath 5.0">%LAMBDA</annotation>
  </semantics>
</math>
</file>

<file path=Object 151/content.xml><?xml version="1.0" encoding="utf-8"?>
<math xmlns="http://www.w3.org/1998/Math/MathML">
  <semantics>
    <mrow>
      <msub>
        <mi mathvariant="normal">Ω</mi>
        <mrow>
          <mn>0</mn>
          <mi>,</mi>
          <mi mathvariant="normal">Λ</mi>
        </mrow>
      </msub>
      <mo stretchy="false">≫</mo>
      <msub>
        <mi mathvariant="normal">Ω</mi>
        <mrow>
          <mn>0</mn>
          <mi>,</mi>
          <mi>k</mi>
        </mrow>
      </msub>
    </mrow>
    <annotation encoding="StarMath 5.0">%OMEGA sub { 0 , %LAMBDA } &gt;&gt; %OMEGA sub { 0 , k }</annotation>
  </semantics>
</math>
</file>

<file path=Object 152/content.xml><?xml version="1.0" encoding="utf-8"?>
<math xmlns="http://www.w3.org/1998/Math/MathML">
  <semantics>
    <mrow>
      <msub>
        <mi mathvariant="normal">Ω</mi>
        <mrow>
          <mn>0</mn>
          <mi>,</mi>
          <mi mathvariant="normal">Λ</mi>
        </mrow>
      </msub>
      <mo stretchy="false">≫</mo>
      <msub>
        <mi mathvariant="normal">Ω</mi>
        <mrow>
          <mn>0</mn>
          <mi>,</mi>
          <mi>M</mi>
        </mrow>
      </msub>
    </mrow>
    <annotation encoding="StarMath 5.0">%OMEGA sub { 0 , %LAMBDA } &gt;&gt; %OMEGA sub { 0 , M }</annotation>
  </semantics>
</math>
</file>

<file path=Object 153/content.xml><?xml version="1.0" encoding="utf-8"?>
<math xmlns="http://www.w3.org/1998/Math/MathML">
  <semantics>
    <mrow>
      <msub>
        <mi mathvariant="normal">Ω</mi>
        <mrow>
          <mn>0</mn>
          <mi>,</mi>
          <mi mathvariant="normal">Λ</mi>
        </mrow>
      </msub>
      <mo stretchy="false">≫</mo>
      <msub>
        <mi mathvariant="normal">Ω</mi>
        <mrow>
          <mn>0</mn>
          <mi>,</mi>
          <mi>R</mi>
        </mrow>
      </msub>
    </mrow>
    <annotation encoding="StarMath 5.0">%OMEGA sub { 0 , %LAMBDA } &gt;&gt; %OMEGA sub { 0 , R }</annotation>
  </semantics>
</math>
</file>

<file path=Object 154/content.xml><?xml version="1.0" encoding="utf-8"?>
<math xmlns="http://www.w3.org/1998/Math/MathML">
  <semantics>
    <mrow>
      <msub>
        <mi mathvariant="normal">Ω</mi>
        <mrow>
          <mn>0</mn>
          <mi>,</mi>
          <mi>M</mi>
        </mrow>
      </msub>
      <mo stretchy="false">≈</mo>
      <msub>
        <mi mathvariant="normal">Ω</mi>
        <mrow>
          <mn>0</mn>
          <mi>,</mi>
          <mi>k</mi>
        </mrow>
      </msub>
      <mo stretchy="false">≈</mo>
      <msub>
        <mi mathvariant="normal">Ω</mi>
        <mrow>
          <mn>0</mn>
          <mi>,</mi>
          <mi>R</mi>
        </mrow>
      </msub>
      <mo stretchy="false">≈</mo>
      <mn>0</mn>
    </mrow>
    <annotation encoding="StarMath 5.0">%OMEGA sub { 0 , M } approx %OMEGA sub { 0 , k } approx %OMEGA sub { 0 , R } approx 0</annotation>
  </semantics>
</math>
</file>

<file path=Object 155/content.xml><?xml version="1.0" encoding="utf-8"?>
<math xmlns="http://www.w3.org/1998/Math/MathML">
  <semantics>
    <mrow>
      <msub>
        <mi mathvariant="normal">Ω</mi>
        <mrow>
          <mn>0</mn>
          <mi>,</mi>
          <mi mathvariant="normal">Λ</mi>
        </mrow>
      </msub>
      <mo stretchy="false">≈</mo>
      <mn>1</mn>
    </mrow>
    <annotation encoding="StarMath 5.0">%OMEGA sub { 0 , %LAMBDA } approx 1</annotation>
  </semantics>
</math>
</file>

<file path=Object 156/content.xml><?xml version="1.0" encoding="utf-8"?>
<math xmlns="http://www.w3.org/1998/Math/MathML" display="block">
  <semantics>
    <mrow>
      <msup>
        <mi>H</mi>
        <mn>2</mn>
      </msup>
      <mo stretchy="false">=</mo>
      <msup>
        <mrow>
          <mo fence="true" stretchy="true">(</mo>
          <mrow>
            <mfrac>
              <mover accent="true">
                <mi>a</mi>
                <mo stretchy="false">˙</mo>
              </mover>
              <mi>a</mi>
            </mfrac>
          </mrow>
          <mo fence="true" stretchy="true">)</mo>
        </mrow>
        <mn>2</mn>
      </msup>
      <mo stretchy="false">=</mo>
      <msubsup>
        <mi>H</mi>
        <mn>0</mn>
        <mn>2</mn>
      </msubsup>
    </mrow>
    <annotation encoding="StarMath 5.0">H^2 = left ( { dot{a} over a } right ) sup 2 = H_0^2</annotation>
  </semantics>
</math>
</file>

<file path=Object 157/content.xml><?xml version="1.0" encoding="utf-8"?>
<math xmlns="http://www.w3.org/1998/Math/MathML">
  <semantics>
    <mi>t</mi>
    <annotation encoding="StarMath 5.0"> t </annotation>
  </semantics>
</math>
</file>

<file path=Object 158/content.xml><?xml version="1.0" encoding="utf-8"?>
<math xmlns="http://www.w3.org/1998/Math/MathML" display="block">
  <semantics>
    <mrow>
      <mi>a</mi>
      <mrow>
        <mrow>
          <mo fence="true" stretchy="false">(</mo>
          <mrow>
            <mi>t</mi>
          </mrow>
          <mo fence="true" stretchy="false">)</mo>
        </mrow>
        <mo stretchy="false">=</mo>
        <msub>
          <mi>a</mi>
          <mn>0</mn>
        </msub>
      </mrow>
      <msup>
        <mi>E</mi>
        <mrow>
          <msub>
            <mi>H</mi>
            <mn>0</mn>
          </msub>
          <mi>t</mi>
        </mrow>
      </msup>
    </mrow>
    <annotation encoding="StarMath 5.0">a(t) = a_0 E sup { H_0 t }</annotation>
  </semantics>
</math>
</file>

<file path=Object 159/content.xml><?xml version="1.0" encoding="utf-8"?>
<math xmlns="http://www.w3.org/1998/Math/MathML">
  <semantics>
    <msub>
      <mi>a</mi>
      <mn>0</mn>
    </msub>
    <annotation encoding="StarMath 5.0">a_0</annotation>
  </semantics>
</math>
</file>

<file path=Object 16/content.xml><?xml version="1.0" encoding="utf-8"?>
<math xmlns="http://www.w3.org/1998/Math/MathML" display="block">
  <semantics>
    <mrow>
      <mrow>
        <msubsup>
          <mstyle mathvariant="bold-sans-serif">
            <mi>R</mi>
          </mstyle>
          <mstyle color="red">
            <mover accent="true">
              <mi>χ</mi>
              <mo stretchy="false">^</mo>
            </mover>
          </mstyle>
          <mstyle color="red">
            <mover accent="true">
              <mi>φ</mi>
              <mo stretchy="false">^</mo>
            </mover>
          </mstyle>
        </msubsup>
        <mo stretchy="false">=</mo>
        <mrow>
          <mi>h</mi>
          <mi>'</mi>
          <mi>'</mi>
        </mrow>
      </mrow>
      <mi>sin</mi>
      <mi>θ</mi>
      <mspace width="0.5em"/>
      <mrow>
        <mrow>
          <mi mathvariant="normal">d</mi>
          <mi>χ</mi>
        </mrow>
        <mo stretchy="false">∧</mo>
        <mrow>
          <mi mathvariant="normal">d</mi>
          <mi>φ</mi>
        </mrow>
      </mrow>
    </mrow>
    <annotation encoding="StarMath 5.0">{font sans bold R} sub {color red hat{%chi}} sup {color red hat{%varphi}} = nospace{h''} sin %theta ` nospace{{func d}%chi} and nospace{{func d}%varphi}</annotation>
  </semantics>
</math>
</file>

<file path=Object 160/content.xml><?xml version="1.0" encoding="utf-8"?>
<math xmlns="http://www.w3.org/1998/Math/MathML">
  <semantics>
    <mrow>
      <mi>t</mi>
      <mo stretchy="false">=</mo>
      <mn>0</mn>
    </mrow>
    <annotation encoding="StarMath 5.0">t = 0</annotation>
  </semantics>
</math>
</file>

<file path=Object 161/content.xml><?xml version="1.0" encoding="utf-8"?>
<math xmlns="http://www.w3.org/1998/Math/MathML">
  <semantics>
    <mi>a</mi>
    <annotation encoding="StarMath 5.0">a</annotation>
  </semantics>
</math>
</file>

<file path=Object 162/content.xml><?xml version="1.0" encoding="utf-8"?>
<math xmlns="http://www.w3.org/1998/Math/MathML" display="block">
  <semantics>
    <mi mathvariant="normal">Λ</mi>
    <annotation encoding="StarMath 5.0">%LAMBDA</annotation>
  </semantics>
</math>
</file>

<file path=Object 17/content.xml><?xml version="1.0" encoding="utf-8"?>
<math xmlns="http://www.w3.org/1998/Math/MathML" display="block">
  <semantics>
    <mrow>
      <msubsup>
        <mstyle mathvariant="bold-sans-serif">
          <mi>R</mi>
        </mstyle>
        <mrow>
          <mstyle color="red">
            <mover accent="true">
              <mi>β</mi>
              <mo stretchy="false">^</mo>
            </mover>
          </mstyle>
          <mstyle color="red">
            <mi>γ</mi>
          </mstyle>
          <mstyle color="red">
            <mi>δ</mi>
          </mstyle>
        </mrow>
        <mstyle color="red">
          <mover accent="true">
            <mi>α</mi>
            <mo stretchy="false">^</mo>
          </mover>
        </mstyle>
      </msubsup>
      <mspace width="0.5em"/>
      <mrow>
        <mrow>
          <mrow>
            <mi mathvariant="normal">d</mi>
            <mi>γ</mi>
          </mrow>
          <mo stretchy="false">∧</mo>
          <mrow>
            <mi mathvariant="normal">d</mi>
            <mi>δ</mi>
          </mrow>
        </mrow>
        <mo stretchy="false">=</mo>
        <msubsup>
          <mstyle mathvariant="bold-sans-serif">
            <mi>R</mi>
          </mstyle>
          <mstyle color="red">
            <mover accent="true">
              <mi>β</mi>
              <mo stretchy="false">^</mo>
            </mover>
          </mstyle>
          <mstyle color="red">
            <mover accent="true">
              <mi>α</mi>
              <mo stretchy="false">^</mo>
            </mover>
          </mstyle>
        </msubsup>
      </mrow>
    </mrow>
    <annotation encoding="StarMath 5.0">{font sans bold R} sub {{color red hat{%beta}} {color red %gamma} {color red %delta}} sup {color red hat{%alpha}} ` nospace{{func d}%gamma} and nospace{{func d}%delta} = {font sans bold R} sub {color red hat{%beta}} sup {color red hat{%alpha}}</annotation>
  </semantics>
</math>
</file>

<file path=Object 18/content.xml><?xml version="1.0" encoding="utf-8"?>
<math xmlns="http://www.w3.org/1998/Math/MathML" display="block">
  <semantics>
    <mrow>
      <mrow>
        <msubsup>
          <mstyle mathvariant="bold-sans-serif">
            <mi>R</mi>
          </mstyle>
          <mrow>
            <mstyle color="red">
              <mi>β</mi>
            </mstyle>
            <mstyle color="red">
              <mi>γ</mi>
            </mstyle>
            <mstyle color="red">
              <mi>δ</mi>
            </mstyle>
          </mrow>
          <mstyle color="red">
            <mi>α</mi>
          </mstyle>
        </msubsup>
        <mo stretchy="false">=</mo>
        <msubsup>
          <mi>e</mi>
          <mstyle color="blue">
            <mover accent="true">
              <mi>α</mi>
              <mo stretchy="false">^</mo>
            </mover>
          </mstyle>
          <mstyle color="red">
            <mi>α</mi>
          </mstyle>
        </msubsup>
      </mrow>
      <msubsup>
        <mi>e</mi>
        <mstyle color="red">
          <mi>β</mi>
        </mstyle>
        <mstyle color="blue">
          <mover accent="true">
            <mi>β</mi>
            <mo stretchy="false">^</mo>
          </mover>
        </mstyle>
      </msubsup>
      <msubsup>
        <mstyle mathvariant="bold-sans-serif">
          <mi>R</mi>
        </mstyle>
        <mrow>
          <mstyle color="blue">
            <mover accent="true">
              <mi>β</mi>
              <mo stretchy="false">^</mo>
            </mover>
          </mstyle>
          <mstyle color="red">
            <mi>γ</mi>
          </mstyle>
          <mstyle color="red">
            <mi>δ</mi>
          </mstyle>
        </mrow>
        <mstyle color="blue">
          <mover accent="true">
            <mi>α</mi>
            <mo stretchy="false">^</mo>
          </mover>
        </mstyle>
      </msubsup>
    </mrow>
    <annotation encoding="StarMath 5.0">{font sans bold R} sub {{color red %beta} {color red %gamma} {color red %delta}} sup {color red %alpha} = e sub {color blue hat{%alpha}} sup {color red %alpha} e sub {color red %beta} sup {color blue hat{%beta}} {font sans bold R} sub {{color blue hat{%beta}} {color red %gamma} {color red %delta}} sup {color blue hat{%alpha}}</annotation>
  </semantics>
</math>
</file>

<file path=Object 19/content.xml><?xml version="1.0" encoding="utf-8"?>
<math xmlns="http://www.w3.org/1998/Math/MathML">
  <semantics>
    <msubsup>
      <mi>e</mi>
      <mstyle color="red">
        <mover accent="true">
          <mi>α</mi>
          <mo stretchy="false">^</mo>
        </mover>
      </mstyle>
      <mstyle color="red">
        <mi>α</mi>
      </mstyle>
    </msubsup>
    <annotation encoding="StarMath 5.0">e sub {color red hat{%alpha}} sup {color red %alpha}</annotation>
  </semantics>
</math>
</file>

<file path=Object 2/content.xml><?xml version="1.0" encoding="utf-8"?>
<math xmlns="http://www.w3.org/1998/Math/MathML">
  <semantics>
    <msub>
      <mi>γ</mi>
      <mrow>
        <mi>i</mi>
        <mi>j</mi>
      </mrow>
    </msub>
    <annotation encoding="StarMath 5.0">%gamma sub {i j}</annotation>
  </semantics>
</math>
</file>

<file path=Object 20/content.xml><?xml version="1.0" encoding="utf-8"?>
<math xmlns="http://www.w3.org/1998/Math/MathML" display="block">
  <semantics>
    <mrow>
      <msub>
        <mstyle mathvariant="bold-sans-serif">
          <mi>R</mi>
        </mstyle>
        <mrow>
          <mi>χ</mi>
          <mi>χ</mi>
        </mrow>
      </msub>
      <mo stretchy="false">=</mo>
      <mrow>
        <msubsup>
          <mstyle mathvariant="bold-sans-serif">
            <mi>R</mi>
          </mstyle>
          <mrow>
            <mi>χ</mi>
            <mi>φ</mi>
            <mi>χ</mi>
          </mrow>
          <mi>φ</mi>
        </msubsup>
        <mo stretchy="false">+</mo>
        <msubsup>
          <mstyle mathvariant="bold-sans-serif">
            <mi>R</mi>
          </mstyle>
          <mrow>
            <mi>χ</mi>
            <mi>θ</mi>
            <mi>χ</mi>
          </mrow>
          <mi>θ</mi>
        </msubsup>
      </mrow>
      <mo stretchy="false">=</mo>
      <mfrac>
        <mrow>
          <mn>2</mn>
          <mi>h</mi>
          <mi>'</mi>
          <mi>'</mi>
        </mrow>
        <mi>h</mi>
      </mfrac>
      <mo stretchy="false">=</mo>
      <mrow>
        <msup>
          <mrow>
            <mo fence="true" stretchy="true">(</mo>
            <mrow>
              <mfrac>
                <mrow>
                  <mi mathvariant="normal">f</mi>
                  <mi>'</mi>
                </mrow>
                <mi mathvariant="normal">f</mi>
              </mfrac>
            </mrow>
            <mo fence="true" stretchy="true">)</mo>
          </mrow>
          <mi>'</mi>
        </msup>
        <mo stretchy="false">−</mo>
        <mfrac>
          <mrow>
            <mi mathvariant="normal">f</mi>
            <msup>
              <mi>'</mi>
              <mn>2</mn>
            </msup>
          </mrow>
          <mrow>
            <mn>2</mn>
            <msup>
              <mi mathvariant="normal">f</mi>
              <mn>2</mn>
            </msup>
          </mrow>
        </mfrac>
      </mrow>
    </mrow>
    <annotation encoding="StarMath 5.0">{font sans bold R} sub {%chi %chi} = {font sans bold R} sub {%chi %varphi %chi} sup %varphi + {font sans bold R} sub {%chi %theta %chi} sup %theta = { nospace{2 h''} over h } = left ( { nospace{{func f}'} over {func f} } right )^' - { {{func f}'^2} over {2{func f}^2} }</annotation>
  </semantics>
</math>
</file>

<file path=Object 21/content.xml><?xml version="1.0" encoding="utf-8"?>
<math xmlns="http://www.w3.org/1998/Math/MathML" display="block">
  <semantics>
    <mrow>
      <mrow>
        <msub>
          <mstyle mathvariant="bold-sans-serif">
            <mi>R</mi>
          </mstyle>
          <mrow>
            <mi>θ</mi>
            <mi>θ</mi>
          </mrow>
        </msub>
        <mo stretchy="false">=</mo>
        <mrow>
          <mo stretchy="false">−</mo>
          <mn>½</mn>
        </mrow>
      </mrow>
      <mrow>
        <mrow>
          <mi mathvariant="normal">f</mi>
          <mi>'</mi>
          <mi>'</mi>
        </mrow>
        <mo stretchy="false">+</mo>
        <mn>1</mn>
      </mrow>
    </mrow>
    <annotation encoding="StarMath 5.0">{font sans bold R} sub {%theta %theta} = - ½ nospace{{func f}''} + 1</annotation>
  </semantics>
</math>
</file>

<file path=Object 22/content.xml><?xml version="1.0" encoding="utf-8"?>
<math xmlns="http://www.w3.org/1998/Math/MathML" display="block">
  <semantics>
    <mrow>
      <mrow>
        <msub>
          <mstyle mathvariant="bold-sans-serif">
            <mi>R</mi>
          </mstyle>
          <mrow>
            <mi>φ</mi>
            <mi>φ</mi>
          </mrow>
        </msub>
        <mo stretchy="false">=</mo>
        <msub>
          <mstyle mathvariant="bold-sans-serif">
            <mi>R</mi>
          </mstyle>
          <mrow>
            <mi>θ</mi>
            <mi>θ</mi>
          </mrow>
        </msub>
      </mrow>
      <msup>
        <mi>sin</mi>
        <mn>2</mn>
      </msup>
      <mi>θ</mi>
    </mrow>
    <annotation encoding="StarMath 5.0">{font sans bold R} sub {%varphi %varphi} = {font sans bold R} sub {%theta %theta} sin^2 %theta</annotation>
  </semantics>
</math>
</file>

<file path=Object 23/content.xml><?xml version="1.0" encoding="utf-8"?>
<math xmlns="http://www.w3.org/1998/Math/MathML">
  <semantics>
    <mrow>
      <mrow>
        <msub>
          <mstyle mathvariant="bold-sans-serif">
            <mi>R</mi>
          </mstyle>
          <mrow>
            <mi>i</mi>
            <mi>j</mi>
          </mrow>
        </msub>
        <mo stretchy="false">=</mo>
        <mi>K</mi>
      </mrow>
      <msub>
        <mi mathvariant="normal">g</mi>
        <mrow>
          <mi>i</mi>
          <mi>j</mi>
        </mrow>
      </msub>
    </mrow>
    <annotation encoding="StarMath 5.0">{font sans bold R} sub {i j} = K {func g} sub {i j}</annotation>
  </semantics>
</math>
</file>

<file path=Object 24/content.xml><?xml version="1.0" encoding="utf-8"?>
<math xmlns="http://www.w3.org/1998/Math/MathML">
  <semantics>
    <mi>K</mi>
    <annotation encoding="StarMath 5.0"> K </annotation>
  </semantics>
</math>
</file>

<file path=Object 25/content.xml><?xml version="1.0" encoding="utf-8"?>
<math xmlns="http://www.w3.org/1998/Math/MathML" display="block">
  <semantics>
    <mrow>
      <mi>K</mi>
      <mo stretchy="false">=</mo>
      <mrow>
        <msup>
          <mrow>
            <mo fence="true" stretchy="true">(</mo>
            <mrow>
              <mfrac>
                <mrow>
                  <mi mathvariant="normal">f</mi>
                  <mi>'</mi>
                </mrow>
                <mi mathvariant="normal">f</mi>
              </mfrac>
            </mrow>
            <mo fence="true" stretchy="true">)</mo>
          </mrow>
          <mi>'</mi>
        </msup>
        <mo stretchy="false">−</mo>
        <mfrac>
          <mrow>
            <mi mathvariant="normal">f</mi>
            <msup>
              <mi>'</mi>
              <mn>2</mn>
            </msup>
          </mrow>
          <mrow>
            <mn>2</mn>
            <msup>
              <mi mathvariant="normal">f</mi>
              <mn>2</mn>
            </msup>
          </mrow>
        </mfrac>
      </mrow>
      <mo stretchy="false">=</mo>
      <mfrac>
        <mrow>
          <mrow>
            <mo stretchy="false">−</mo>
            <mn>½</mn>
          </mrow>
          <mrow>
            <mrow>
              <mi mathvariant="normal">f</mi>
              <mi>'</mi>
              <mi>'</mi>
            </mrow>
            <mo stretchy="false">+</mo>
            <mn>1</mn>
          </mrow>
        </mrow>
        <mi mathvariant="normal">f</mi>
      </mfrac>
    </mrow>
    <annotation encoding="StarMath 5.0">K = left ( { nospace{{func f}'} over {func f} } right )^' - { {{func f}'^2} over {2{func f}^2} } = { {-½ nospace{{func f}''} + 1} over {func f} }</annotation>
  </semantics>
</math>
</file>

<file path=Object 26/content.xml><?xml version="1.0" encoding="utf-8"?>
<math xmlns="http://www.w3.org/1998/Math/MathML" display="block">
  <semantics>
    <mrow>
      <mrow>
        <mrow>
          <mi mathvariant="normal">f</mi>
          <mi>'</mi>
          <mi>'</mi>
        </mrow>
        <mo stretchy="false">=</mo>
        <mrow>
          <mo stretchy="false">−</mo>
          <mn>2</mn>
        </mrow>
      </mrow>
      <mi>K</mi>
      <mrow>
        <mi mathvariant="normal">f</mi>
        <mo stretchy="false">+</mo>
        <mn>2</mn>
      </mrow>
    </mrow>
    <annotation encoding="StarMath 5.0">nospace{{func f}''} = - 2 K {func f} + 2</annotation>
  </semantics>
</math>
</file>

<file path=Object 27/content.xml><?xml version="1.0" encoding="utf-8"?>
<math xmlns="http://www.w3.org/1998/Math/MathML" display="block">
  <semantics>
    <mrow>
      <mi mathvariant="normal">f</mi>
      <mrow>
        <mrow>
          <mo fence="true" stretchy="false">(</mo>
          <mrow>
            <mi>χ</mi>
          </mrow>
          <mo fence="true" stretchy="false">)</mo>
        </mrow>
        <mo stretchy="false">=</mo>
        <msub>
          <mi>c</mi>
          <mn>1</mn>
        </msub>
      </mrow>
      <mi>sin</mi>
      <mrow>
        <mrow>
          <mo fence="true" stretchy="false">(</mo>
          <mrow>
            <mrow>
              <msqrt>
                <mrow>
                  <mn>2</mn>
                  <mi>K</mi>
                </mrow>
              </msqrt>
              <mi>χ</mi>
            </mrow>
          </mrow>
          <mo fence="true" stretchy="false">)</mo>
        </mrow>
        <mo stretchy="false">+</mo>
        <msub>
          <mi>c</mi>
          <mn>2</mn>
        </msub>
      </mrow>
      <mi>cos</mi>
      <mrow>
        <mrow>
          <mo fence="true" stretchy="false">(</mo>
          <mrow>
            <mrow>
              <msqrt>
                <mrow>
                  <mn>2</mn>
                  <mi>K</mi>
                </mrow>
              </msqrt>
              <mi>χ</mi>
            </mrow>
          </mrow>
          <mo fence="true" stretchy="false">)</mo>
        </mrow>
        <mo stretchy="false">+</mo>
        <mrow>
          <mn>1</mn>
          <mo stretchy="false">/</mo>
          <mi>K</mi>
        </mrow>
      </mrow>
    </mrow>
    <annotation encoding="StarMath 5.0">{func f}(%chi) = c_1 sin(sqrt{2 K}%chi) + c_2 cos(sqrt{2 K}%chi) + { 1 / K }</annotation>
  </semantics>
</math>
</file>

<file path=Object 28/content.xml><?xml version="1.0" encoding="utf-8"?>
<math xmlns="http://www.w3.org/1998/Math/MathML">
  <semantics>
    <msub>
      <mi>c</mi>
      <mn>1</mn>
    </msub>
    <annotation encoding="StarMath 5.0">c_1</annotation>
  </semantics>
</math>
</file>

<file path=Object 29/content.xml><?xml version="1.0" encoding="utf-8"?>
<math xmlns="http://www.w3.org/1998/Math/MathML">
  <semantics>
    <msub>
      <mi>c</mi>
      <mn>2</mn>
    </msub>
    <annotation encoding="StarMath 5.0">c_2</annotation>
  </semantics>
</math>
</file>

<file path=Object 3/content.xml><?xml version="1.0" encoding="utf-8"?>
<math xmlns="http://www.w3.org/1998/Math/MathML">
  <semantics>
    <mi>O</mi>
    <annotation encoding="StarMath 5.0">O</annotation>
  </semantics>
</math>
</file>

<file path=Object 30/content.xml><?xml version="1.0" encoding="utf-8"?>
<math xmlns="http://www.w3.org/1998/Math/MathML" display="block">
  <semantics>
    <mi>O</mi>
    <annotation encoding="StarMath 5.0">O</annotation>
  </semantics>
</math>
</file>

<file path=Object 31/content.xml><?xml version="1.0" encoding="utf-8"?>
<math xmlns="http://www.w3.org/1998/Math/MathML">
  <semantics>
    <mrow>
      <mi mathvariant="normal">f</mi>
      <mrow>
        <mrow>
          <mo fence="true" stretchy="false">(</mo>
          <mrow>
            <mrow>
              <mi>χ</mi>
              <mo stretchy="false">=</mo>
              <mn>0</mn>
            </mrow>
          </mrow>
          <mo fence="true" stretchy="false">)</mo>
        </mrow>
        <mo stretchy="false">=</mo>
        <mrow>
          <mi mathvariant="normal">f</mi>
          <mi>'</mi>
        </mrow>
      </mrow>
      <mrow>
        <mrow>
          <mo fence="true" stretchy="false">(</mo>
          <mrow>
            <mrow>
              <mi>χ</mi>
              <mo stretchy="false">=</mo>
              <mn>0</mn>
            </mrow>
          </mrow>
          <mo fence="true" stretchy="false">)</mo>
        </mrow>
        <mo stretchy="false">=</mo>
        <mn>0</mn>
      </mrow>
    </mrow>
    <annotation encoding="StarMath 5.0">{func f}(%chi = 0) = nospace{{func f}'}(%chi = 0) = 0</annotation>
  </semantics>
</math>
</file>

<file path=Object 32/content.xml><?xml version="1.0" encoding="utf-8"?>
<math xmlns="http://www.w3.org/1998/Math/MathML" display="block">
  <semantics>
    <mrow>
      <mi mathvariant="normal">f</mi>
      <mrow>
        <mrow>
          <mo fence="true" stretchy="false">(</mo>
          <mrow>
            <mi>χ</mi>
          </mrow>
          <mo fence="true" stretchy="false">)</mo>
        </mrow>
        <mo stretchy="false">=</mo>
        <mfrac>
          <mn>2</mn>
          <mi>K</mi>
        </mfrac>
      </mrow>
      <msup>
        <mi>sin</mi>
        <mn>2</mn>
      </msup>
      <mrow>
        <mo fence="true" stretchy="true">(</mo>
        <mrow>
          <mrow>
            <msqrt>
              <mfrac>
                <mi>K</mi>
                <mn>2</mn>
              </mfrac>
            </msqrt>
            <mi>χ</mi>
          </mrow>
        </mrow>
        <mo fence="true" stretchy="true">)</mo>
      </mrow>
    </mrow>
    <annotation encoding="StarMath 5.0">{func f}(%chi) = { 2 over K } sin^2 left ( { sqrt{ K over 2 } %chi } right )</annotation>
  </semantics>
</math>
</file>

<file path=Object 33/content.xml><?xml version="1.0" encoding="utf-8"?>
<math xmlns="http://www.w3.org/1998/Math/MathML" display="block">
  <semantics>
    <mrow>
      <mrow>
        <msubsup>
          <mrow>
            <mi mathvariant="normal">d</mi>
            <mi>s</mi>
          </mrow>
          <mn>3</mn>
          <mn>2</mn>
        </msubsup>
        <mo stretchy="false">=</mo>
        <mrow>
          <mrow>
            <mi mathvariant="normal">d</mi>
            <msup>
              <mi>χ</mi>
              <mn>2</mn>
            </msup>
          </mrow>
          <mo stretchy="false">+</mo>
          <mfrac>
            <mn>2</mn>
            <mi>K</mi>
          </mfrac>
        </mrow>
      </mrow>
      <msup>
        <mi>sin</mi>
        <mn>2</mn>
      </msup>
      <mrow>
        <mo fence="true" stretchy="true">(</mo>
        <mrow>
          <mrow>
            <msqrt>
              <mfrac>
                <mi>K</mi>
                <mn>2</mn>
              </mfrac>
            </msqrt>
            <mi>χ</mi>
          </mrow>
        </mrow>
        <mo fence="true" stretchy="true">)</mo>
      </mrow>
      <mrow>
        <mo fence="true" stretchy="true">(</mo>
        <mrow>
          <mrow>
            <mrow>
              <mrow>
                <mi mathvariant="normal">d</mi>
                <mi>θ</mi>
              </mrow>
              <mo stretchy="false">+</mo>
              <msup>
                <mi>sin</mi>
                <mn>2</mn>
              </msup>
            </mrow>
            <mi>θ</mi>
            <mspace width="0.5em"/>
            <mrow>
              <mi mathvariant="normal">d</mi>
              <mi>φ</mi>
            </mrow>
          </mrow>
        </mrow>
        <mo fence="true" stretchy="true">)</mo>
      </mrow>
    </mrow>
    <annotation encoding="StarMath 5.0">nospace{{func d}s} sub 3 sup 2 = nospace{{func d}%chi^2} + { 2 over K } sin^2 left ( { sqrt{ K over 2 } %chi } right ) left ( { nospace{{func d}%theta} + sin^2%theta ` nospace{{func d}%varphi} } right )</annotation>
  </semantics>
</math>
</file>

<file path=Object 34/content.xml><?xml version="1.0" encoding="utf-8"?>
<math xmlns="http://www.w3.org/1998/Math/MathML">
  <semantics>
    <msqrt>
      <mrow>
        <mn>2</mn>
        <mo stretchy="false">/</mo>
        <mi>K</mi>
      </mrow>
    </msqrt>
    <annotation encoding="StarMath 5.0">sqrt{ 2 / K }</annotation>
  </semantics>
</math>
</file>

<file path=Object 35/content.xml><?xml version="1.0" encoding="utf-8"?>
<math xmlns="http://www.w3.org/1998/Math/MathML" display="block">
  <semantics>
    <mrow>
      <mi>K</mi>
      <mi>→</mi>
      <mn>0</mn>
    </mrow>
    <annotation encoding="StarMath 5.0">K →  0</annotation>
  </semantics>
</math>
</file>

<file path=Object 36/content.xml><?xml version="1.0" encoding="utf-8"?>
<math xmlns="http://www.w3.org/1998/Math/MathML">
  <semantics>
    <mrow>
      <mi>K</mi>
      <mo stretchy="false">&gt;</mo>
      <mn>0</mn>
    </mrow>
    <annotation encoding="StarMath 5.0">K &gt; 0</annotation>
  </semantics>
</math>
</file>

<file path=Object 37/content.xml><?xml version="1.0" encoding="utf-8"?>
<math xmlns="http://www.w3.org/1998/Math/MathML">
  <semantics>
    <mrow>
      <mi>K</mi>
      <mo stretchy="false">=</mo>
      <mn>0</mn>
    </mrow>
    <annotation encoding="StarMath 5.0">K = 0</annotation>
  </semantics>
</math>
</file>

<file path=Object 38/content.xml><?xml version="1.0" encoding="utf-8"?>
<math xmlns="http://www.w3.org/1998/Math/MathML">
  <semantics>
    <mrow>
      <mi>K</mi>
      <mo stretchy="false">&lt;</mo>
      <mn>0</mn>
    </mrow>
    <annotation encoding="StarMath 5.0">K &lt; 0</annotation>
  </semantics>
</math>
</file>

<file path=Object 39/content.xml><?xml version="1.0" encoding="utf-8"?>
<math xmlns="http://www.w3.org/1998/Math/MathML" display="block">
  <semantics>
    <mrow>
      <mrow>
        <msubsup>
          <mrow>
            <mi mathvariant="normal">d</mi>
            <mi>s</mi>
          </mrow>
          <mn>3</mn>
          <mn>2</mn>
        </msubsup>
        <mo stretchy="false">=</mo>
        <mrow>
          <mrow>
            <mi mathvariant="normal">d</mi>
            <msup>
              <mi>χ</mi>
              <mn>2</mn>
            </msup>
          </mrow>
          <mo stretchy="false">−</mo>
          <mfrac>
            <mn>2</mn>
            <mi>K</mi>
          </mfrac>
        </mrow>
      </mrow>
      <msup>
        <mi>sinh</mi>
        <mn>2</mn>
      </msup>
      <mrow>
        <mo fence="true" stretchy="true">(</mo>
        <mrow>
          <mrow>
            <mrow>
              <mo stretchy="false">−</mo>
              <msqrt>
                <mfrac>
                  <mi>K</mi>
                  <mn>2</mn>
                </mfrac>
              </msqrt>
            </mrow>
            <mi>χ</mi>
          </mrow>
        </mrow>
        <mo fence="true" stretchy="true">)</mo>
      </mrow>
      <mrow>
        <mo fence="true" stretchy="true">(</mo>
        <mrow>
          <mrow>
            <mrow>
              <mrow>
                <mi mathvariant="normal">d</mi>
                <mi>θ</mi>
              </mrow>
              <mo stretchy="false">+</mo>
              <msup>
                <mi>sin</mi>
                <mn>2</mn>
              </msup>
            </mrow>
            <mi>θ</mi>
            <mspace width="0.5em"/>
            <mrow>
              <mi mathvariant="normal">d</mi>
              <mi>φ</mi>
            </mrow>
          </mrow>
        </mrow>
        <mo fence="true" stretchy="true">)</mo>
      </mrow>
    </mrow>
    <annotation encoding="StarMath 5.0">nospace{{func d}s} sub 3 sup 2 = nospace{{func d}%chi^2} - { 2 over K } sinh^2 left ( { - sqrt{ K over 2 } %chi } right ) left ( { nospace{{func d}%theta} + sin^2%theta ` nospace{{func d}%varphi} } right )</annotation>
  </semantics>
</math>
</file>

<file path=Object 4/content.xml><?xml version="1.0" encoding="utf-8"?>
<math xmlns="http://www.w3.org/1998/Math/MathML" display="block">
  <semantics>
    <mrow>
      <mrow>
        <msubsup>
          <mrow>
            <mi mathvariant="normal">d</mi>
            <mi>s</mi>
          </mrow>
          <mn>3</mn>
          <mn>2</mn>
        </msubsup>
        <mo stretchy="false">=</mo>
        <mrow>
          <msup>
            <mrow>
              <mi mathvariant="normal">d</mi>
              <mi>χ</mi>
            </mrow>
            <mn>2</mn>
          </msup>
          <mo stretchy="false">+</mo>
          <mi mathvariant="normal">f</mi>
        </mrow>
      </mrow>
      <mrow>
        <mo fence="true" stretchy="false">(</mo>
        <mrow>
          <mi>χ</mi>
        </mrow>
        <mo fence="true" stretchy="false">)</mo>
      </mrow>
      <mrow>
        <mo fence="true" stretchy="true">(</mo>
        <mrow>
          <mrow>
            <mrow>
              <msup>
                <mrow>
                  <mi mathvariant="normal">d</mi>
                  <mi>θ</mi>
                </mrow>
                <mn>2</mn>
              </msup>
              <mo stretchy="false">+</mo>
              <msup>
                <mi>sin</mi>
                <mn>2</mn>
              </msup>
            </mrow>
            <mi>θ</mi>
            <mspace width="0.5em"/>
            <msup>
              <mrow>
                <mi mathvariant="normal">d</mi>
                <mi>φ</mi>
              </mrow>
              <mn>2</mn>
            </msup>
          </mrow>
        </mrow>
        <mo fence="true" stretchy="true">)</mo>
      </mrow>
    </mrow>
    <annotation encoding="StarMath 5.0">nospace{{func d}s} sub 3 sup 2 = nospace{{func d}%chi}^2 + {func f}(%chi) left ( { nospace{{func d}%theta}^2 + sin^2 %theta ` nospace{{func d}%varphi}^2} right )</annotation>
  </semantics>
</math>
</file>

<file path=Object 40/content.xml><?xml version="1.0" encoding="utf-8"?>
<math xmlns="http://www.w3.org/1998/Math/MathML">
  <semantics>
    <msup>
      <mi mathvariant="normal">ℝ</mi>
      <mn>3</mn>
    </msup>
    <annotation encoding="StarMath 5.0">setR^3 </annotation>
  </semantics>
</math>
</file>

<file path=Object 41/content.xml><?xml version="1.0" encoding="utf-8"?>
<math xmlns="http://www.w3.org/1998/Math/MathML">
  <semantics>
    <msup>
      <mi>S</mi>
      <mn>3</mn>
    </msup>
    <annotation encoding="StarMath 5.0">S^3</annotation>
  </semantics>
</math>
</file>

<file path=Object 42/content.xml><?xml version="1.0" encoding="utf-8"?>
<math xmlns="http://www.w3.org/1998/Math/MathML">
  <semantics>
    <mrow>
      <mrow>
        <mi>χ</mi>
        <mo stretchy="false">=</mo>
        <mi>π</mi>
      </mrow>
      <msup>
        <mrow>
          <mo fence="true" stretchy="false">(</mo>
          <mrow>
            <mrow>
              <mi>K</mi>
              <mo stretchy="false">/</mo>
              <mn>2</mn>
            </mrow>
          </mrow>
          <mo fence="true" stretchy="false">)</mo>
        </mrow>
        <mrow>
          <mo stretchy="false">−</mo>
          <mn>½</mn>
        </mrow>
      </msup>
    </mrow>
    <annotation encoding="StarMath 5.0">%chi = %pi ( K / 2 ) sup -½ </annotation>
  </semantics>
</math>
</file>

<file path=Object 43/content.xml><?xml version="1.0" encoding="utf-8"?>
<math xmlns="http://www.w3.org/1998/Math/MathML">
  <semantics>
    <mrow>
      <mrow>
        <msub>
          <mi>V</mi>
          <mn>3</mn>
        </msub>
        <mo stretchy="false">=</mo>
        <mn>2</mn>
      </mrow>
      <msup>
        <mi>π</mi>
        <mn>2</mn>
      </msup>
      <msup>
        <mrow>
          <mo fence="true" stretchy="false">(</mo>
          <mrow>
            <mrow>
              <mi>K</mi>
              <mo stretchy="false">/</mo>
              <mn>2</mn>
            </mrow>
          </mrow>
          <mo fence="true" stretchy="false">)</mo>
        </mrow>
        <mstyle mathsize="6pt">
          <mrow>
            <mrow>
              <mo stretchy="false">−</mo>
              <mn>3</mn>
            </mrow>
            <mo stretchy="false">/</mo>
            <mn>2</mn>
          </mrow>
        </mstyle>
      </msup>
    </mrow>
    <annotation encoding="StarMath 5.0">V_3 = 2 %pi^2 ( K / 2 ) sup size 6 {-3/2}</annotation>
  </semantics>
</math>
</file>

<file path=Object 44/content.xml><?xml version="1.0" encoding="utf-8"?>
<math xmlns="http://www.w3.org/1998/Math/MathML">
  <semantics>
    <mrow>
      <mrow/>
      <mo stretchy="false">&gt;</mo>
      <mi>π</mi>
    </mrow>
    <annotation encoding="StarMath 5.0">{} &gt; %pi</annotation>
  </semantics>
</math>
</file>

<file path=Object 45/content.xml><?xml version="1.0" encoding="utf-8"?>
<math xmlns="http://www.w3.org/1998/Math/MathML">
  <semantics>
    <mrow>
      <mrow>
        <msup>
          <mi>a</mi>
          <mn>2</mn>
        </msup>
        <mo stretchy="false">+</mo>
        <msup>
          <mi>b</mi>
          <mn>2</mn>
        </msup>
      </mrow>
      <mo stretchy="false">&gt;</mo>
      <msup>
        <mi>c</mi>
        <mn>2</mn>
      </msup>
    </mrow>
    <annotation encoding="StarMath 5.0">a^2 + b^2 &gt; c^2</annotation>
  </semantics>
</math>
</file>

<file path=Object 46/content.xml><?xml version="1.0" encoding="utf-8"?>
<math xmlns="http://www.w3.org/1998/Math/MathML">
  <semantics>
    <msup>
      <mi>H</mi>
      <mn>3</mn>
    </msup>
    <annotation encoding="StarMath 5.0">H^3</annotation>
  </semantics>
</math>
</file>

<file path=Object 47/content.xml><?xml version="1.0" encoding="utf-8"?>
<math xmlns="http://www.w3.org/1998/Math/MathML">
  <semantics>
    <mrow>
      <mrow/>
      <mo stretchy="false">&lt;</mo>
      <mi>π</mi>
    </mrow>
    <annotation encoding="StarMath 5.0">{} &lt; %pi</annotation>
  </semantics>
</math>
</file>

<file path=Object 48/content.xml><?xml version="1.0" encoding="utf-8"?>
<math xmlns="http://www.w3.org/1998/Math/MathML">
  <semantics>
    <mrow>
      <mrow>
        <msup>
          <mi>a</mi>
          <mn>2</mn>
        </msup>
        <mo stretchy="false">+</mo>
        <msup>
          <mi>b</mi>
          <mn>2</mn>
        </msup>
      </mrow>
      <mo stretchy="false">&lt;</mo>
      <msup>
        <mi>c</mi>
        <mn>2</mn>
      </msup>
    </mrow>
    <annotation encoding="StarMath 5.0">a^2 + b^2 &lt; c^2</annotation>
  </semantics>
</math>
</file>

<file path=Object 49/content.xml><?xml version="1.0" encoding="utf-8"?>
<math xmlns="http://www.w3.org/1998/Math/MathML">
  <semantics>
    <mi>r</mi>
    <annotation encoding="StarMath 5.0">r</annotation>
  </semantics>
</math>
</file>

<file path=Object 5/content.xml><?xml version="1.0" encoding="utf-8"?>
<math xmlns="http://www.w3.org/1998/Math/MathML">
  <semantics>
    <mrow>
      <mi mathvariant="normal">f</mi>
      <mrow>
        <mo fence="true" stretchy="false">(</mo>
        <mrow>
          <mi>χ</mi>
        </mrow>
        <mo fence="true" stretchy="false">)</mo>
      </mrow>
    </mrow>
    <annotation encoding="StarMath 5.0">{func f}(%chi)</annotation>
  </semantics>
</math>
</file>

<file path=Object 50/content.xml><?xml version="1.0" encoding="utf-8"?>
<math xmlns="http://www.w3.org/1998/Math/MathML">
  <semantics>
    <mrow>
      <mrow>
        <msub>
          <mi>V</mi>
          <mn>3</mn>
        </msub>
        <mo stretchy="false">=</mo>
        <mn>2</mn>
      </mrow>
      <mi>π</mi>
      <msup>
        <mrow>
          <mo fence="true" stretchy="false">(</mo>
          <mrow>
            <mrow>
              <mrow>
                <mo stretchy="false">−</mo>
                <mi>K</mi>
              </mrow>
              <mo stretchy="false">/</mo>
              <mn>2</mn>
            </mrow>
          </mrow>
          <mo fence="true" stretchy="false">)</mo>
        </mrow>
        <mstyle mathsize="6pt">
          <mrow>
            <mrow>
              <mo stretchy="false">−</mo>
              <mn>3</mn>
            </mrow>
            <mo stretchy="false">/</mo>
            <mn>2</mn>
          </mrow>
        </mstyle>
      </msup>
    </mrow>
    <annotation encoding="StarMath 5.0">V_3 = 2 %pi ( - K / 2 ) sup size 6 {-3/2}</annotation>
  </semantics>
</math>
</file>

<file path=Object 51/content.xml><?xml version="1.0" encoding="utf-8"?>
<math xmlns="http://www.w3.org/1998/Math/MathML" display="block">
  <semantics>
    <mrow>
      <mi mathvariant="normal">ℝ</mi>
      <msup>
        <mi>P</mi>
        <mn>3</mn>
      </msup>
    </mrow>
    <annotation encoding="StarMath 5.0">setR P^3</annotation>
  </semantics>
</math>
</file>

<file path=Object 52/content.xml><?xml version="1.0" encoding="utf-8"?>
<math xmlns="http://www.w3.org/1998/Math/MathML">
  <semantics>
    <mrow>
      <mrow>
        <mo fence="true" stretchy="false">(</mo>
        <mrow>
          <mrow>
            <mi>χ</mi>
            <mi>,</mi>
            <mi>θ</mi>
            <mi>,</mi>
            <mi>φ</mi>
          </mrow>
        </mrow>
        <mo fence="true" stretchy="false">)</mo>
      </mrow>
      <mo stretchy="false">=</mo>
      <mrow>
        <mo fence="true" stretchy="false">(</mo>
        <mrow>
          <mrow>
            <mi>π</mi>
            <mrow>
              <msup>
                <mi>K</mi>
                <mrow>
                  <mo stretchy="false">−</mo>
                  <mn>½</mn>
                </mrow>
              </msup>
              <mo stretchy="false">−</mo>
              <mi>χ</mi>
            </mrow>
            <mi>,</mi>
            <mrow>
              <mi>π</mi>
              <mo stretchy="false">−</mo>
              <mi>θ</mi>
            </mrow>
            <mi>,</mi>
            <mrow>
              <mi>π</mi>
              <mo stretchy="false">+</mo>
              <mi>θ</mi>
            </mrow>
          </mrow>
        </mrow>
        <mo fence="true" stretchy="false">)</mo>
      </mrow>
    </mrow>
    <annotation encoding="StarMath 5.0">( %chi , %theta , %varphi ) = ( %pi K sup -½ - %chi, %pi - %theta , %pi + %theta )</annotation>
  </semantics>
</math>
</file>

<file path=Object 53/content.xml><?xml version="1.0" encoding="utf-8"?>
<math xmlns="http://www.w3.org/1998/Math/MathML">
  <semantics>
    <mrow>
      <mrow>
        <msub>
          <mi>V</mi>
          <mn>3</mn>
        </msub>
        <mo stretchy="false">=</mo>
        <msup>
          <mi>π</mi>
          <mn>2</mn>
        </msup>
      </mrow>
      <msup>
        <mrow>
          <mo fence="true" stretchy="false">(</mo>
          <mrow>
            <mrow>
              <mi>K</mi>
              <mo stretchy="false">/</mo>
              <mn>2</mn>
            </mrow>
          </mrow>
          <mo fence="true" stretchy="false">)</mo>
        </mrow>
        <mstyle mathsize="6pt">
          <mrow>
            <mrow>
              <mo stretchy="false">−</mo>
              <mn>3</mn>
            </mrow>
            <mo stretchy="false">/</mo>
            <mn>2</mn>
          </mrow>
        </mstyle>
      </msup>
    </mrow>
    <annotation encoding="StarMath 5.0">V_3 =  %pi^2 ( K / 2 ) sup size 6 {-3/2}</annotation>
  </semantics>
</math>
</file>

<file path=Object 54/content.xml><?xml version="1.0" encoding="utf-8"?>
<math xmlns="http://www.w3.org/1998/Math/MathML">
  <semantics>
    <mrow>
      <mi>χ</mi>
      <mo stretchy="false">&lt;</mo>
      <mrow>
        <mi>π</mi>
        <mo stretchy="false">/</mo>
        <msqrt>
          <mrow>
            <mn>2</mn>
            <mi>K</mi>
          </mrow>
        </msqrt>
      </mrow>
    </mrow>
    <annotation encoding="StarMath 5.0">%chi &lt; { %pi / sqrt{2 K} }</annotation>
  </semantics>
</math>
</file>

<file path=Object 55/content.xml><?xml version="1.0" encoding="utf-8"?>
<math xmlns="http://www.w3.org/1998/Math/MathML" display="block">
  <semantics>
    <mrow>
      <mrow>
        <msup>
          <mrow>
            <mi mathvariant="normal">d</mi>
            <mi>s</mi>
          </mrow>
          <mn>2</mn>
        </msup>
        <mo stretchy="false">=</mo>
        <mrow>
          <mrow>
            <mo stretchy="false">−</mo>
            <msup>
              <mrow>
                <mi mathvariant="normal">d</mi>
                <mi>t</mi>
              </mrow>
              <mn>2</mn>
            </msup>
          </mrow>
          <mo stretchy="false">+</mo>
          <msup>
            <mrow>
              <mo fence="true" stretchy="false">[</mo>
              <mrow>
                <mrow>
                  <mi>a</mi>
                  <mrow>
                    <mo fence="true" stretchy="false">(</mo>
                    <mrow>
                      <mi>t</mi>
                    </mrow>
                    <mo fence="true" stretchy="false">)</mo>
                  </mrow>
                </mrow>
              </mrow>
              <mo fence="true" stretchy="false">]</mo>
            </mrow>
            <mn>2</mn>
          </msup>
        </mrow>
      </mrow>
      <msub>
        <mi>γ</mi>
        <mrow>
          <mstyle color="blue">
            <mi>i</mi>
          </mstyle>
          <mstyle color="blue">
            <mi>j</mi>
          </mstyle>
        </mrow>
      </msub>
      <mrow>
        <mo fence="true" stretchy="false">(</mo>
        <mrow>
          <msup>
            <mi>x</mi>
            <mi>k</mi>
          </msup>
        </mrow>
        <mo fence="true" stretchy="false">)</mo>
      </mrow>
      <mspace width="0.5em"/>
      <msup>
        <mrow>
          <mi mathvariant="normal">d</mi>
          <mi>x</mi>
        </mrow>
        <mstyle color="blue">
          <mi>i</mi>
        </mstyle>
      </msup>
      <msup>
        <mrow>
          <mi mathvariant="normal">d</mi>
          <mi>x</mi>
        </mrow>
        <mstyle color="blue">
          <mi>i</mi>
        </mstyle>
      </msup>
    </mrow>
    <annotation encoding="StarMath 5.0">nospace{{func d}s}^2 = - nospace{{func d}t}^2 +  [a(t)]^2 %gamma sub {{color blue i} {color blue j}}(x sup k) ` nospace{{func d}x}^{color blue i} nospace{{func d}x}^{color blue i}</annotation>
  </semantics>
</math>
</file>

<file path=Object 56/content.xml><?xml version="1.0" encoding="utf-8"?>
<math xmlns="http://www.w3.org/1998/Math/MathML">
  <semantics>
    <mrow>
      <mi>K</mi>
      <mo stretchy="false">&gt;</mo>
      <mn>0</mn>
    </mrow>
    <annotation encoding="StarMath 5.0">K &gt; 0</annotation>
  </semantics>
</math>
</file>

<file path=Object 57/content.xml><?xml version="1.0" encoding="utf-8"?>
<math xmlns="http://www.w3.org/1998/Math/MathML" display="block">
  <semantics>
    <mrow>
      <mrow>
        <msubsup>
          <mrow>
            <mi mathvariant="normal">d</mi>
            <mi>s</mi>
          </mrow>
          <mn>3</mn>
          <mn>2</mn>
        </msubsup>
        <mo stretchy="false">=</mo>
        <mrow>
          <mrow>
            <mi mathvariant="normal">d</mi>
            <msup>
              <mi>χ</mi>
              <mn>2</mn>
            </msup>
          </mrow>
          <mo stretchy="false">+</mo>
          <mfrac>
            <mn>2</mn>
            <mi>K</mi>
          </mfrac>
        </mrow>
      </mrow>
      <msup>
        <mi>sin</mi>
        <mn>2</mn>
      </msup>
      <mrow>
        <mo fence="true" stretchy="true">(</mo>
        <mrow>
          <mrow>
            <msqrt>
              <mfrac>
                <mi>K</mi>
                <mn>2</mn>
              </mfrac>
            </msqrt>
            <mi>χ</mi>
          </mrow>
        </mrow>
        <mo fence="true" stretchy="true">)</mo>
      </mrow>
      <mrow>
        <mo fence="true" stretchy="true">(</mo>
        <mrow>
          <mrow>
            <mrow>
              <msup>
                <mrow>
                  <mi mathvariant="normal">d</mi>
                  <mi>θ</mi>
                </mrow>
                <mn>2</mn>
              </msup>
              <mo stretchy="false">+</mo>
              <msup>
                <mi>sin</mi>
                <mn>2</mn>
              </msup>
            </mrow>
            <mi>θ</mi>
            <msup>
              <mrow>
                <mi mathvariant="normal">d</mi>
                <mi>φ</mi>
              </mrow>
              <mn>2</mn>
            </msup>
          </mrow>
        </mrow>
        <mo fence="true" stretchy="true">)</mo>
      </mrow>
    </mrow>
    <annotation encoding="StarMath 5.0">nospace{{func d}s} sub 3 sup 2 = nospace{{func d}%chi^2} + { 2 over K } sin^2 left ( { sqrt{ K over 2 } %chi } right ) left ( { nospace{{func d}%theta}^2 + sin^2 %theta nospace{{func d}%varphi}^2 } right )</annotation>
  </semantics>
</math>
</file>

<file path=Object 58/content.xml><?xml version="1.0" encoding="utf-8"?>
<math xmlns="http://www.w3.org/1998/Math/MathML">
  <semantics>
    <mrow>
      <mi>K</mi>
      <mo stretchy="false">=</mo>
      <mn>0</mn>
    </mrow>
    <annotation encoding="StarMath 5.0">K = 0</annotation>
  </semantics>
</math>
</file>

<file path=Object 59/content.xml><?xml version="1.0" encoding="utf-8"?>
<math xmlns="http://www.w3.org/1998/Math/MathML" display="block">
  <semantics>
    <mrow>
      <mrow>
        <msubsup>
          <mrow>
            <mi mathvariant="normal">d</mi>
            <mi>s</mi>
          </mrow>
          <mn>3</mn>
          <mn>2</mn>
        </msubsup>
        <mo stretchy="false">=</mo>
        <mrow>
          <mrow>
            <mi mathvariant="normal">d</mi>
            <msup>
              <mi>χ</mi>
              <mn>2</mn>
            </msup>
          </mrow>
          <mo stretchy="false">+</mo>
          <msup>
            <mrow>
              <mi mathvariant="normal">d</mi>
              <mi>θ</mi>
            </mrow>
            <mn>2</mn>
          </msup>
          <mo stretchy="false">+</mo>
          <msup>
            <mi>sin</mi>
            <mn>2</mn>
          </msup>
        </mrow>
      </mrow>
      <mi>θ</mi>
      <msup>
        <mrow>
          <mi mathvariant="normal">d</mi>
          <mi>φ</mi>
        </mrow>
        <mn>2</mn>
      </msup>
    </mrow>
    <annotation encoding="StarMath 5.0">nospace{{func d}s} sub 3 sup 2 = nospace{{func d}%chi^2} + nospace{{func d}%theta}^2 + sin^2 %theta nospace{{func d}%varphi}^2</annotation>
  </semantics>
</math>
</file>

<file path=Object 6/content.xml><?xml version="1.0" encoding="utf-8"?>
<math xmlns="http://www.w3.org/1998/Math/MathML">
  <semantics>
    <msub>
      <mstyle mathvariant="bold-sans-serif">
        <mi>R</mi>
      </mstyle>
      <mrow>
        <mi>χ</mi>
        <mi>χ</mi>
      </mrow>
    </msub>
    <annotation encoding="StarMath 5.0">{font sans bold R} sub {%chi %chi}</annotation>
  </semantics>
</math>
</file>

<file path=Object 60/content.xml><?xml version="1.0" encoding="utf-8"?>
<math xmlns="http://www.w3.org/1998/Math/MathML">
  <semantics>
    <mrow>
      <mi>K</mi>
      <mo stretchy="false">&lt;</mo>
      <mn>0</mn>
    </mrow>
    <annotation encoding="StarMath 5.0">K &lt; 0</annotation>
  </semantics>
</math>
</file>

<file path=Object 61/content.xml><?xml version="1.0" encoding="utf-8"?>
<math xmlns="http://www.w3.org/1998/Math/MathML" display="block">
  <semantics>
    <mrow>
      <mrow>
        <msubsup>
          <mrow>
            <mi mathvariant="normal">d</mi>
            <mi>s</mi>
          </mrow>
          <mn>3</mn>
          <mn>2</mn>
        </msubsup>
        <mo stretchy="false">=</mo>
        <mrow>
          <mrow>
            <mi mathvariant="normal">d</mi>
            <msup>
              <mi>χ</mi>
              <mn>2</mn>
            </msup>
          </mrow>
          <mo stretchy="false">−</mo>
          <mfrac>
            <mn>2</mn>
            <mi>K</mi>
          </mfrac>
        </mrow>
      </mrow>
      <msup>
        <mi>sinh</mi>
        <mn>2</mn>
      </msup>
      <mrow>
        <mo fence="true" stretchy="true">(</mo>
        <mrow>
          <mrow>
            <mo stretchy="false">−</mo>
            <mrow>
              <msqrt>
                <mfrac>
                  <mi>K</mi>
                  <mn>2</mn>
                </mfrac>
              </msqrt>
              <mi>χ</mi>
            </mrow>
          </mrow>
        </mrow>
        <mo fence="true" stretchy="true">)</mo>
      </mrow>
      <mrow>
        <mo fence="true" stretchy="true">(</mo>
        <mrow>
          <mrow>
            <mrow>
              <msup>
                <mrow>
                  <mi mathvariant="normal">d</mi>
                  <mi>θ</mi>
                </mrow>
                <mn>2</mn>
              </msup>
              <mo stretchy="false">+</mo>
              <msup>
                <mi>sin</mi>
                <mn>2</mn>
              </msup>
            </mrow>
            <mi>θ</mi>
            <msup>
              <mrow>
                <mi mathvariant="normal">d</mi>
                <mi>φ</mi>
              </mrow>
              <mn>2</mn>
            </msup>
          </mrow>
        </mrow>
        <mo fence="true" stretchy="true">)</mo>
      </mrow>
    </mrow>
    <annotation encoding="StarMath 5.0">nospace{{func d}s} sub 3 sup 2 = nospace{{func d}%chi^2} - { 2 over K } sinh^2 left ( - { sqrt{ K over 2 } %chi } right ) left ( { nospace{{func d}%theta}^2 + sin^2 %theta nospace{{func d}%varphi}^2 } right )</annotation>
  </semantics>
</math>
</file>

<file path=Object 62/content.xml><?xml version="1.0" encoding="utf-8"?>
<math xmlns="http://www.w3.org/1998/Math/MathML" display="block">
  <semantics>
    <mrow>
      <mrow>
        <msup>
          <mrow>
            <mi mathvariant="normal">d</mi>
            <mi>s</mi>
          </mrow>
          <mn>2</mn>
        </msup>
        <mo stretchy="false">=</mo>
        <mrow>
          <mrow>
            <mo stretchy="false">−</mo>
            <msup>
              <mrow>
                <mi mathvariant="normal">d</mi>
                <mi>t</mi>
              </mrow>
              <mn>2</mn>
            </msup>
          </mrow>
          <mo stretchy="false">+</mo>
          <msup>
            <mrow>
              <mo fence="true" stretchy="false">[</mo>
              <mrow>
                <mrow>
                  <mi>a</mi>
                  <mrow>
                    <mo fence="true" stretchy="false">(</mo>
                    <mrow>
                      <mi>t</mi>
                    </mrow>
                    <mo fence="true" stretchy="false">)</mo>
                  </mrow>
                </mrow>
              </mrow>
              <mo fence="true" stretchy="false">]</mo>
            </mrow>
            <mn>2</mn>
          </msup>
        </mrow>
      </mrow>
      <mrow>
        <mo fence="true" stretchy="true">[</mo>
        <mrow>
          <mrow>
            <mrow>
              <mfrac>
                <msup>
                  <mrow>
                    <mi mathvariant="normal">d</mi>
                    <mi>r</mi>
                  </mrow>
                  <mn>2</mn>
                </msup>
                <mrow>
                  <mrow>
                    <mn>1</mn>
                    <mo stretchy="false">−</mo>
                    <mi>k</mi>
                  </mrow>
                  <msup>
                    <mi>r</mi>
                    <mn>2</mn>
                  </msup>
                </mrow>
              </mfrac>
              <mo stretchy="false">+</mo>
              <msup>
                <mi>r</mi>
                <mn>2</mn>
              </msup>
            </mrow>
            <mrow>
              <mo fence="true" stretchy="true">(</mo>
              <mrow>
                <mrow>
                  <mrow>
                    <msup>
                      <mrow>
                        <mi mathvariant="normal">d</mi>
                        <mi>θ</mi>
                      </mrow>
                      <mn>2</mn>
                    </msup>
                    <mo stretchy="false">+</mo>
                    <msup>
                      <mi>sin</mi>
                      <mn>2</mn>
                    </msup>
                  </mrow>
                  <mi>θ</mi>
                  <msup>
                    <mrow>
                      <mi mathvariant="normal">d</mi>
                      <mi>φ</mi>
                    </mrow>
                    <mn>2</mn>
                  </msup>
                </mrow>
              </mrow>
              <mo fence="true" stretchy="true">)</mo>
            </mrow>
          </mrow>
        </mrow>
        <mo fence="true" stretchy="true">]</mo>
      </mrow>
    </mrow>
    <annotation encoding="StarMath 5.0">nospace{{func d}s}^2 = - nospace{{func d}t}^2 + [a(t)]^2 left [ { { nospace{{func d}r}^2 over {1 - k r^2} } + r^2 left ( { nospace{{func d}%theta}^2 + sin^2 %theta nospace{{func d}%varphi}^2 } right ) } right ]</annotation>
  </semantics>
</math>
</file>

<file path=Object 63/content.xml><?xml version="1.0" encoding="utf-8"?>
<math xmlns="http://www.w3.org/1998/Math/MathML">
  <semantics>
    <msub>
      <mstyle mathvariant="bold-sans-serif">
        <mi>R</mi>
      </mstyle>
      <mrow>
        <mi>t</mi>
        <mi>t</mi>
      </mrow>
    </msub>
    <annotation encoding="StarMath 5.0">{font sans bold R} sub {t t}</annotation>
  </semantics>
</math>
</file>

<file path=Object 64/content.xml><?xml version="1.0" encoding="utf-8"?>
<math xmlns="http://www.w3.org/1998/Math/MathML" display="block">
  <semantics>
    <mtable>
      <mtr>
        <mtd columnalign="left">
          <mrow>
            <msup>
              <mi>e</mi>
              <mover accent="true">
                <mi>t</mi>
                <mo stretchy="false">^</mo>
              </mover>
            </msup>
            <mo stretchy="false">=</mo>
            <mrow>
              <mi mathvariant="normal">d</mi>
              <mi>t</mi>
            </mrow>
          </mrow>
        </mtd>
      </mtr>
      <mtr>
        <mtd columnalign="left">
          <mrow>
            <mrow>
              <msup>
                <mi>e</mi>
                <mover accent="true">
                  <mi>r</mi>
                  <mo stretchy="false">^</mo>
                </mover>
              </msup>
              <mo stretchy="false">=</mo>
              <mfrac>
                <mrow>
                  <mi>a</mi>
                  <mrow>
                    <mo fence="true" stretchy="false">(</mo>
                    <mrow>
                      <mi>t</mi>
                    </mrow>
                    <mo fence="true" stretchy="false">)</mo>
                  </mrow>
                </mrow>
                <msqrt>
                  <mrow>
                    <mrow>
                      <mn>1</mn>
                      <mo stretchy="false">−</mo>
                      <mi>k</mi>
                    </mrow>
                    <msup>
                      <mi>r</mi>
                      <mn>2</mn>
                    </msup>
                  </mrow>
                </msqrt>
              </mfrac>
              <mo stretchy="false">=</mo>
              <mi>a</mi>
            </mrow>
            <mrow>
              <mo fence="true" stretchy="false">(</mo>
              <mrow>
                <mi>t</mi>
              </mrow>
              <mo fence="true" stretchy="false">)</mo>
            </mrow>
            <mi mathvariant="normal">f</mi>
            <mrow>
              <mo fence="true" stretchy="false">(</mo>
              <mrow>
                <mi>r</mi>
              </mrow>
              <mo fence="true" stretchy="false">)</mo>
            </mrow>
            <mrow>
              <mi mathvariant="normal">d</mi>
              <mi>r</mi>
            </mrow>
          </mrow>
        </mtd>
      </mtr>
      <mtr>
        <mtd columnalign="left">
          <mrow>
            <mrow>
              <msup>
                <mi>e</mi>
                <mover accent="true">
                  <mi>θ</mi>
                  <mo stretchy="false">^</mo>
                </mover>
              </msup>
              <mo stretchy="false">=</mo>
              <mi>a</mi>
            </mrow>
            <mrow>
              <mo fence="true" stretchy="false">(</mo>
              <mrow>
                <mi>t</mi>
              </mrow>
              <mo fence="true" stretchy="false">)</mo>
            </mrow>
            <mi>r</mi>
            <mrow>
              <mi mathvariant="normal">d</mi>
              <mi>θ</mi>
            </mrow>
          </mrow>
        </mtd>
      </mtr>
      <mtr>
        <mtd columnalign="left">
          <mrow>
            <mrow>
              <msup>
                <mi>e</mi>
                <mover accent="true">
                  <mi>φ</mi>
                  <mo stretchy="false">^</mo>
                </mover>
              </msup>
              <mo stretchy="false">=</mo>
              <mi>a</mi>
            </mrow>
            <mrow>
              <mo fence="true" stretchy="false">(</mo>
              <mrow>
                <mi>t</mi>
              </mrow>
              <mo fence="true" stretchy="false">)</mo>
            </mrow>
            <mi>r</mi>
            <mi>sin</mi>
            <mi>θ</mi>
            <mrow>
              <mi mathvariant="normal">d</mi>
              <mi>φ</mi>
            </mrow>
          </mrow>
        </mtd>
      </mtr>
    </mtable>
    <annotation encoding="StarMath 5.0">alignl e sup hat{t} = nospace{{func d}t} newline
alignl e sup hat{r} = { alignc {a(t)} over sqrt{1 - k r^2} } = a(t) {func f}(r) nospace{{func d}r} newline
alignl e sup hat{%theta} = a(t) r nospace{{func d}%theta} newline
alignl e sup hat{%varphi} = a(t) r sin %theta nospace{{func d}%varphi}</annotation>
  </semantics>
</math>
</file>

<file path=Object 65/content.xml><?xml version="1.0" encoding="utf-8"?>
<math xmlns="http://www.w3.org/1998/Math/MathML">
  <semantics>
    <mi>r</mi>
    <annotation encoding="StarMath 5.0"> r </annotation>
  </semantics>
</math>
</file>

<file path=Object 66/content.xml><?xml version="1.0" encoding="utf-8"?>
<math xmlns="http://www.w3.org/1998/Math/MathML">
  <semantics>
    <mi>t</mi>
    <annotation encoding="StarMath 5.0"> t </annotation>
  </semantics>
</math>
</file>

<file path=Object 67/content.xml><?xml version="1.0" encoding="utf-8"?>
<math xmlns="http://www.w3.org/1998/Math/MathML" display="block">
  <semantics>
    <mtable>
      <mtr>
        <mtd columnalign="left">
          <mrow>
            <msup>
              <mrow>
                <mi mathvariant="normal">d</mi>
                <mi>e</mi>
              </mrow>
              <mover accent="true">
                <mi>t</mi>
                <mo stretchy="false">^</mo>
              </mover>
            </msup>
            <mo stretchy="false">=</mo>
            <mn>0</mn>
          </mrow>
        </mtd>
      </mtr>
      <mtr>
        <mtd columnalign="left">
          <mrow>
            <mrow>
              <msup>
                <mrow>
                  <mi mathvariant="normal">d</mi>
                  <mi>e</mi>
                </mrow>
                <mover accent="true">
                  <mi>r</mi>
                  <mo stretchy="false">^</mo>
                </mover>
              </msup>
              <mo stretchy="false">=</mo>
              <mover accent="true">
                <mi>a</mi>
                <mo stretchy="false">˙</mo>
              </mover>
            </mrow>
            <mi mathvariant="normal">f</mi>
            <mspace width="0.5em"/>
            <mrow>
              <mrow>
                <mrow>
                  <mi mathvariant="normal">d</mi>
                  <mi>t</mi>
                </mrow>
                <mo stretchy="false">∧</mo>
                <mrow>
                  <mi mathvariant="normal">d</mi>
                  <mi>r</mi>
                </mrow>
              </mrow>
              <mo stretchy="false">=</mo>
              <mfrac>
                <mover accent="true">
                  <mi>a</mi>
                  <mo stretchy="false">˙</mo>
                </mover>
                <mi>a</mi>
              </mfrac>
            </mrow>
            <mrow>
              <msup>
                <mi>e</mi>
                <mover accent="true">
                  <mi>t</mi>
                  <mo stretchy="false">^</mo>
                </mover>
              </msup>
              <mo stretchy="false">∧</mo>
              <msup>
                <mi>e</mi>
                <mover accent="true">
                  <mi>r</mi>
                  <mo stretchy="false">^</mo>
                </mover>
              </msup>
            </mrow>
          </mrow>
        </mtd>
      </mtr>
      <mtr>
        <mtd columnalign="left">
          <mrow>
            <mrow>
              <msup>
                <mrow>
                  <mi mathvariant="normal">d</mi>
                  <mi>e</mi>
                </mrow>
                <mover accent="true">
                  <mi>θ</mi>
                  <mo stretchy="false">^</mo>
                </mover>
              </msup>
              <mo stretchy="false">=</mo>
              <mover accent="true">
                <mi>a</mi>
                <mo stretchy="false">˙</mo>
              </mover>
            </mrow>
            <mi>r</mi>
            <mspace width="0.5em"/>
            <mrow>
              <mrow>
                <mrow>
                  <mi mathvariant="normal">d</mi>
                  <mi>t</mi>
                </mrow>
                <mo stretchy="false">∧</mo>
                <mrow>
                  <mi mathvariant="normal">d</mi>
                  <mi>θ</mi>
                </mrow>
              </mrow>
              <mo stretchy="false">+</mo>
              <mi>a</mi>
            </mrow>
            <mspace width="0.5em"/>
            <mrow>
              <mrow>
                <mrow>
                  <mi mathvariant="normal">d</mi>
                  <mi>r</mi>
                </mrow>
                <mo stretchy="false">∧</mo>
                <mrow>
                  <mi mathvariant="normal">d</mi>
                  <mi>θ</mi>
                </mrow>
              </mrow>
              <mo stretchy="false">=</mo>
              <mfrac>
                <mover accent="true">
                  <mi>a</mi>
                  <mo stretchy="false">˙</mo>
                </mover>
                <mi>a</mi>
              </mfrac>
            </mrow>
            <mrow>
              <mrow>
                <msup>
                  <mi>e</mi>
                  <mover accent="true">
                    <mi>t</mi>
                    <mo stretchy="false">^</mo>
                  </mover>
                </msup>
                <mo stretchy="false">∧</mo>
                <msup>
                  <mi>e</mi>
                  <mover accent="true">
                    <mi>θ</mi>
                    <mo stretchy="false">^</mo>
                  </mover>
                </msup>
              </mrow>
              <mo stretchy="false">+</mo>
              <mfrac>
                <mn>1</mn>
                <mrow>
                  <mi>a</mi>
                  <mi>r</mi>
                  <mi mathvariant="normal">f</mi>
                </mrow>
              </mfrac>
            </mrow>
            <mrow>
              <msup>
                <mi>e</mi>
                <mover accent="true">
                  <mi>r</mi>
                  <mo stretchy="false">^</mo>
                </mover>
              </msup>
              <mo stretchy="false">∧</mo>
              <msup>
                <mi>e</mi>
                <mover accent="true">
                  <mi>θ</mi>
                  <mo stretchy="false">^</mo>
                </mover>
              </msup>
            </mrow>
          </mrow>
        </mtd>
      </mtr>
      <mtr>
        <mtd columnalign="left">
          <mrow>
            <mrow>
              <msup>
                <mrow>
                  <mi mathvariant="normal">d</mi>
                  <mi>e</mi>
                </mrow>
                <mover accent="true">
                  <mi>φ</mi>
                  <mo stretchy="false">^</mo>
                </mover>
              </msup>
              <mo stretchy="false">=</mo>
              <mover accent="true">
                <mi>a</mi>
                <mo stretchy="false">˙</mo>
              </mover>
            </mrow>
            <mi>r</mi>
            <mi>sin</mi>
            <mi>θ</mi>
            <mspace width="0.5em"/>
            <mrow>
              <mrow>
                <mrow>
                  <mi mathvariant="normal">d</mi>
                  <mi>t</mi>
                </mrow>
                <mo stretchy="false">∧</mo>
                <mrow>
                  <mi mathvariant="normal">d</mi>
                  <mi>φ</mi>
                </mrow>
              </mrow>
              <mo stretchy="false">+</mo>
              <mi>a</mi>
            </mrow>
            <mi>sin</mi>
            <mi>θ</mi>
            <mspace width="0.5em"/>
            <mrow>
              <mrow>
                <mrow>
                  <mi mathvariant="normal">d</mi>
                  <mi>r</mi>
                </mrow>
                <mo stretchy="false">∧</mo>
                <mrow>
                  <mi mathvariant="normal">d</mi>
                  <mi>φ</mi>
                </mrow>
              </mrow>
              <mo stretchy="false">+</mo>
              <mi>a</mi>
            </mrow>
            <mi>r</mi>
            <mi>cos</mi>
            <mi>θ</mi>
            <mspace width="0.5em"/>
            <mrow>
              <mrow>
                <mi mathvariant="normal">d</mi>
                <mi>θ</mi>
              </mrow>
              <mo stretchy="false">∧</mo>
              <mrow>
                <mi mathvariant="normal">d</mi>
                <mi>φ</mi>
              </mrow>
            </mrow>
          </mrow>
        </mtd>
      </mtr>
      <mtr>
        <mtd columnalign="left">
          <mrow>
            <mrow>
              <mphantom>
                <msup>
                  <mrow>
                    <mi mathvariant="normal">d</mi>
                    <mi>e</mi>
                  </mrow>
                  <mover accent="true">
                    <mi>φ</mi>
                    <mo stretchy="false">^</mo>
                  </mover>
                </msup>
              </mphantom>
              <mo stretchy="false">=</mo>
              <mfrac>
                <mover accent="true">
                  <mi>a</mi>
                  <mo stretchy="false">˙</mo>
                </mover>
                <mi>a</mi>
              </mfrac>
            </mrow>
            <mrow>
              <mrow>
                <msup>
                  <mi>e</mi>
                  <mover accent="true">
                    <mi>t</mi>
                    <mo stretchy="false">^</mo>
                  </mover>
                </msup>
                <mo stretchy="false">∧</mo>
                <msup>
                  <mi>e</mi>
                  <mover accent="true">
                    <mi>φ</mi>
                    <mo stretchy="false">^</mo>
                  </mover>
                </msup>
              </mrow>
              <mo stretchy="false">+</mo>
              <mfrac>
                <mn>1</mn>
                <mrow>
                  <mi>a</mi>
                  <mi>r</mi>
                  <mi mathvariant="normal">f</mi>
                </mrow>
              </mfrac>
            </mrow>
            <mrow>
              <mrow>
                <msup>
                  <mi>e</mi>
                  <mover accent="true">
                    <mi>r</mi>
                    <mo stretchy="false">^</mo>
                  </mover>
                </msup>
                <mo stretchy="false">∧</mo>
                <msup>
                  <mi>e</mi>
                  <mover accent="true">
                    <mi>φ</mi>
                    <mo stretchy="false">^</mo>
                  </mover>
                </msup>
              </mrow>
              <mo stretchy="false">+</mo>
              <mfrac>
                <mrow>
                  <mi>cot</mi>
                  <mi>θ</mi>
                </mrow>
                <mrow>
                  <mi>a</mi>
                  <mi>r</mi>
                </mrow>
              </mfrac>
            </mrow>
            <mrow>
              <msup>
                <mi>e</mi>
                <mover accent="true">
                  <mi>θ</mi>
                  <mo stretchy="false">^</mo>
                </mover>
              </msup>
              <mo stretchy="false">∧</mo>
              <msup>
                <mi>e</mi>
                <mover accent="true">
                  <mi>φ</mi>
                  <mo stretchy="false">^</mo>
                </mover>
              </msup>
            </mrow>
          </mrow>
        </mtd>
      </mtr>
    </mtable>
    <annotation encoding="StarMath 5.0">alignl nospace{{func d}e} sup hat{t} = 0 newline
alignl nospace{{func d}e} sup hat{r} = dot{a} {func f} ` nospace{{func d}t} and nospace{{func d}r} = { dot{a} over a } e sup hat{t} and e sup hat{r} newline
alignl nospace{{func d}e} sup hat{%theta} = dot{a} r ` nospace{{func d}t} and nospace{{func d}%theta} + a ` nospace{{func d}r} and nospace{{func d}%theta} = { alignc dot{a} over a } e sup hat{t} and e sup hat{%theta} + { alignc1 over {a r {func f}} } e sup hat{r} and e sup hat{%theta} newline
alignl nospace{{func d}e} sup hat{%varphi} = dot{a} r sin %theta ` nospace{{func d}t} and nospace{{func d}%varphi} + a sin %theta ` nospace{{func d}r} and nospace{{func d} %varphi} + a r cos %theta ` nospace{{func d}%theta} and nospace{{func d}%varphi} newline 
alignl phantom{nospace{{func d}e} sup hat{%varphi}} = { alignc dot{a} over a } e sup hat{t} and e sup hat{%varphi} + { alignc 1 over {a r {func f}} } e sup hat{r} and e sup hat{%varphi} + { alignc {cot %theta} over {a r} } e sup hat{%theta} and e sup hat{%varphi}</annotation>
  </semantics>
</math>
</file>

<file path=Object 68/content.xml><?xml version="1.0" encoding="utf-8"?>
<math xmlns="http://www.w3.org/1998/Math/MathML" display="block">
  <semantics>
    <mrow>
      <mi mathvariant="normal">d</mi>
      <mrow>
        <mrow>
          <msup>
            <mi>e</mi>
            <mstyle color="red">
              <mover accent="true">
                <mi>α</mi>
                <mo stretchy="false">^</mo>
              </mover>
            </mstyle>
          </msup>
          <mo stretchy="false">+</mo>
          <mrow>
            <msubsup>
              <mi>ω</mi>
              <mstyle color="blue">
                <mover accent="true">
                  <mi>β</mi>
                  <mo stretchy="false">^</mo>
                </mover>
              </mstyle>
              <mstyle color="red">
                <mover accent="true">
                  <mi>α</mi>
                  <mo stretchy="false">^</mo>
                </mover>
              </mstyle>
            </msubsup>
            <mo stretchy="false">∧</mo>
            <msup>
              <mi>e</mi>
              <mstyle color="blue">
                <mover accent="true">
                  <mi>β</mi>
                  <mo stretchy="false">^</mo>
                </mover>
              </mstyle>
            </msup>
          </mrow>
        </mrow>
        <mo stretchy="false">=</mo>
        <mn>0</mn>
      </mrow>
    </mrow>
    <annotation encoding="StarMath 5.0">{func d} e sup color red hat{%alpha} + %omega sub {color blue hat{%beta}} sup {color red hat{%alpha}} and e sup {color blue hat{%beta}} = 0</annotation>
  </semantics>
</math>
</file>

<file path=Object 69/content.xml><?xml version="1.0" encoding="utf-8"?>
<math xmlns="http://www.w3.org/1998/Math/MathML" display="block">
  <semantics>
    <mrow>
      <mrow>
        <msubsup>
          <mi>ω</mi>
          <mstyle color="red">
            <mover accent="true">
              <mi>t</mi>
              <mo stretchy="false">^</mo>
            </mover>
          </mstyle>
          <mstyle color="red">
            <mover accent="true">
              <mi>r</mi>
              <mo stretchy="false">^</mo>
            </mover>
          </mstyle>
        </msubsup>
        <mo stretchy="false">=</mo>
        <mfrac>
          <mover accent="true">
            <mi>a</mi>
            <mo stretchy="false">˙</mo>
          </mover>
          <mi>a</mi>
        </mfrac>
      </mrow>
      <mrow>
        <msup>
          <mi>e</mi>
          <mover accent="true">
            <mi>r</mi>
            <mo stretchy="false">^</mo>
          </mover>
        </msup>
        <mo stretchy="false">=</mo>
        <mover accent="true">
          <mi>a</mi>
          <mo stretchy="false">˙</mo>
        </mover>
      </mrow>
      <mi mathvariant="normal">f</mi>
      <mrow>
        <mi mathvariant="normal">d</mi>
        <mi>r</mi>
      </mrow>
    </mrow>
    <annotation encoding="StarMath 5.0">%omega sub {color red hat{t}} sup {color red hat{r}} = { dot{a} over a } e sup hat{r} = dot{a} {func f} nospace{{func d}r}</annotation>
  </semantics>
</math>
</file>

<file path=Object 7/content.xml><?xml version="1.0" encoding="utf-8"?>
<math xmlns="http://www.w3.org/1998/Math/MathML" display="block">
  <semantics>
    <mtable>
      <mtr>
        <mtd columnalign="left">
          <mrow>
            <msup>
              <mi>e</mi>
              <mover accent="true">
                <mi>χ</mi>
                <mo stretchy="false">^</mo>
              </mover>
            </msup>
            <mo stretchy="false">=</mo>
            <mrow>
              <mi mathvariant="normal">d</mi>
              <mi>χ</mi>
            </mrow>
          </mrow>
        </mtd>
      </mtr>
      <mtr>
        <mtd columnalign="left">
          <mrow>
            <mrow>
              <msup>
                <mi>e</mi>
                <mover accent="true">
                  <mi>θ</mi>
                  <mo stretchy="false">^</mo>
                </mover>
              </msup>
              <mo stretchy="false">=</mo>
              <msqrt>
                <mrow>
                  <mi mathvariant="normal">f</mi>
                  <mrow>
                    <mo fence="true" stretchy="false">(</mo>
                    <mrow>
                      <mi>χ</mi>
                    </mrow>
                    <mo fence="true" stretchy="false">)</mo>
                  </mrow>
                </mrow>
              </msqrt>
            </mrow>
            <mspace width="0.5em"/>
            <mrow>
              <mrow>
                <mi mathvariant="normal">d</mi>
                <mi>θ</mi>
              </mrow>
              <mo stretchy="false">=</mo>
              <mi mathvariant="normal">h</mi>
            </mrow>
            <mrow>
              <mo fence="true" stretchy="false">(</mo>
              <mrow>
                <mi>χ</mi>
              </mrow>
              <mo fence="true" stretchy="false">)</mo>
            </mrow>
            <mspace width="0.5em"/>
            <mrow>
              <mi mathvariant="normal">d</mi>
              <mi>θ</mi>
            </mrow>
          </mrow>
        </mtd>
      </mtr>
      <mtr>
        <mtd columnalign="left">
          <mrow>
            <mrow>
              <msup>
                <mi>e</mi>
                <mover accent="true">
                  <mi>φ</mi>
                  <mo stretchy="false">^</mo>
                </mover>
              </msup>
              <mo stretchy="false">=</mo>
              <msqrt>
                <mrow>
                  <mi mathvariant="normal">f</mi>
                  <mrow>
                    <mo fence="true" stretchy="false">(</mo>
                    <mrow>
                      <mi>χ</mi>
                    </mrow>
                    <mo fence="true" stretchy="false">)</mo>
                  </mrow>
                </mrow>
              </msqrt>
            </mrow>
            <mi>sin</mi>
            <mi>θ</mi>
            <mspace width="0.5em"/>
            <mrow>
              <mrow>
                <mi mathvariant="normal">d</mi>
                <mi>φ</mi>
              </mrow>
              <mo stretchy="false">=</mo>
              <mi mathvariant="normal">h</mi>
            </mrow>
            <mrow>
              <mo fence="true" stretchy="false">(</mo>
              <mrow>
                <mi>χ</mi>
              </mrow>
              <mo fence="true" stretchy="false">)</mo>
            </mrow>
            <mi>sin</mi>
            <mi>θ</mi>
            <mspace width="0.5em"/>
            <mrow>
              <mi mathvariant="normal">d</mi>
              <mi>φ</mi>
            </mrow>
          </mrow>
        </mtd>
      </mtr>
    </mtable>
    <annotation encoding="StarMath 5.0">alignl e sup hat{%chi} = nospace{{func d}%chi} newline
alignl e sup hat{%theta} = sqrt{{func f}(%chi)} ` nospace{{func d}%theta} = {func h}(%chi) ` nospace{{func d}%theta} newline
alignl e sup hat{%varphi} = sqrt{{func f}(%chi)} sin %theta ` nospace{{func d}%varphi} = {func h}(%chi) sin %theta ` nospace{{func d}%varphi}</annotation>
  </semantics>
</math>
</file>

<file path=Object 70/content.xml><?xml version="1.0" encoding="utf-8"?>
<math xmlns="http://www.w3.org/1998/Math/MathML" display="block">
  <semantics>
    <mrow>
      <mrow>
        <msubsup>
          <mi>ω</mi>
          <mstyle color="red">
            <mover accent="true">
              <mi>t</mi>
              <mo stretchy="false">^</mo>
            </mover>
          </mstyle>
          <mstyle color="red">
            <mover accent="true">
              <mi>θ</mi>
              <mo stretchy="false">^</mo>
            </mover>
          </mstyle>
        </msubsup>
        <mo stretchy="false">=</mo>
        <mfrac>
          <mover accent="true">
            <mi>a</mi>
            <mo stretchy="false">˙</mo>
          </mover>
          <mi>a</mi>
        </mfrac>
      </mrow>
      <mrow>
        <msup>
          <mi>e</mi>
          <mover accent="true">
            <mi>θ</mi>
            <mo stretchy="false">^</mo>
          </mover>
        </msup>
        <mo stretchy="false">=</mo>
        <mover accent="true">
          <mi>a</mi>
          <mo stretchy="false">˙</mo>
        </mover>
      </mrow>
      <mi>r</mi>
      <mspace width="0.5em"/>
      <mrow>
        <mi mathvariant="normal">d</mi>
        <mi>θ</mi>
      </mrow>
    </mrow>
    <annotation encoding="StarMath 5.0">%omega sub {color red hat{t}} sup {color red hat{%theta}} = { dot{a} over a } e sup hat{%theta} = dot{a} r ` nospace{{func d}%theta}</annotation>
  </semantics>
</math>
</file>

<file path=Object 71/content.xml><?xml version="1.0" encoding="utf-8"?>
<math xmlns="http://www.w3.org/1998/Math/MathML" display="block">
  <semantics>
    <mrow>
      <mrow>
        <msubsup>
          <mi>ω</mi>
          <mstyle color="red">
            <mover accent="true">
              <mi>r</mi>
              <mo stretchy="false">^</mo>
            </mover>
          </mstyle>
          <mstyle color="red">
            <mover accent="true">
              <mi>θ</mi>
              <mo stretchy="false">^</mo>
            </mover>
          </mstyle>
        </msubsup>
        <mo stretchy="false">=</mo>
        <mfrac>
          <mn>1</mn>
          <mrow>
            <mi>a</mi>
            <mi>r</mi>
            <mi mathvariant="normal">f</mi>
          </mrow>
        </mfrac>
      </mrow>
      <mrow>
        <msup>
          <mi>e</mi>
          <mover accent="true">
            <mi>θ</mi>
            <mo stretchy="false">^</mo>
          </mover>
        </msup>
        <mo stretchy="false">=</mo>
        <mfrac>
          <mn>1</mn>
          <mi mathvariant="normal">f</mi>
        </mfrac>
      </mrow>
      <mspace width="0.5em"/>
      <mrow>
        <mi mathvariant="normal">d</mi>
        <mi>θ</mi>
      </mrow>
    </mrow>
    <annotation encoding="StarMath 5.0">%omega sub {color red hat{r}} sup {color red hat{%theta}} = { 1 over {a r {func f}} } e sup hat{%theta} = { 1 over {func f} } ` nospace{{func d}%theta}</annotation>
  </semantics>
</math>
</file>

<file path=Object 72/content.xml><?xml version="1.0" encoding="utf-8"?>
<math xmlns="http://www.w3.org/1998/Math/MathML" display="block">
  <semantics>
    <mrow>
      <mrow>
        <msubsup>
          <mi>ω</mi>
          <mstyle color="red">
            <mover accent="true">
              <mi>t</mi>
              <mo stretchy="false">^</mo>
            </mover>
          </mstyle>
          <mstyle color="red">
            <mover accent="true">
              <mi>φ</mi>
              <mo stretchy="false">^</mo>
            </mover>
          </mstyle>
        </msubsup>
        <mo stretchy="false">=</mo>
        <mfrac>
          <mover accent="true">
            <mi>a</mi>
            <mo stretchy="false">˙</mo>
          </mover>
          <mi>a</mi>
        </mfrac>
      </mrow>
      <mrow>
        <msup>
          <mi>e</mi>
          <mover accent="true">
            <mi>φ</mi>
            <mo stretchy="false">^</mo>
          </mover>
        </msup>
        <mo stretchy="false">=</mo>
        <mover accent="true">
          <mi>a</mi>
          <mo stretchy="false">˙</mo>
        </mover>
      </mrow>
      <mi>r</mi>
      <mi>sin</mi>
      <mi>θ</mi>
      <mspace width="0.5em"/>
      <mrow>
        <mi mathvariant="normal">d</mi>
        <mi>φ</mi>
      </mrow>
    </mrow>
    <annotation encoding="StarMath 5.0">%omega sub {color red hat{t}} sup {color red hat{%varphi}} = { dot{a} over a } e sup hat{%varphi} = dot{a} r sin %theta ` nospace{{func d}%varphi}</annotation>
  </semantics>
</math>
</file>

<file path=Object 73/content.xml><?xml version="1.0" encoding="utf-8"?>
<math xmlns="http://www.w3.org/1998/Math/MathML" display="block">
  <semantics>
    <mrow>
      <mrow>
        <msubsup>
          <mi>ω</mi>
          <mstyle color="red">
            <mover accent="true">
              <mi>r</mi>
              <mo stretchy="false">^</mo>
            </mover>
          </mstyle>
          <mstyle color="red">
            <mover accent="true">
              <mi>φ</mi>
              <mo stretchy="false">^</mo>
            </mover>
          </mstyle>
        </msubsup>
        <mo stretchy="false">=</mo>
        <mfrac>
          <mn>1</mn>
          <mrow>
            <mi>a</mi>
            <mi>r</mi>
            <mi mathvariant="normal">f</mi>
          </mrow>
        </mfrac>
      </mrow>
      <mrow>
        <msup>
          <mi>e</mi>
          <mover accent="true">
            <mi>φ</mi>
            <mo stretchy="false">^</mo>
          </mover>
        </msup>
        <mo stretchy="false">=</mo>
        <mfrac>
          <mrow>
            <mi>sin</mi>
            <mi>θ</mi>
          </mrow>
          <mi mathvariant="normal">f</mi>
        </mfrac>
      </mrow>
      <mspace width="0.5em"/>
      <mrow>
        <mi mathvariant="normal">d</mi>
        <mi>φ</mi>
      </mrow>
    </mrow>
    <annotation encoding="StarMath 5.0">%omega sub {color red hat{r}} sup {color red hat{%varphi}} = { 1 over {a r {func f}} } e sup hat{%varphi} = { {sin %theta} over {func f} } ` nospace{{func d}%varphi}</annotation>
  </semantics>
</math>
</file>

<file path=Object 74/content.xml><?xml version="1.0" encoding="utf-8"?>
<math xmlns="http://www.w3.org/1998/Math/MathML" display="block">
  <semantics>
    <mrow>
      <mrow>
        <msubsup>
          <mi>ω</mi>
          <mstyle color="red">
            <mover accent="true">
              <mi>θ</mi>
              <mo stretchy="false">^</mo>
            </mover>
          </mstyle>
          <mstyle color="red">
            <mover accent="true">
              <mi>φ</mi>
              <mo stretchy="false">^</mo>
            </mover>
          </mstyle>
        </msubsup>
        <mo stretchy="false">=</mo>
        <mfrac>
          <mrow>
            <mi>cot</mi>
            <mi>θ</mi>
          </mrow>
          <mrow>
            <mi>a</mi>
            <mi>r</mi>
          </mrow>
        </mfrac>
      </mrow>
      <mrow>
        <msup>
          <mi>e</mi>
          <mover accent="true">
            <mi>φ</mi>
            <mo stretchy="false">^</mo>
          </mover>
        </msup>
        <mo stretchy="false">=</mo>
        <mi>cos</mi>
      </mrow>
      <mi>θ</mi>
      <mspace width="0.5em"/>
      <mrow>
        <mi mathvariant="normal">d</mi>
        <mi>φ</mi>
      </mrow>
    </mrow>
    <annotation encoding="StarMath 5.0">%omega sub {color red hat{%theta}} sup {color red hat{%varphi}} = { {cot %theta} over {a r} } e sup hat{%varphi} = cos %theta ` nospace{{func d}%varphi}</annotation>
  </semantics>
</math>
</file>

<file path=Object 75/content.xml><?xml version="1.0" encoding="utf-8"?>
<math xmlns="http://www.w3.org/1998/Math/MathML" display="block">
  <semantics>
    <mrow>
      <msubsup>
        <mstyle mathvariant="bold-sans-serif">
          <mi>R</mi>
        </mstyle>
        <mstyle color="red">
          <mover accent="true">
            <mi>β</mi>
            <mo stretchy="false">^</mo>
          </mover>
        </mstyle>
        <mstyle color="red">
          <mover accent="true">
            <mi>α</mi>
            <mo stretchy="false">^</mo>
          </mover>
        </mstyle>
      </msubsup>
      <mo stretchy="false">=</mo>
      <mrow>
        <msubsup>
          <mrow>
            <mi mathvariant="normal">d</mi>
            <mi>ω</mi>
          </mrow>
          <mstyle color="red">
            <mover accent="true">
              <mi>β</mi>
              <mo stretchy="false">^</mo>
            </mover>
          </mstyle>
          <mstyle color="red">
            <mover accent="true">
              <mi>α</mi>
              <mo stretchy="false">^</mo>
            </mover>
          </mstyle>
        </msubsup>
        <mo stretchy="false">+</mo>
        <mrow>
          <msubsup>
            <mi>ω</mi>
            <mstyle color="blue">
              <mover accent="true">
                <mi>γ</mi>
                <mo stretchy="false">^</mo>
              </mover>
            </mstyle>
            <mstyle color="red">
              <mover accent="true">
                <mi>α</mi>
                <mo stretchy="false">^</mo>
              </mover>
            </mstyle>
          </msubsup>
          <mo stretchy="false">∧</mo>
          <msubsup>
            <mi>ω</mi>
            <mstyle color="red">
              <mover accent="true">
                <mi>β</mi>
                <mo stretchy="false">^</mo>
              </mover>
            </mstyle>
            <mstyle color="blue">
              <mover accent="true">
                <mi>γ</mi>
                <mo stretchy="false">^</mo>
              </mover>
            </mstyle>
          </msubsup>
        </mrow>
      </mrow>
    </mrow>
    <annotation encoding="StarMath 5.0">{font sans bold R} sub {color red hat{%beta}} sup {color red hat{%alpha}} = nospace{{func d}%omega} sub {color red hat{%beta}} sup {color red hat{%alpha}} + %omega sub {color blue hat{%gamma}} sup {color red hat{%alpha}} and %omega sub {color red hat{%beta}} sup {color blue hat{%gamma}}</annotation>
  </semantics>
</math>
</file>

<file path=Object 76/content.xml><?xml version="1.0" encoding="utf-8"?>
<math xmlns="http://www.w3.org/1998/Math/MathML" display="block">
  <semantics>
    <mrow>
      <msub>
        <mstyle mathvariant="bold-sans-serif">
          <mi>R</mi>
        </mstyle>
        <mrow>
          <mi>t</mi>
          <mi>t</mi>
        </mrow>
      </msub>
      <mo stretchy="false">=</mo>
      <mrow>
        <msubsup>
          <mstyle mathvariant="bold-sans-serif">
            <mi>R</mi>
          </mstyle>
          <mrow>
            <mi>t</mi>
            <mi>t</mi>
            <mi>t</mi>
          </mrow>
          <mi>t</mi>
        </msubsup>
        <mo stretchy="false">+</mo>
        <msubsup>
          <mstyle mathvariant="bold-sans-serif">
            <mi>R</mi>
          </mstyle>
          <mrow>
            <mi>t</mi>
            <mi>r</mi>
            <mi>t</mi>
          </mrow>
          <mi>t</mi>
        </msubsup>
        <mo stretchy="false">+</mo>
        <msubsup>
          <mstyle mathvariant="bold-sans-serif">
            <mi>R</mi>
          </mstyle>
          <mrow>
            <mi>t</mi>
            <mi>θ</mi>
            <mi>t</mi>
          </mrow>
          <mi>θ</mi>
        </msubsup>
        <mo stretchy="false">+</mo>
        <msubsup>
          <mstyle mathvariant="bold-sans-serif">
            <mi>R</mi>
          </mstyle>
          <mrow>
            <mi>t</mi>
            <mi>φ</mi>
            <mi>t</mi>
          </mrow>
          <mi>φ</mi>
        </msubsup>
      </mrow>
    </mrow>
    <annotation encoding="StarMath 5.0">{font sans bold R} sub {t t} = {font sans bold R} sub {t t t} sup t + {font sans bold R} sub {t r t} sup t + {font sans bold R} sub {t %theta t} sup %theta + {font sans bold R} sub {t %varphi t} sup %varphi</annotation>
  </semantics>
</math>
</file>

<file path=Object 77/content.xml><?xml version="1.0" encoding="utf-8"?>
<math xmlns="http://www.w3.org/1998/Math/MathML" display="block">
  <semantics>
    <mrow>
      <msubsup>
        <mstyle mathvariant="bold-sans-serif">
          <mi>R</mi>
        </mstyle>
        <mrow>
          <mstyle color="red">
            <mover accent="true">
              <mi>β</mi>
              <mo stretchy="false">^</mo>
            </mover>
          </mstyle>
          <mstyle color="red">
            <mi>γ</mi>
          </mstyle>
          <mstyle color="red">
            <mi>δ</mi>
          </mstyle>
        </mrow>
        <mstyle color="red">
          <mover accent="true">
            <mi>α</mi>
            <mo stretchy="false">^</mo>
          </mover>
        </mstyle>
      </msubsup>
      <mspace width="0.5em"/>
      <mrow>
        <mrow>
          <mrow>
            <mi mathvariant="normal">d</mi>
            <mi>γ</mi>
          </mrow>
          <mo stretchy="false">∧</mo>
          <mrow>
            <mi mathvariant="normal">d</mi>
            <mi>δ</mi>
          </mrow>
        </mrow>
        <mo stretchy="false">=</mo>
        <msubsup>
          <mstyle mathvariant="bold-sans-serif">
            <mi>R</mi>
          </mstyle>
          <mstyle color="red">
            <mover accent="true">
              <mi>β</mi>
              <mo stretchy="false">^</mo>
            </mover>
          </mstyle>
          <mstyle color="red">
            <mover accent="true">
              <mi>α</mi>
              <mo stretchy="false">^</mo>
            </mover>
          </mstyle>
        </msubsup>
      </mrow>
    </mrow>
    <annotation encoding="StarMath 5.0">{font sans bold R} sub {{color red hat{%beta}} {color red %gamma} {color red %delta}} sup {color red hat{%alpha}} ` nospace{{func d}%gamma} and nospace{{func d}%delta} = {font sans bold R} sub {color red hat{%beta}} sup {color red hat{%alpha}}</annotation>
  </semantics>
</math>
</file>

<file path=Object 78/content.xml><?xml version="1.0" encoding="utf-8"?>
<math xmlns="http://www.w3.org/1998/Math/MathML">
  <semantics>
    <msubsup>
      <mrow>
        <mi mathvariant="normal">d</mi>
        <mi>ω</mi>
      </mrow>
      <mstyle color="red">
        <mover accent="true">
          <mi>t</mi>
          <mo stretchy="false">^</mo>
        </mover>
      </mstyle>
      <mstyle color="red">
        <mover accent="true">
          <mi>r</mi>
          <mo stretchy="false">^</mo>
        </mover>
      </mstyle>
    </msubsup>
    <annotation encoding="StarMath 5.0">nospace{{func d}%omega} sub {color red hat{t}} sup {color red hat{r}}</annotation>
  </semantics>
</math>
</file>

<file path=Object 79/content.xml><?xml version="1.0" encoding="utf-8"?>
<math xmlns="http://www.w3.org/1998/Math/MathML">
  <semantics>
    <msubsup>
      <mrow>
        <mi mathvariant="normal">d</mi>
        <mi>ω</mi>
      </mrow>
      <mstyle color="red">
        <mover accent="true">
          <mi>t</mi>
          <mo stretchy="false">^</mo>
        </mover>
      </mstyle>
      <mstyle color="red">
        <mover accent="true">
          <mi>θ</mi>
          <mo stretchy="false">^</mo>
        </mover>
      </mstyle>
    </msubsup>
    <annotation encoding="StarMath 5.0">nospace{{func d}%omega} sub {color red hat{t}} sup {color red hat{%theta}}</annotation>
  </semantics>
</math>
</file>

<file path=Object 8/content.xml><?xml version="1.0" encoding="utf-8"?>
<math xmlns="http://www.w3.org/1998/Math/MathML" display="block">
  <semantics>
    <mi>χ</mi>
    <annotation encoding="StarMath 5.0"> %chi </annotation>
  </semantics>
</math>
</file>

<file path=Object 80/content.xml><?xml version="1.0" encoding="utf-8"?>
<math xmlns="http://www.w3.org/1998/Math/MathML">
  <semantics>
    <msubsup>
      <mrow>
        <mi mathvariant="normal">d</mi>
        <mi>ω</mi>
      </mrow>
      <mstyle color="red">
        <mover accent="true">
          <mi>t</mi>
          <mo stretchy="false">^</mo>
        </mover>
      </mstyle>
      <mstyle color="red">
        <mover accent="true">
          <mi>φ</mi>
          <mo stretchy="false">^</mo>
        </mover>
      </mstyle>
    </msubsup>
    <annotation encoding="StarMath 5.0">nospace{{func d}%omega} sub {color red hat{t}} sup {color red hat{%varphi}}</annotation>
  </semantics>
</math>
</file>

<file path=Object 81/content.xml><?xml version="1.0" encoding="utf-8"?>
<math xmlns="http://www.w3.org/1998/Math/MathML" display="block">
  <semantics>
    <mrow>
      <mrow>
        <msubsup>
          <mstyle mathvariant="bold-sans-serif">
            <mi>R</mi>
          </mstyle>
          <mrow>
            <mover accent="true">
              <mi>t</mi>
              <mo stretchy="false">^</mo>
            </mover>
            <mi>r</mi>
            <mi>t</mi>
          </mrow>
          <mover accent="true">
            <mi>r</mi>
            <mo stretchy="false">^</mo>
          </mover>
        </msubsup>
        <mo stretchy="false">=</mo>
        <mrow>
          <mo stretchy="false">−</mo>
          <mover accent="true">
            <mi>a</mi>
            <mo stretchy="false">¨</mo>
          </mover>
        </mrow>
      </mrow>
      <mi mathvariant="normal">f</mi>
    </mrow>
    <annotation encoding="StarMath 5.0">{font sans bold R} sub {hat{t} r t} sup hat{r} = - ddot{a} {func f}</annotation>
  </semantics>
</math>
</file>

<file path=Object 82/content.xml><?xml version="1.0" encoding="utf-8"?>
<math xmlns="http://www.w3.org/1998/Math/MathML" display="block">
  <semantics>
    <mrow>
      <mrow>
        <msubsup>
          <mstyle mathvariant="bold-sans-serif">
            <mi>R</mi>
          </mstyle>
          <mrow>
            <mover accent="true">
              <mi>t</mi>
              <mo stretchy="false">^</mo>
            </mover>
            <mi>θ</mi>
            <mi>t</mi>
          </mrow>
          <mover accent="true">
            <mi>θ</mi>
            <mo stretchy="false">^</mo>
          </mover>
        </msubsup>
        <mo stretchy="false">=</mo>
        <mrow>
          <mo stretchy="false">−</mo>
          <mover accent="true">
            <mi>a</mi>
            <mo stretchy="false">¨</mo>
          </mover>
        </mrow>
      </mrow>
      <mi>r</mi>
    </mrow>
    <annotation encoding="StarMath 5.0">{font sans bold R} sub {hat{t} %theta t} sup hat{%theta} = - ddot{a} r</annotation>
  </semantics>
</math>
</file>

<file path=Object 83/content.xml><?xml version="1.0" encoding="utf-8"?>
<math xmlns="http://www.w3.org/1998/Math/MathML" display="block">
  <semantics>
    <mrow>
      <mrow>
        <msubsup>
          <mstyle mathvariant="bold-sans-serif">
            <mi>R</mi>
          </mstyle>
          <mrow>
            <mover accent="true">
              <mi>t</mi>
              <mo stretchy="false">^</mo>
            </mover>
            <mi>φ</mi>
            <mi>t</mi>
          </mrow>
          <mover accent="true">
            <mi>φ</mi>
            <mo stretchy="false">^</mo>
          </mover>
        </msubsup>
        <mo stretchy="false">=</mo>
        <mrow>
          <mo stretchy="false">−</mo>
          <mover accent="true">
            <mi>a</mi>
            <mo stretchy="false">¨</mo>
          </mover>
        </mrow>
      </mrow>
      <mi>r</mi>
      <mi>sin</mi>
      <mi>θ</mi>
    </mrow>
    <annotation encoding="StarMath 5.0">{font sans bold R} sub {hat{t} %varphi t} sup hat{%varphi} = - ddot{a} r sin %theta</annotation>
  </semantics>
</math>
</file>

<file path=Object 84/content.xml><?xml version="1.0" encoding="utf-8"?>
<math xmlns="http://www.w3.org/1998/Math/MathML" display="block">
  <semantics>
    <mrow>
      <mrow>
        <msubsup>
          <mstyle mathvariant="bold-sans-serif">
            <mi>R</mi>
          </mstyle>
          <mrow>
            <mstyle color="red">
              <mi>β</mi>
            </mstyle>
            <mstyle color="red">
              <mi>γ</mi>
            </mstyle>
            <mstyle color="red">
              <mi>δ</mi>
            </mstyle>
          </mrow>
          <mstyle color="red">
            <mi>α</mi>
          </mstyle>
        </msubsup>
        <mo stretchy="false">=</mo>
        <msubsup>
          <mi>e</mi>
          <mstyle color="blue">
            <mover accent="true">
              <mi>α</mi>
              <mo stretchy="false">^</mo>
            </mover>
          </mstyle>
          <mstyle color="red">
            <mi>α</mi>
          </mstyle>
        </msubsup>
      </mrow>
      <msubsup>
        <mi>e</mi>
        <mstyle color="red">
          <mi>β</mi>
        </mstyle>
        <mstyle color="blue">
          <mover accent="true">
            <mi>β</mi>
            <mo stretchy="false">^</mo>
          </mover>
        </mstyle>
      </msubsup>
      <msubsup>
        <mstyle mathvariant="bold-sans-serif">
          <mi>R</mi>
        </mstyle>
        <mrow>
          <mstyle color="blue">
            <mover accent="true">
              <mi>β</mi>
              <mo stretchy="false">^</mo>
            </mover>
          </mstyle>
          <mstyle color="red">
            <mi>γ</mi>
          </mstyle>
          <mstyle color="red">
            <mi>δ</mi>
          </mstyle>
        </mrow>
        <mstyle color="blue">
          <mover accent="true">
            <mi>α</mi>
            <mo stretchy="false">^</mo>
          </mover>
        </mstyle>
      </msubsup>
    </mrow>
    <annotation encoding="StarMath 5.0">{font sans bold R} sub {{color red %beta} {color red %gamma} {color red %delta}} sup {color red %alpha} = e sub {color blue hat{%alpha}} sup {color red %alpha} e sub {color red %beta} sup {color blue hat{%beta}} {font sans bold R} sub {{color blue hat{%beta}} {color red %gamma} {color red %delta}} sup {color blue hat{%alpha}}</annotation>
  </semantics>
</math>
</file>

<file path=Object 85/content.xml><?xml version="1.0" encoding="utf-8"?>
<math xmlns="http://www.w3.org/1998/Math/MathML">
  <semantics>
    <msubsup>
      <mi>e</mi>
      <mstyle color="red">
        <mover accent="true">
          <mi>α</mi>
          <mo stretchy="false">^</mo>
        </mover>
      </mstyle>
      <mstyle color="red">
        <mi>α</mi>
      </mstyle>
    </msubsup>
    <annotation encoding="StarMath 5.0">e sub {color red hat{%alpha}} sup {color red %alpha}</annotation>
  </semantics>
</math>
</file>

<file path=Object 86/content.xml><?xml version="1.0" encoding="utf-8"?>
<math xmlns="http://www.w3.org/1998/Math/MathML" display="block">
  <semantics>
    <mrow>
      <mrow>
        <msub>
          <mstyle mathvariant="bold-sans-serif">
            <mi>R</mi>
          </mstyle>
          <mrow>
            <mi>t</mi>
            <mi>t</mi>
          </mrow>
        </msub>
        <mo stretchy="false">=</mo>
        <mrow>
          <mo stretchy="false">−</mo>
          <mn>3</mn>
        </mrow>
      </mrow>
      <mfrac>
        <mover accent="true">
          <mi>a</mi>
          <mo stretchy="false">¨</mo>
        </mover>
        <mi>a</mi>
      </mfrac>
    </mrow>
    <annotation encoding="StarMath 5.0">{font sans bold R} sub {t t} = - 3 { ddot{a} over a }</annotation>
  </semantics>
</math>
</file>

<file path=Object 87/content.xml><?xml version="1.0" encoding="utf-8"?>
<math xmlns="http://www.w3.org/1998/Math/MathML" display="block">
  <semantics>
    <mrow>
      <msub>
        <mstyle mathvariant="bold-sans-serif">
          <mi>R</mi>
        </mstyle>
        <mrow>
          <mi>r</mi>
          <mi>r</mi>
        </mrow>
      </msub>
      <mo stretchy="false">=</mo>
      <mfrac>
        <mrow>
          <mi>a</mi>
          <mrow>
            <mover accent="true">
              <mi>a</mi>
              <mo stretchy="false">¨</mo>
            </mover>
            <mo stretchy="false">+</mo>
            <mn>2</mn>
          </mrow>
          <mrow>
            <msup>
              <mover accent="true">
                <mi>a</mi>
                <mo stretchy="false">˙</mo>
              </mover>
              <mn>2</mn>
            </msup>
            <mo stretchy="false">+</mo>
            <mn>2</mn>
          </mrow>
          <mi>k</mi>
        </mrow>
        <mrow>
          <mrow>
            <mn>1</mn>
            <mo stretchy="false">−</mo>
            <mi>k</mi>
          </mrow>
          <msup>
            <mi>r</mi>
            <mn>2</mn>
          </msup>
        </mrow>
      </mfrac>
    </mrow>
    <annotation encoding="StarMath 5.0">{font sans bold R} sub {r r} = { {a ddot{a} + 2 {dot{a}}^2 + 2 k} over { 1 - k r^2} }</annotation>
  </semantics>
</math>
</file>

<file path=Object 88/content.xml><?xml version="1.0" encoding="utf-8"?>
<math xmlns="http://www.w3.org/1998/Math/MathML" display="block">
  <semantics>
    <mrow>
      <mrow>
        <msub>
          <mstyle mathvariant="bold-sans-serif">
            <mi>R</mi>
          </mstyle>
          <mrow>
            <mi>θ</mi>
            <mi>θ</mi>
          </mrow>
        </msub>
        <mo stretchy="false">=</mo>
        <msup>
          <mi>r</mi>
          <mn>2</mn>
        </msup>
      </mrow>
      <mrow>
        <mo fence="true" stretchy="false">(</mo>
        <mrow>
          <mrow>
            <mrow>
              <mn>1</mn>
              <mo stretchy="false">−</mo>
              <mi>k</mi>
            </mrow>
            <msup>
              <mi>r</mi>
              <mn>2</mn>
            </msup>
          </mrow>
        </mrow>
        <mo fence="true" stretchy="false">)</mo>
      </mrow>
      <msub>
        <mstyle mathvariant="bold-sans-serif">
          <mi>R</mi>
        </mstyle>
        <mrow>
          <mi>r</mi>
          <mi>r</mi>
        </mrow>
      </msub>
    </mrow>
    <annotation encoding="StarMath 5.0">{font sans bold R} sub {%theta %theta} = r^2 ( 1 - k r^2 ) {font sans bold R} sub {r r}</annotation>
  </semantics>
</math>
</file>

<file path=Object 89/content.xml><?xml version="1.0" encoding="utf-8"?>
<math xmlns="http://www.w3.org/1998/Math/MathML" display="block">
  <semantics>
    <mrow>
      <mrow>
        <msub>
          <mstyle mathvariant="bold-sans-serif">
            <mi>R</mi>
          </mstyle>
          <mrow>
            <mi>φ</mi>
            <mi>φ</mi>
          </mrow>
        </msub>
        <mo stretchy="false">=</mo>
        <msub>
          <mstyle mathvariant="bold-sans-serif">
            <mi>R</mi>
          </mstyle>
          <mrow>
            <mi>θ</mi>
            <mi>θ</mi>
          </mrow>
        </msub>
      </mrow>
      <msup>
        <mi>sin</mi>
        <mn>2</mn>
      </msup>
      <mi>θ</mi>
    </mrow>
    <annotation encoding="StarMath 5.0">{font sans bold R} sub {%varphi %varphi} = {font sans bold R} sub {%theta %theta} sin^2 %theta</annotation>
  </semantics>
</math>
</file>

<file path=Object 9/content.xml><?xml version="1.0" encoding="utf-8"?>
<math xmlns="http://www.w3.org/1998/Math/MathML" display="block">
  <semantics>
    <mtable>
      <mtr>
        <mtd columnalign="left">
          <mrow>
            <mi mathvariant="normal">d</mi>
            <mrow>
              <msup>
                <mi>e</mi>
                <mover accent="true">
                  <mi>χ</mi>
                  <mo stretchy="false">^</mo>
                </mover>
              </msup>
              <mo stretchy="false">=</mo>
              <mn>0</mn>
            </mrow>
          </mrow>
        </mtd>
      </mtr>
      <mtr>
        <mtd columnalign="left">
          <mrow>
            <mi mathvariant="normal">d</mi>
            <mrow>
              <msup>
                <mi>e</mi>
                <mover accent="true">
                  <mi>θ</mi>
                  <mo stretchy="false">^</mo>
                </mover>
              </msup>
              <mo stretchy="false">=</mo>
              <mrow>
                <mi>h</mi>
                <mi>'</mi>
              </mrow>
            </mrow>
            <mspace width="0.5em"/>
            <mrow>
              <mrow>
                <mi mathvariant="normal">d</mi>
                <mi>χ</mi>
              </mrow>
              <mo stretchy="false">∧</mo>
              <mrow>
                <mi mathvariant="normal">d</mi>
                <mi>θ</mi>
              </mrow>
            </mrow>
          </mrow>
        </mtd>
      </mtr>
      <mtr>
        <mtd columnalign="left">
          <mrow>
            <mi mathvariant="normal">d</mi>
            <mrow>
              <msup>
                <mi>e</mi>
                <mover accent="true">
                  <mi>φ</mi>
                  <mo stretchy="false">^</mo>
                </mover>
              </msup>
              <mo stretchy="false">=</mo>
              <mi>h</mi>
            </mrow>
            <mi>'</mi>
            <mi>sin</mi>
            <mi>θ</mi>
            <mspace width="0.5em"/>
            <mrow>
              <mrow>
                <mrow>
                  <mi mathvariant="normal">d</mi>
                  <mi>χ</mi>
                </mrow>
                <mo stretchy="false">∧</mo>
                <mrow>
                  <mi mathvariant="normal">d</mi>
                  <mi>θ</mi>
                </mrow>
              </mrow>
              <mo stretchy="false">+</mo>
              <mi>h</mi>
            </mrow>
            <mi>cos</mi>
            <mi>θ</mi>
            <mspace width="0.5em"/>
            <mrow>
              <mrow>
                <mi mathvariant="normal">d</mi>
                <mi>θ</mi>
              </mrow>
              <mo stretchy="false">=</mo>
              <mfrac>
                <mrow>
                  <mi>h</mi>
                  <mi>'</mi>
                </mrow>
                <mi>h</mi>
              </mfrac>
            </mrow>
            <mrow>
              <mrow>
                <msup>
                  <mi>e</mi>
                  <mover accent="true">
                    <mi>χ</mi>
                    <mo stretchy="false">^</mo>
                  </mover>
                </msup>
                <mo stretchy="false">∧</mo>
                <msup>
                  <mi>e</mi>
                  <mover accent="true">
                    <mi>φ</mi>
                    <mo stretchy="false">^</mo>
                  </mover>
                </msup>
              </mrow>
              <mo stretchy="false">+</mo>
              <mfrac>
                <mrow>
                  <mi>cot</mi>
                  <mi>θ</mi>
                </mrow>
                <mi>h</mi>
              </mfrac>
            </mrow>
            <mrow>
              <msup>
                <mi>e</mi>
                <mover accent="true">
                  <mi>θ</mi>
                  <mo stretchy="false">^</mo>
                </mover>
              </msup>
              <mo stretchy="false">∧</mo>
              <msup>
                <mi>e</mi>
                <mover accent="true">
                  <mi>φ</mi>
                  <mo stretchy="false">^</mo>
                </mover>
              </msup>
            </mrow>
          </mrow>
        </mtd>
      </mtr>
    </mtable>
    <annotation encoding="StarMath 5.0">alignl {func d} e sup hat{%chi} = 0 newline
alignl {func d} e sup hat{%theta} = nospace{h'} ` nospace{{func d}%chi} and nospace{{func d}%theta} newline
alignl {func d} e sup hat{%varphi} = h' sin%theta ` nospace{{func d}%chi} and nospace{{func d}%theta} + h cos %theta ` nospace{{func d}%theta} = { alignc nospace{h'} over h } e sup hat{%chi} and e sup hat{%varphi} + { alignc {cot%theta} over h } e sup hat{%theta} and e sup hat{%varphi}</annotation>
  </semantics>
</math>
</file>

<file path=Object 90/content.xml><?xml version="1.0" encoding="utf-8"?>
<math xmlns="http://www.w3.org/1998/Math/MathML" display="block">
  <semantics>
    <mrow>
      <mrow>
        <mstyle mathvariant="bold-sans-serif">
          <mi>R</mi>
        </mstyle>
        <mo stretchy="false">=</mo>
        <mn>6</mn>
      </mrow>
      <mrow>
        <mo fence="true" stretchy="true">(</mo>
        <mrow>
          <mrow>
            <mfrac>
              <mover accent="true">
                <mi>a</mi>
                <mo stretchy="false">¨</mo>
              </mover>
              <mi>a</mi>
            </mfrac>
            <mo stretchy="false">+</mo>
            <mfrac>
              <msup>
                <mover accent="true">
                  <mi>a</mi>
                  <mo stretchy="false">˙</mo>
                </mover>
                <mn>2</mn>
              </msup>
              <msup>
                <mi>a</mi>
                <mn>2</mn>
              </msup>
            </mfrac>
            <mo stretchy="false">+</mo>
            <mfrac>
              <mi>k</mi>
              <msup>
                <mi>a</mi>
                <mn>2</mn>
              </msup>
            </mfrac>
          </mrow>
        </mrow>
        <mo fence="true" stretchy="true">)</mo>
      </mrow>
    </mrow>
    <annotation encoding="StarMath 5.0">{font sans bold R} = 6 left ( { { ddot{a} over a } + { {dot{a}}^2 over a^2 } + { k over a^2 } } right )</annotation>
  </semantics>
</math>
</file>

<file path=Object 91/content.xml><?xml version="1.0" encoding="utf-8"?>
<math xmlns="http://www.w3.org/1998/Math/MathML" display="block">
  <semantics>
    <mrow>
      <mrow>
        <msub>
          <mstyle mathvariant="bold-sans-serif">
            <mi>T</mi>
          </mstyle>
          <mrow>
            <mstyle color="red">
              <mi>μ</mi>
            </mstyle>
            <mstyle color="red">
              <mi>ν</mi>
            </mstyle>
          </mrow>
        </msub>
        <mo stretchy="false">=</mo>
        <mrow>
          <mo fence="true" stretchy="false">(</mo>
          <mrow>
            <mrow>
              <mi>ρ</mi>
              <mo stretchy="false">+</mo>
              <mi>p</mi>
            </mrow>
          </mrow>
          <mo fence="true" stretchy="false">)</mo>
        </mrow>
      </mrow>
      <msub>
        <mi>u</mi>
        <mstyle color="red">
          <mi>μ</mi>
        </mstyle>
      </msub>
      <mrow>
        <msub>
          <mi>u</mi>
          <mstyle color="red">
            <mi>ν</mi>
          </mstyle>
        </msub>
        <mo stretchy="false">+</mo>
        <mi>p</mi>
      </mrow>
      <msub>
        <mi mathvariant="normal">g</mi>
        <mrow>
          <mstyle color="red">
            <mi>μ</mi>
          </mstyle>
          <mstyle color="red">
            <mi>ν</mi>
          </mstyle>
        </mrow>
      </msub>
    </mrow>
    <annotation encoding="StarMath 5.0">{font sans bold T} sub {{color red %mu} {color red %nu}} = ( %rho + p ) u sub {color red %mu} u sub {color red %nu} + p {func g} sub {{color red %mu} {color red %nu}}</annotation>
  </semantics>
</math>
</file>

<file path=Object 92/content.xml><?xml version="1.0" encoding="utf-8"?>
<math xmlns="http://www.w3.org/1998/Math/MathML">
  <semantics>
    <mi>p</mi>
    <annotation encoding="StarMath 5.0"> p </annotation>
  </semantics>
</math>
</file>

<file path=Object 93/content.xml><?xml version="1.0" encoding="utf-8"?>
<math xmlns="http://www.w3.org/1998/Math/MathML">
  <semantics>
    <mi>ρ</mi>
    <annotation encoding="StarMath 5.0">%rho </annotation>
  </semantics>
</math>
</file>

<file path=Object 94/content.xml><?xml version="1.0" encoding="utf-8"?>
<math xmlns="http://www.w3.org/1998/Math/MathML">
  <semantics>
    <mi>u</mi>
    <annotation encoding="StarMath 5.0"> u </annotation>
  </semantics>
</math>
</file>

<file path=Object 95/content.xml><?xml version="1.0" encoding="utf-8"?>
<math xmlns="http://www.w3.org/1998/Math/MathML">
  <semantics>
    <mrow>
      <msup>
        <mi>u</mi>
        <mstyle color="red">
          <mi>μ</mi>
        </mstyle>
      </msup>
      <mo stretchy="false">=</mo>
      <msub>
        <mi>u</mi>
        <mstyle color="red">
          <mi>μ</mi>
        </mstyle>
      </msub>
      <mo stretchy="false">=</mo>
      <msup>
        <mrow>
          <mo fence="true" stretchy="false">(</mo>
          <mrow>
            <mrow>
              <mn>1</mn>
              <mi>,</mi>
              <mn>0</mn>
              <mi>,</mi>
              <mn>0</mn>
              <mi>,</mi>
              <mn>0</mn>
            </mrow>
          </mrow>
          <mo fence="true" stretchy="false">)</mo>
        </mrow>
        <mi>T</mi>
      </msup>
    </mrow>
    <annotation encoding="StarMath 5.0">u sup {color red %mu} = u sub {color red %mu} = ( 1 , 0 , 0 , 0 ) sup T</annotation>
  </semantics>
</math>
</file>

<file path=Object 96/content.xml><?xml version="1.0" encoding="utf-8"?>
<math xmlns="http://www.w3.org/1998/Math/MathML">
  <semantics>
    <mrow>
      <mi>t</mi>
      <mi>t</mi>
    </mrow>
    <annotation encoding="StarMath 5.0">t t</annotation>
  </semantics>
</math>
</file>

<file path=Object 97/content.xml><?xml version="1.0" encoding="utf-8"?>
<math xmlns="http://www.w3.org/1998/Math/MathML" display="block">
  <semantics>
    <mrow>
      <mfrac>
        <mrow>
          <msup>
            <mover accent="true">
              <mi>a</mi>
              <mo stretchy="false">˙</mo>
            </mover>
            <mn>2</mn>
          </msup>
          <mo stretchy="false">+</mo>
          <mi>k</mi>
        </mrow>
        <msup>
          <mi>a</mi>
          <mn>2</mn>
        </msup>
      </mfrac>
      <mo stretchy="false">=</mo>
      <mfrac>
        <mrow>
          <mrow>
            <mn>8</mn>
            <mi>π</mi>
          </mrow>
          <mrow>
            <mi>ρ</mi>
            <mo stretchy="false">+</mo>
            <mi mathvariant="normal">Λ</mi>
          </mrow>
        </mrow>
        <mn>3</mn>
      </mfrac>
    </mrow>
    <annotation encoding="StarMath 5.0">{ {{dot{a}}^2 + k} over a^2 } = { {nospace{8%pi} %rho + %LAMBDA} over 3 }</annotation>
  </semantics>
</math>
</file>

<file path=Object 98/content.xml><?xml version="1.0" encoding="utf-8"?>
<math xmlns="http://www.w3.org/1998/Math/MathML" display="block">
  <semantics>
    <mrow>
      <mrow>
        <mfrac>
          <mover accent="true">
            <mi>a</mi>
            <mo stretchy="false">¨</mo>
          </mover>
          <mi>a</mi>
        </mfrac>
        <mo stretchy="false">=</mo>
        <mrow>
          <mo stretchy="false">−</mo>
          <mfrac>
            <mrow>
              <mn>4</mn>
              <mi>π</mi>
            </mrow>
            <mn>3</mn>
          </mfrac>
        </mrow>
      </mrow>
      <mrow>
        <mrow>
          <mo fence="true" stretchy="false">(</mo>
          <mrow>
            <mrow>
              <mrow>
                <mi>ρ</mi>
                <mo stretchy="false">+</mo>
                <mn>3</mn>
              </mrow>
              <mi>p</mi>
            </mrow>
          </mrow>
          <mo fence="true" stretchy="false">)</mo>
        </mrow>
        <mo stretchy="false">+</mo>
        <mfrac>
          <mi mathvariant="normal">Λ</mi>
          <mn>3</mn>
        </mfrac>
      </mrow>
    </mrow>
    <annotation encoding="StarMath 5.0">{ ddot{a} over a } = - { nospace{4%pi} over 3 } ( %rho + 3 p ) + { %LAMBDA over 3 }</annotation>
  </semantics>
</math>
</file>

<file path=Object 99/content.xml><?xml version="1.0" encoding="utf-8"?>
<math xmlns="http://www.w3.org/1998/Math/MathML">
  <semantics>
    <mi mathvariant="normal">Ω</mi>
    <annotation encoding="StarMath 5.0">%OMEGA</annotation>
  </semantics>
</math>
</file>